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4.1375in" style:rel-column-width="38295*"/>
    </style:style>
    <style:style style:name="Table77.B" style:family="table-column">
      <style:table-column-properties style:column-width="2.9431in" style:rel-column-width="27240*"/>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4.1403in" style:rel-column-width="38320*"/>
    </style:style>
    <style:style style:name="Table411.B" style:family="table-column">
      <style:table-column-properties style:column-width="2.9403in" style:rel-column-width="27215*"/>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tru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style>
    <style:style style:name="Table413.A" style:family="table-column">
      <style:table-column-properties style:column-width="4.1535in" style:rel-column-width="38443*"/>
    </style:style>
    <style:style style:name="Table413.B" style:family="table-column">
      <style:table-column-properties style:column-width="2.9271in" style:rel-column-width="27092*"/>
    </style:style>
    <style:style style:name="Table413.A1" style:family="table-cell">
      <style:table-cell-properties fo:padding="0.0382in" fo:border="0.0007in solid #000000"/>
    </style:style>
    <style:style style:name="Table413.2" style:family="table-row">
      <style:table-row-properties style:keep-together="false" fo:keep-together="always"/>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style>
    <style:style style:name="Table414.A" style:family="table-column">
      <style:table-column-properties style:column-width="4.1535in" style:rel-column-width="38443*"/>
    </style:style>
    <style:style style:name="Table414.B" style:family="table-column">
      <style:table-column-properties style:column-width="2.9271in" style:rel-column-width="27092*"/>
    </style:style>
    <style:style style:name="Table414.A1" style:family="table-cell">
      <style:table-cell-properties fo:padding="0.0382in" fo:border="0.0007in solid #000000"/>
    </style:style>
    <style:style style:name="Table414.2" style:family="table-row">
      <style:table-row-properties style:keep-together="false" fo:keep-together="always"/>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style>
    <style:style style:name="Table415.A" style:family="table-column">
      <style:table-column-properties style:column-width="7.0806in" style:rel-column-width="65535*"/>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4.1736in" style:rel-column-width="38629*"/>
    </style:style>
    <style:style style:name="Table78.B" style:family="table-column">
      <style:table-column-properties style:column-width="2.9069in" style:rel-column-width="26906*"/>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4.1521in" style:rel-column-width="38430*"/>
    </style:style>
    <style:style style:name="Table79.B" style:family="table-column">
      <style:table-column-properties style:column-width="2.9285in" style:rel-column-width="27105*"/>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4.1479in" style:rel-column-width="38391*"/>
    </style:style>
    <style:style style:name="Table416.B" style:family="table-column">
      <style:table-column-properties style:column-width="2.9326in" style:rel-column-width="27144*"/>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4.1014in" style:rel-column-width="37960*"/>
    </style:style>
    <style:style style:name="Table417.B" style:family="table-column">
      <style:table-column-properties style:column-width="2.9792in" style:rel-column-width="27575*"/>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4.0944in" style:rel-column-width="37896*"/>
    </style:style>
    <style:style style:name="Table419.B" style:family="table-column">
      <style:table-column-properties style:column-width="2.9861in" style:rel-column-width="27639*"/>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8" style:family="table">
      <style:table-properties style:width="7.0806in" table:align="margins" style:may-break-between-rows="false"/>
    </style:style>
    <style:style style:name="Table428.A" style:family="table-column">
      <style:table-column-properties style:column-width="3.5403in" style:rel-column-width="32767*"/>
    </style:style>
    <style:style style:name="Table428.B" style:family="table-column">
      <style:table-column-properties style:column-width="3.5403in" style:rel-column-width="32768*"/>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428.A2" style:family="table-cell">
      <style:table-cell-properties fo:padding="0.0382in" fo:border-left="0.0007in solid #000000" fo:border-right="none" fo:border-top="none" fo:border-bottom="0.0007in solid #000000"/>
    </style:style>
    <style:style style:name="Table428.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2.5639in" style:rel-column-width="23730*"/>
    </style:style>
    <style:style style:name="Table418.B" style:family="table-column">
      <style:table-column-properties style:column-width="4.5167in" style:rel-column-width="41805*"/>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2.5639in" style:rel-column-width="23730*"/>
    </style:style>
    <style:style style:name="Table421.B" style:family="table-column">
      <style:table-column-properties style:column-width="4.5167in" style:rel-column-width="41805*"/>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5542in"/>
    </style:style>
    <style:style style:name="Table301.B" style:family="table-column">
      <style:table-column-properties style:column-width="4.525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2.5639in" style:rel-column-width="23730*"/>
    </style:style>
    <style:style style:name="Table302.B" style:family="table-column">
      <style:table-column-properties style:column-width="4.5167in" style:rel-column-width="41805*"/>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2.5778in" style:rel-column-width="23858*"/>
    </style:style>
    <style:style style:name="Table319.B" style:family="table-column">
      <style:table-column-properties style:column-width="4.5028in" style:rel-column-width="41677*"/>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2.5778in" style:rel-column-width="23858*"/>
    </style:style>
    <style:style style:name="Table402.B" style:family="table-column">
      <style:table-column-properties style:column-width="4.5028in" style:rel-column-width="41677*"/>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2.5778in" style:rel-column-width="23858*"/>
    </style:style>
    <style:style style:name="Table403.B" style:family="table-column">
      <style:table-column-properties style:column-width="4.5028in" style:rel-column-width="41677*"/>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2.5778in" style:rel-column-width="23858*"/>
    </style:style>
    <style:style style:name="Table404.B" style:family="table-column">
      <style:table-column-properties style:column-width="4.5028in" style:rel-column-width="41677*"/>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2.5854in" style:rel-column-width="23929*"/>
    </style:style>
    <style:style style:name="Table303.B" style:family="table-column">
      <style:table-column-properties style:column-width="4.4951in" style:rel-column-width="41606*"/>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5931in" style:rel-column-width="24000*"/>
    </style:style>
    <style:style style:name="Table305.B" style:family="table-column">
      <style:table-column-properties style:column-width="4.4875in" style:rel-column-width="41535*"/>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6007in" style:rel-column-width="24071*"/>
    </style:style>
    <style:style style:name="Table306.B" style:family="table-column">
      <style:table-column-properties style:column-width="4.4799in" style:rel-column-width="41464*"/>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3.5403in" style:rel-column-width="32767*"/>
    </style:style>
    <style:style style:name="Table308.B" style:family="table-column">
      <style:table-column-properties style:column-width="3.5403in" style:rel-column-width="32768*"/>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3.5403in" style:rel-column-width="32767*"/>
    </style:style>
    <style:style style:name="Table310.B" style:family="table-column">
      <style:table-column-properties style:column-width="3.5403in" style:rel-column-width="32768*"/>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0.3" style:family="table-row">
      <style:table-row-properties style:min-row-height="0.234in" style:keep-together="false" fo:keep-together="always"/>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tru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1" style:family="table">
      <style:table-properties style:width="7.0806in" table:align="margins" style:may-break-between-rows="false"/>
    </style:style>
    <style:style style:name="Table431.A" style:family="table-column">
      <style:table-column-properties style:column-width="7.0806in" style:rel-column-width="65535*"/>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3.5403in" style:rel-column-width="32767*"/>
    </style:style>
    <style:style style:name="Table330.B" style:family="table-column">
      <style:table-column-properties style:column-width="3.5403in" style:rel-column-width="32768*"/>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0.A2" style:family="table-cell">
      <style:table-cell-properties fo:padding="0.0382in" fo:border-left="0.0007in solid #000000" fo:border-right="none" fo:border-top="none" fo:border-bottom="0.0007in solid #000000"/>
    </style:style>
    <style:style style:name="Table330.B2" style:family="table-cell">
      <style:table-cell-properties fo:padding="0.0382in" fo:border-left="0.0007in solid #000000" fo:border-right="0.0007in solid #000000" fo:border-top="none" fo:border-bottom="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3.5403in" style:rel-column-width="32767*"/>
    </style:style>
    <style:style style:name="Table333.B" style:family="table-column">
      <style:table-column-properties style:column-width="3.5403in" style:rel-column-width="32768*"/>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3.5403in" style:rel-column-width="32767*"/>
    </style:style>
    <style:style style:name="Table339.B" style:family="table-column">
      <style:table-column-properties style:column-width="3.5403in" style:rel-column-width="32768*"/>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false"/>
    </style:style>
    <style:style style:name="Table392.A" style:family="table-column">
      <style:table-column-properties style:column-width="3.5403in" style:rel-column-width="32767*"/>
    </style:style>
    <style:style style:name="Table392.B" style:family="table-column">
      <style:table-column-properties style:column-width="3.5403in" style:rel-column-width="32768*"/>
    </style:style>
    <style:style style:name="Table392.1" style:family="table-row">
      <style:table-row-properties style:keep-together="false" fo:keep-together="always"/>
    </style:style>
    <style:style style:name="Table392.A1" style:family="table-cell">
      <style:table-cell-properties fo:padding="0.0382in" fo:border="0.0007in solid #000000"/>
    </style:style>
    <style:style style:name="Table392.A2" style:family="table-cell">
      <style:table-cell-properties fo:padding="0.0382in" fo:border-left="0.0007in solid #000000" fo:border-right="none" fo:border-top="none" fo:border-bottom="0.0007in solid #000000"/>
    </style:style>
    <style:style style:name="Table392.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3.5403in" style:rel-column-width="32767*"/>
    </style:style>
    <style:style style:name="Table343.B" style:family="table-column">
      <style:table-column-properties style:column-width="3.5403in" style:rel-column-width="32768*"/>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3.5403in" style:rel-column-width="32767*"/>
    </style:style>
    <style:style style:name="Table344.B" style:family="table-column">
      <style:table-column-properties style:column-width="3.5403in" style:rel-column-width="32768*"/>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justify"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3"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6pt" style:font-size-asian="6pt" style:font-size-complex="6pt"/>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center" style:justify-single-word="false"/>
      <style:text-properties style:font-name="Arial Black" fo:font-size="10pt" style:font-size-asian="10pt" style:font-size-complex="10pt"/>
    </style:style>
    <style:style style:name="P50" style:family="paragraph" style:parent-style-name="Table_20_Contents">
      <style:paragraph-properties fo:text-align="center" style:justify-single-word="false"/>
      <style:text-properties style:font-name="Arial Black" fo:font-size="6pt" style:font-size-asian="6pt" style:font-size-complex="6pt"/>
    </style:style>
    <style:style style:name="P51" style:family="paragraph" style:parent-style-name="Table_20_Contents">
      <style:text-properties fo:font-size="6pt" style:font-size-asian="6pt" style:font-size-complex="6pt"/>
    </style:style>
    <style:style style:name="P52" style:family="paragraph" style:parent-style-name="Title">
      <style:text-properties fo:font-size="60pt" style:font-size-asian="60pt" style:font-size-complex="60pt"/>
    </style:style>
    <style:style style:name="P53" style:family="paragraph" style:parent-style-name="Footnote">
      <style:paragraph-properties fo:text-align="start" style:justify-single-word="false"/>
    </style:style>
    <style:style style:name="P54" style:family="paragraph" style:parent-style-name="Footnote">
      <style:paragraph-properties fo:text-align="justify" style:justify-single-word="false"/>
    </style:style>
    <style:style style:name="P55" style:family="paragraph" style:parent-style-name="Standard">
      <style:paragraph-properties fo:text-align="justify" style:justify-single-word="false"/>
    </style:style>
    <style:style style:name="P56" style:family="paragraph" style:parent-style-name="Standard">
      <style:paragraph-properties fo:text-align="center" style:justify-single-word="false"/>
    </style:style>
    <style:style style:name="P57" style:family="paragraph" style:parent-style-name="Code">
      <style:text-properties fo:font-size="12pt" fo:font-weight="bold" style:font-size-asian="12pt" style:font-weight-asian="bold" style:font-size-complex="12pt" style:font-weight-complex="bold"/>
    </style:style>
    <style:style style:name="P58" style:family="paragraph" style:parent-style-name="Code">
      <style:paragraph-properties fo:text-align="justify" style:justify-single-word="false"/>
    </style:style>
    <style:style style:name="P59" style:family="paragraph" style:parent-style-name="Code">
      <style:text-properties style:text-underline-style="solid" style:text-underline-width="auto" style:text-underline-color="font-color" fo:font-weight="bold" style:font-weight-asian="bold" style:font-weight-complex="bold"/>
    </style:style>
    <style:style style:name="P60" style:family="paragraph" style:parent-style-name="Code">
      <style:text-properties style:text-underline-style="none" fo:font-weight="normal" style:font-weight-asian="normal" style:font-weight-complex="normal"/>
    </style:style>
    <style:style style:name="P61" style:family="paragraph" style:parent-style-name="Code">
      <style:text-properties style:font-name="Times New Roman" fo:font-size="14pt" style:font-name-asian="SimSun" style:font-size-asian="14pt" style:font-name-complex="Mangal" style:font-size-complex="14pt"/>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Text_20_body">
      <style:paragraph-properties fo:break-before="page"/>
      <style:text-properties style:use-window-font-color="true"/>
    </style:style>
    <style:style style:name="P65" style:family="paragraph" style:parent-style-name="Snippet">
      <style:text-properties style:font-name="Courier New1"/>
    </style:style>
    <style:style style:name="P66" style:family="paragraph" style:parent-style-name="Snippet">
      <style:text-properties fo:font-weight="normal" style:font-weight-asian="normal" style:font-weight-complex="normal"/>
    </style:style>
    <style:style style:name="P67" style:family="paragraph" style:parent-style-name="Snippet">
      <style:paragraph-properties fo:text-align="justify" style:justify-single-word="false"/>
    </style:style>
    <style:style style:name="P68" style:family="paragraph" style:parent-style-name="Snippet">
      <style:text-properties fo:font-size="6pt" style:font-size-asian="6pt" style:font-size-complex="6pt"/>
    </style:style>
    <style:style style:name="P69" style:family="paragraph" style:parent-style-name="Heading_20_3">
      <style:text-properties fo:font-weight="bold" style:font-weight-asian="bold" style:font-weight-complex="bold"/>
    </style:style>
    <style:style style:name="P70" style:family="paragraph" style:parent-style-name="Code">
      <style:paragraph-properties fo:margin-left="0in" fo:margin-right="0in" fo:text-indent="0in" style:auto-text-indent="false"/>
    </style:style>
    <style:style style:name="P71" style:family="paragraph" style:parent-style-name="Heading_20_1">
      <style:paragraph-properties fo:text-align="justify" style:justify-single-word="false"/>
    </style:style>
    <style:style style:name="P72" style:family="paragraph" style:parent-style-name="Heading_20_1">
      <style:paragraph-properties fo:break-before="page"/>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7.0602in" style:type="right" style:leader-style="dotted" style:leader-text="."/>
        </style:tab-stops>
      </style:paragraph-properties>
    </style:style>
    <style:style style:name="P75" style:family="paragraph" style:parent-style-name="Contents_20_2">
      <style:paragraph-properties>
        <style:tab-stops>
          <style:tab-stop style:position="6.8839in" style:type="right"/>
        </style:tab-stops>
      </style:paragraph-properties>
    </style:style>
    <style:style style:name="P76" style:family="paragraph" style:parent-style-name="Table_20_Contents">
      <style:paragraph-properties fo:text-align="justify" style:justify-single-word="false"/>
    </style:style>
    <style:style style:name="P77" style:family="paragraph" style:parent-style-name="Index_20_1">
      <style:paragraph-properties>
        <style:tab-stops>
          <style:tab-stop style:position="7.0807in" style:type="right"/>
        </style:tab-stops>
      </style:paragraph-properties>
    </style:style>
    <style:style style:name="P78" style:family="paragraph" style:parent-style-name="Index_20_Separator">
      <style:paragraph-properties>
        <style:tab-stops/>
      </style:paragraph-properties>
    </style:style>
    <style:style style:name="P79" style:family="paragraph" style:parent-style-name="Text_20_body" style:master-page-name="Standard">
      <style:paragraph-properties style:page-number="auto"/>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paragraph-properties fo:text-align="justify" style:justify-single-word="false"/>
    </style:style>
    <style:style style:name="P83" style:family="paragraph" style:parent-style-name="Text_20_body" style:list-style-name="L5">
      <style:paragraph-properties fo:text-align="justify" style:justify-single-word="false"/>
    </style:style>
    <style:style style:name="P84" style:family="paragraph" style:parent-style-name="Text_20_body" style:list-style-name="L1">
      <style:paragraph-properties fo:text-align="justify" style:justify-single-word="false"/>
    </style:style>
    <style:style style:name="P85" style:family="paragraph" style:parent-style-name="Text_20_body" style:list-style-name="L8">
      <style:paragraph-properties fo:text-align="justify" style:justify-single-word="false"/>
    </style:style>
    <style:style style:name="P86" style:family="paragraph" style:parent-style-name="Text_20_body" style:list-style-name="L10">
      <style:paragraph-properties fo:text-align="justify" style:justify-single-word="false"/>
    </style:style>
    <style:style style:name="P87" style:family="paragraph" style:parent-style-name="Text_20_body" style:list-style-name="L11">
      <style:paragraph-properties fo:text-align="justify" style:justify-single-word="false"/>
    </style:style>
    <style:style style:name="P88" style:family="paragraph" style:parent-style-name="Text_20_body" style:list-style-name="L13">
      <style:paragraph-properties fo:text-align="justify" style:justify-single-word="false"/>
    </style:style>
    <style:style style:name="P89" style:family="paragraph" style:parent-style-name="Text_20_body" style:list-style-name="L14">
      <style:paragraph-properties fo:text-align="justify" style:justify-single-word="false"/>
    </style:style>
    <style:style style:name="P90" style:family="paragraph" style:parent-style-name="Text_20_body" style:list-style-name="L15">
      <style:paragraph-properties fo:text-align="justify" style:justify-single-word="false"/>
    </style:style>
    <style:style style:name="P91" style:family="paragraph" style:parent-style-name="Text_20_body" style:list-style-name="L16">
      <style:paragraph-properties fo:text-align="justify" style:justify-single-word="false"/>
    </style:style>
    <style:style style:name="P92" style:family="paragraph" style:parent-style-name="Text_20_body" style:list-style-name="L17">
      <style:paragraph-properties fo:text-align="justify" style:justify-single-word="false"/>
    </style:style>
    <style:style style:name="P93" style:family="paragraph" style:parent-style-name="Text_20_body" style:list-style-name="L18">
      <style:paragraph-properties fo:text-align="justify" style:justify-single-word="false"/>
    </style:style>
    <style:style style:name="P94" style:family="paragraph" style:parent-style-name="Text_20_body" style:list-style-name="L19">
      <style:paragraph-properties fo:text-align="justify" style:justify-single-word="false"/>
    </style:style>
    <style:style style:name="P95" style:family="paragraph" style:parent-style-name="Text_20_body" style:list-style-name="L20">
      <style:paragraph-properties fo:text-align="justify" style:justify-single-word="false"/>
    </style:style>
    <style:style style:name="P96" style:family="paragraph" style:parent-style-name="Text_20_body" style:list-style-name="L21">
      <style:paragraph-properties fo:text-align="justify" style:justify-single-word="false"/>
    </style:style>
    <style:style style:name="P97" style:family="paragraph" style:parent-style-name="Text_20_body" style:list-style-name="L22">
      <style:paragraph-properties fo:text-align="justify" style:justify-single-word="false"/>
    </style:style>
    <style:style style:name="P98" style:family="paragraph" style:parent-style-name="Text_20_body" style:list-style-name="L23">
      <style:paragraph-properties fo:text-align="justify" style:justify-single-word="false"/>
    </style:style>
    <style:style style:name="P99" style:family="paragraph" style:parent-style-name="Text_20_body" style:list-style-name="L24">
      <style:paragraph-properties fo:text-align="justify" style:justify-single-word="false"/>
    </style:style>
    <style:style style:name="P100" style:family="paragraph" style:parent-style-name="Text_20_body" style:list-style-name="L4"/>
    <style:style style:name="P101" style:family="paragraph" style:parent-style-name="Text_20_body" style:list-style-name="L5"/>
    <style:style style:name="P102" style:family="paragraph" style:parent-style-name="Text_20_body" style:list-style-name="L6"/>
    <style:style style:name="P103" style:family="paragraph" style:parent-style-name="Text_20_body" style:list-style-name="L7"/>
    <style:style style:name="P104" style:family="paragraph" style:parent-style-name="Text_20_body" style:list-style-name="L9"/>
    <style:style style:name="P105" style:family="paragraph" style:parent-style-name="Text_20_body" style:list-style-name="L12"/>
    <style:style style:name="P106"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T16"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57892304" text:id="ct257892304">
          <text:insertion>
            <office:change-info>
              <dc:creator>Peter Camilleri</dc:creator>
              <dc:date>2015-04-25T23:41:00</dc:date>
            </office:change-info>
          </text:insertion>
        </text:changed-region>
        <text:changed-region xml:id="ct257892408" text:id="ct257892408">
          <text:insertion>
            <office:change-info>
              <dc:creator>Peter Camilleri</dc:creator>
              <dc:date>2015-04-25T23:41:00</dc:date>
            </office:change-info>
          </text:insertion>
        </text:changed-region>
        <text:changed-region xml:id="ct257892512" text:id="ct257892512">
          <text:insertion>
            <office:change-info>
              <dc:creator>Peter Camilleri</dc:creator>
              <dc:date>2015-04-25T23:41:00</dc:date>
            </office:change-info>
          </text:insertion>
        </text:changed-region>
        <text:changed-region xml:id="ct257892616" text:id="ct257892616">
          <text:insertion>
            <office:change-info>
              <dc:creator>Peter Camilleri</dc:creator>
              <dc:date>2015-04-25T23:41:00</dc:date>
            </office:change-info>
          </text:insertion>
        </text:changed-region>
        <text:changed-region xml:id="ct257892720" text:id="ct257892720">
          <text:insertion>
            <office:change-info>
              <dc:creator>Peter Camilleri</dc:creator>
              <dc:date>2015-04-25T23:42:00</dc:date>
            </office:change-info>
          </text:insertion>
        </text:changed-region>
        <text:changed-region xml:id="ct257892824" text:id="ct257892824">
          <text:insertion>
            <office:change-info>
              <dc:creator>Peter Camilleri</dc:creator>
              <dc:date>2015-04-25T23:42:00</dc:date>
            </office:change-info>
          </text:insertion>
        </text:changed-region>
        <text:changed-region xml:id="ct257892928" text:id="ct257892928">
          <text:insertion>
            <office:change-info>
              <dc:creator>Peter Camilleri</dc:creator>
              <dc:date>2015-04-25T23:42:00</dc:date>
            </office:change-info>
          </text:insertion>
        </text:changed-region>
        <text:changed-region xml:id="ct257893032" text:id="ct257893032">
          <text:insertion>
            <office:change-info>
              <dc:creator>Peter Camilleri</dc:creator>
              <dc:date>2015-04-25T23:42:00</dc:date>
            </office:change-info>
          </text:insertion>
        </text:changed-region>
        <text:changed-region xml:id="ct257893136" text:id="ct257893136">
          <text:insertion>
            <office:change-info>
              <dc:creator>Peter Camilleri</dc:creator>
              <dc:date>2015-04-25T23:42:00</dc:date>
            </office:change-info>
          </text:insertion>
        </text:changed-region>
        <text:changed-region xml:id="ct257893240" text:id="ct257893240">
          <text:insertion>
            <office:change-info>
              <dc:creator>Peter Camilleri</dc:creator>
              <dc:date>2015-04-25T23:42:00</dc:date>
            </office:change-info>
          </text:insertion>
        </text:changed-region>
        <text:changed-region xml:id="ct257897960" text:id="ct257897960">
          <text:insertion>
            <office:change-info>
              <dc:creator>Peter Camilleri</dc:creator>
              <dc:date>2015-04-26T13:40:00</dc:date>
            </office:change-info>
          </text:insertion>
        </text:changed-region>
        <text:changed-region xml:id="ct257898064" text:id="ct257898064">
          <text:insertion>
            <office:change-info>
              <dc:creator>Peter Camilleri</dc:creator>
              <dc:date>2015-04-26T13:39:00</dc:date>
            </office:change-info>
          </text:insertion>
        </text:changed-region>
        <text:changed-region xml:id="ct257898168" text:id="ct257898168">
          <text:insertion>
            <office:change-info>
              <dc:creator>Peter Camilleri</dc:creator>
              <dc:date>2015-04-26T13:40:00</dc:date>
            </office:change-info>
          </text:insertion>
        </text:changed-region>
        <text:changed-region xml:id="ct257899208" text:id="ct257899208">
          <text:insertion>
            <office:change-info>
              <dc:creator>Peter Camilleri</dc:creator>
              <dc:date>2015-04-26T13:46:00</dc:date>
            </office:change-info>
          </text:insertion>
        </text:changed-region>
        <text:changed-region xml:id="ct257899312" text:id="ct257899312">
          <text:insertion>
            <office:change-info>
              <dc:creator>Peter Camilleri</dc:creator>
              <dc:date>2015-04-26T13:47:00</dc:date>
            </office:change-info>
          </text:insertion>
        </text:changed-region>
        <text:changed-region xml:id="ct255362648" text:id="ct255362648">
          <text:insertion>
            <office:change-info>
              <dc:creator>Peter Camilleri</dc:creator>
              <dc:date>2015-04-25T13:09:00</dc:date>
            </office:change-info>
          </text:insertion>
        </text:changed-region>
        <text:changed-region xml:id="ct255362752" text:id="ct255362752">
          <text:insertion>
            <office:change-info>
              <dc:creator>Peter Camilleri</dc:creator>
              <dc:date>2015-04-25T13:10:00</dc:date>
            </office:change-info>
          </text:insertion>
        </text:changed-region>
        <text:changed-region xml:id="ct255362960" text:id="ct255362960">
          <text:insertion>
            <office:change-info>
              <dc:creator>Peter Camilleri</dc:creator>
              <dc:date>2015-04-25T13:11:00</dc:date>
            </office:change-info>
          </text:insertion>
        </text:changed-region>
        <text:changed-region xml:id="ct255363064" text:id="ct255363064">
          <text:deletion>
            <office:change-info>
              <dc:creator>Peter Camilleri</dc:creator>
              <dc:date>2015-04-25T13:26:00</dc:date>
            </office:change-info>
            <text:p text:style-name="Text_20_body">.even?</text:p>
          </text:deletion>
        </text:changed-region>
        <text:changed-region xml:id="ct255363168" text:id="ct255363168">
          <text:insertion>
            <office:change-info>
              <dc:creator>Peter Camilleri</dc:creator>
              <dc:date>2015-04-25T13:25:00</dc:date>
            </office:change-info>
          </text:insertion>
        </text:changed-region>
        <text:changed-region xml:id="ct255363272" text:id="ct255363272">
          <text:insertion>
            <office:change-info>
              <dc:creator>Peter Camilleri</dc:creator>
              <dc:date>2015-04-25T13:25:00</dc:date>
            </office:change-info>
          </text:insertion>
        </text:changed-region>
        <text:changed-region xml:id="ct255363376" text:id="ct255363376">
          <text:insertion>
            <office:change-info>
              <dc:creator>Peter Camilleri</dc:creator>
              <dc:date>2015-04-25T13:25:00</dc:date>
            </office:change-info>
          </text:insertion>
        </text:changed-region>
        <text:changed-region xml:id="ct255363480" text:id="ct255363480">
          <text:insertion>
            <office:change-info>
              <dc:creator>Peter Camilleri</dc:creator>
              <dc:date>2015-04-25T13:25:00</dc:date>
            </office:change-info>
          </text:insertion>
        </text:changed-region>
        <text:changed-region xml:id="ct255363584" text:id="ct255363584">
          <text:insertion>
            <office:change-info>
              <dc:creator>Peter Camilleri</dc:creator>
              <dc:date>2015-04-25T13:25:00</dc:date>
            </office:change-info>
          </text:insertion>
        </text:changed-region>
        <text:changed-region xml:id="ct255363688" text:id="ct255363688">
          <text:insertion>
            <office:change-info>
              <dc:creator>Peter Camilleri</dc:creator>
              <dc:date>2015-04-25T13:27:00</dc:date>
            </office:change-info>
          </text:insertion>
        </text:changed-region>
        <text:changed-region xml:id="ct255363792" text:id="ct255363792">
          <text:insertion>
            <office:change-info>
              <dc:creator>Peter Camilleri</dc:creator>
              <dc:date>2015-04-25T13:27:00</dc:date>
            </office:change-info>
          </text:insertion>
        </text:changed-region>
        <text:changed-region xml:id="ct255363896" text:id="ct255363896">
          <text:deletion>
            <office:change-info>
              <dc:creator>Peter Camilleri</dc:creator>
              <dc:date>2015-04-25T13:29:00</dc:date>
            </office:change-info>
            <text:p text:style-name="Text_20_body">.gcd</text:p>
          </text:deletion>
        </text:changed-region>
        <text:changed-region xml:id="ct255364000" text:id="ct255364000">
          <text:insertion>
            <office:change-info>
              <dc:creator>Peter Camilleri</dc:creator>
              <dc:date>2015-04-25T13:25:00</dc:date>
            </office:change-info>
          </text:insertion>
        </text:changed-region>
        <text:changed-region xml:id="ct255364104" text:id="ct255364104">
          <text:deletion>
            <office:change-info>
              <dc:creator>Peter Camilleri</dc:creator>
              <dc:date>2015-04-25T13:31:00</dc:date>
            </office:change-info>
            <text:p text:style-name="Text_20_body">.lcm</text:p>
          </text:deletion>
        </text:changed-region>
        <text:changed-region xml:id="ct255364208" text:id="ct255364208">
          <text:insertion>
            <office:change-info>
              <dc:creator>Peter Camilleri</dc:creator>
              <dc:date>2015-04-25T13:25:00</dc:date>
            </office:change-info>
          </text:insertion>
        </text:changed-region>
        <text:changed-region xml:id="ct255364416" text:id="ct255364416">
          <text:deletion>
            <office:change-info>
              <dc:creator>Peter Camilleri</dc:creator>
              <dc:date>2015-04-25T13:37:00</dc:date>
            </office:change-info>
            <text:p text:style-name="Text_20_body">.odd?</text:p>
          </text:deletion>
        </text:changed-region>
        <text:changed-region xml:id="ct255364312" text:id="ct255364312">
          <text:deletion>
            <office:change-info>
              <dc:creator>Peter Camilleri</dc:creator>
              <dc:date>2015-04-25T13:39:00</dc:date>
            </office:change-info>
            <text:p text:style-name="Text_20_body"/>
            <text:p text:style-name="Text_20_body"/>
          </text:deletion>
        </text:changed-region>
        <text:changed-region xml:id="ct255364520" text:id="ct255364520">
          <text:insertion>
            <office:change-info>
              <dc:creator>Peter Camilleri</dc:creator>
              <dc:date>2015-04-25T13:25:00</dc:date>
            </office:change-info>
          </text:insertion>
        </text:changed-region>
        <text:changed-region xml:id="ct255364624" text:id="ct255364624">
          <text:deletion>
            <office:change-info>
              <dc:creator>Peter Camilleri</dc:creator>
              <dc:date>2015-04-25T13:41:00</dc:date>
            </office:change-info>
            <text:p text:style-name="Text_20_body">2*</text:p>
          </text:deletion>
        </text:changed-region>
        <text:changed-region xml:id="ct255364728" text:id="ct255364728">
          <text:insertion>
            <office:change-info>
              <dc:creator>Peter Camilleri</dc:creator>
              <dc:date>2015-04-25T13:24:00</dc:date>
            </office:change-info>
          </text:insertion>
        </text:changed-region>
        <text:changed-region xml:id="ct255364832" text:id="ct255364832">
          <text:insertion>
            <office:change-info>
              <dc:creator>Peter Camilleri</dc:creator>
              <dc:date>2015-04-25T13:25:00</dc:date>
            </office:change-info>
          </text:insertion>
        </text:changed-region>
        <text:changed-region xml:id="ct255364936" text:id="ct255364936">
          <text:insertion>
            <office:change-info>
              <dc:creator>Peter Camilleri</dc:creator>
              <dc:date>2015-04-25T13:42:00</dc:date>
            </office:change-info>
          </text:insertion>
        </text:changed-region>
        <text:changed-region xml:id="ct255365040" text:id="ct255365040">
          <text:insertion>
            <office:change-info>
              <dc:creator>Peter Camilleri</dc:creator>
              <dc:date>2015-04-25T13:25:00</dc:date>
            </office:change-info>
          </text:insertion>
        </text:changed-region>
        <text:changed-region xml:id="ct255365144" text:id="ct255365144">
          <text:insertion>
            <office:change-info>
              <dc:creator>Peter Camilleri</dc:creator>
              <dc:date>2015-04-25T13:25:00</dc:date>
            </office:change-info>
          </text:insertion>
        </text:changed-region>
        <text:changed-region xml:id="ct257851224" text:id="ct257851224">
          <text:insertion>
            <office:change-info>
              <dc:creator>Peter Camilleri</dc:creator>
              <dc:date>2015-04-25T13:42:00</dc:date>
            </office:change-info>
          </text:insertion>
        </text:changed-region>
        <text:changed-region xml:id="ct257851328" text:id="ct257851328">
          <text:insertion>
            <office:change-info>
              <dc:creator>Peter Camilleri</dc:creator>
              <dc:date>2015-04-25T13:42:00</dc:date>
            </office:change-info>
          </text:insertion>
        </text:changed-region>
        <text:changed-region xml:id="ct257851432" text:id="ct257851432">
          <text:deletion>
            <office:change-info>
              <dc:creator>Peter Camilleri</dc:creator>
              <dc:date>2015-04-25T13:42:00</dc:date>
            </office:change-info>
            <text:p text:style-name="Text_20_body">2/</text:p>
          </text:deletion>
        </text:changed-region>
        <text:changed-region xml:id="ct257851536" text:id="ct257851536">
          <text:insertion>
            <office:change-info>
              <dc:creator>Peter Camilleri</dc:creator>
              <dc:date>2015-04-25T13:25:00</dc:date>
            </office:change-info>
          </text:insertion>
        </text:changed-region>
        <text:changed-region xml:id="ct257851640" text:id="ct257851640">
          <text:deletion>
            <office:change-info>
              <dc:creator>Peter Camilleri</dc:creator>
              <dc:date>2015-04-25T13:46:00</dc:date>
            </office:change-info>
            <text:p text:style-name="Standard"/>
            <text:p text:style-name="Text_20_body">&lt;&lt;</text:p>
          </text:deletion>
        </text:changed-region>
        <text:changed-region xml:id="ct257851744" text:id="ct257851744">
          <text:insertion>
            <office:change-info>
              <dc:creator>Peter Camilleri</dc:creator>
              <dc:date>2015-04-25T13:25:00</dc:date>
            </office:change-info>
          </text:insertion>
        </text:changed-region>
        <text:changed-region xml:id="ct257851848" text:id="ct257851848">
          <text:deletion>
            <office:change-info>
              <dc:creator>Peter Camilleri</dc:creator>
              <dc:date>2015-04-25T13:55:00</dc:date>
            </office:change-info>
            <text:p text:style-name="Standard"/>
            <text:p text:style-name="Text_20_body">&gt;&gt;</text:p>
          </text:deletion>
        </text:changed-region>
        <text:changed-region xml:id="ct257851952" text:id="ct257851952">
          <text:insertion>
            <office:change-info>
              <dc:creator>Peter Camilleri</dc:creator>
              <dc:date>2015-04-25T13:25:00</dc:date>
            </office:change-info>
          </text:insertion>
        </text:changed-region>
        <text:changed-region xml:id="ct257852056" text:id="ct257852056">
          <text:deletion>
            <office:change-info>
              <dc:creator>Peter Camilleri</dc:creator>
              <dc:date>2015-04-25T14:29:00</dc:date>
            </office:change-info>
            <text:p text:style-name="Standard"/>
            <text:p text:style-name="Text_20_body">and</text:p>
          </text:deletion>
        </text:changed-region>
        <text:changed-region xml:id="ct257852160" text:id="ct257852160">
          <text:insertion>
            <office:change-info>
              <dc:creator>Peter Camilleri</dc:creator>
              <dc:date>2015-04-25T13:25:00</dc:date>
            </office:change-info>
          </text:insertion>
        </text:changed-region>
        <text:changed-region xml:id="ct257852264" text:id="ct257852264">
          <text:deletion>
            <office:change-info>
              <dc:creator>Peter Camilleri</dc:creator>
              <dc:date>2015-04-25T14:31:00</dc:date>
            </office:change-info>
            <text:p text:style-name="Text_20_body"/>
            <text:p text:style-name="Text_20_body">com</text:p>
          </text:deletion>
        </text:changed-region>
        <text:changed-region xml:id="ct257852368" text:id="ct257852368">
          <text:insertion>
            <office:change-info>
              <dc:creator>Peter Camilleri</dc:creator>
              <dc:date>2015-04-25T13:25:00</dc:date>
            </office:change-info>
          </text:insertion>
        </text:changed-region>
        <text:changed-region xml:id="ct257852472" text:id="ct257852472">
          <text:deletion>
            <office:change-info>
              <dc:creator>Peter Camilleri</dc:creator>
              <dc:date>2015-04-25T14:33:00</dc:date>
            </office:change-info>
            <text:p text:style-name="Text_20_body"/>
            <text:p text:style-name="Text_20_body">or</text:p>
          </text:deletion>
        </text:changed-region>
        <text:changed-region xml:id="ct257852576" text:id="ct257852576">
          <text:insertion>
            <office:change-info>
              <dc:creator>Peter Camilleri</dc:creator>
              <dc:date>2015-04-25T13:25:00</dc:date>
            </office:change-info>
          </text:insertion>
        </text:changed-region>
        <text:changed-region xml:id="ct257852680" text:id="ct257852680">
          <text:insertion>
            <office:change-info>
              <dc:creator>Peter Camilleri</dc:creator>
              <dc:date>2015-04-25T14:34:00</dc:date>
            </office:change-info>
          </text:insertion>
        </text:changed-region>
        <text:changed-region xml:id="ct257852784" text:id="ct257852784">
          <text:insertion>
            <office:change-info>
              <dc:creator>Peter Camilleri</dc:creator>
              <dc:date>2015-04-25T13:25:00</dc:date>
            </office:change-info>
          </text:insertion>
        </text:changed-region>
        <text:changed-region xml:id="ct257852888" text:id="ct257852888">
          <text:insertion>
            <office:change-info>
              <dc:creator>Peter Camilleri</dc:creator>
              <dc:date>2015-04-25T13:25:00</dc:date>
            </office:change-info>
          </text:insertion>
        </text:changed-region>
        <text:changed-region xml:id="ct257852992" text:id="ct257852992">
          <text:insertion>
            <office:change-info>
              <dc:creator>Peter Camilleri</dc:creator>
              <dc:date>2015-04-25T14:35:00</dc:date>
            </office:change-info>
          </text:insertion>
        </text:changed-region>
        <text:changed-region xml:id="ct257853096" text:id="ct257853096">
          <text:insertion>
            <office:change-info>
              <dc:creator>Peter Camilleri</dc:creator>
              <dc:date>2015-04-25T14:35:00</dc:date>
            </office:change-info>
          </text:insertion>
        </text:changed-region>
        <text:changed-region xml:id="ct257853200" text:id="ct257853200">
          <text:deletion>
            <office:change-info>
              <dc:creator>Peter Camilleri</dc:creator>
              <dc:date>2015-04-25T14:35:00</dc:date>
            </office:change-info>
            <text:p text:style-name="Standard"/>
            <text:p text:style-name="Text_20_body">xor</text:p>
          </text:deletion>
        </text:changed-region>
        <text:changed-region xml:id="ct257853304" text:id="ct257853304">
          <text:insertion>
            <office:change-info>
              <dc:creator>Peter Camilleri</dc:creator>
              <dc:date>2015-04-25T13:25:00</dc:date>
            </office:change-info>
          </text:insertion>
        </text:changed-region>
        <text:changed-region xml:id="ct257853408" text:id="ct257853408">
          <text:insertion>
            <office:change-info>
              <dc:creator>Peter Camilleri</dc:creator>
              <dc:date>2015-04-25T15:11:00</dc:date>
            </office:change-info>
          </text:insertion>
        </text:changed-region>
        <text:changed-region xml:id="ct257853512" text:id="ct257853512">
          <text:insertion>
            <office:change-info>
              <dc:creator>Peter Camilleri</dc:creator>
              <dc:date>2015-04-25T15:09:00</dc:date>
            </office:change-info>
          </text:insertion>
        </text:changed-region>
        <text:changed-region xml:id="ct257853616" text:id="ct257853616">
          <text:insertion>
            <office:change-info>
              <dc:creator>Peter Camilleri</dc:creator>
              <dc:date>2015-04-25T15:09:00</dc:date>
            </office:change-info>
          </text:insertion>
        </text:changed-region>
        <text:changed-region xml:id="ct257853720" text:id="ct257853720">
          <text:insertion>
            <office:change-info>
              <dc:creator>Peter Camilleri</dc:creator>
              <dc:date>2015-04-25T15:09:00</dc:date>
            </office:change-info>
          </text:insertion>
        </text:changed-region>
        <text:changed-region xml:id="ct257853824" text:id="ct257853824">
          <text:insertion>
            <office:change-info>
              <dc:creator>Peter Camilleri</dc:creator>
              <dc:date>2015-04-25T15:10:00</dc:date>
            </office:change-info>
          </text:insertion>
        </text:changed-region>
        <text:changed-region xml:id="ct257853928" text:id="ct257853928">
          <text:insertion>
            <office:change-info>
              <dc:creator>Peter Camilleri</dc:creator>
              <dc:date>2015-04-25T15:10:00</dc:date>
            </office:change-info>
          </text:insertion>
        </text:changed-region>
        <text:changed-region xml:id="ct257854032" text:id="ct257854032">
          <text:insertion>
            <office:change-info>
              <dc:creator>Peter Camilleri</dc:creator>
              <dc:date>2015-04-25T15:10:00</dc:date>
            </office:change-info>
          </text:insertion>
        </text:changed-region>
        <text:changed-region xml:id="ct257854136" text:id="ct257854136">
          <text:insertion>
            <office:change-info>
              <dc:creator>Peter Camilleri</dc:creator>
              <dc:date>2015-04-25T15:10:00</dc:date>
            </office:change-info>
          </text:insertion>
        </text:changed-region>
        <text:changed-region xml:id="ct257854240" text:id="ct257854240">
          <text:insertion>
            <office:change-info>
              <dc:creator>Peter Camilleri</dc:creator>
              <dc:date>2015-04-25T15:10:00</dc:date>
            </office:change-info>
          </text:insertion>
        </text:changed-region>
        <text:changed-region xml:id="ct257854344" text:id="ct257854344">
          <text:insertion>
            <office:change-info>
              <dc:creator>Peter Camilleri</dc:creator>
              <dc:date>2015-04-25T15:10:00</dc:date>
            </office:change-info>
          </text:insertion>
        </text:changed-region>
        <text:changed-region xml:id="ct257854448" text:id="ct257854448">
          <text:insertion>
            <office:change-info>
              <dc:creator>Peter Camilleri</dc:creator>
              <dc:date>2015-04-25T15:10:00</dc:date>
            </office:change-info>
          </text:insertion>
        </text:changed-region>
        <text:changed-region xml:id="ct257854552" text:id="ct257854552">
          <text:insertion>
            <office:change-info>
              <dc:creator>Peter Camilleri</dc:creator>
              <dc:date>2015-04-25T15:10:00</dc:date>
            </office:change-info>
          </text:insertion>
        </text:changed-region>
        <text:changed-region xml:id="ct257854656" text:id="ct257854656">
          <text:deletion>
            <office:change-info>
              <dc:creator>Peter Camilleri</dc:creator>
              <dc:date>2015-04-25T17:35:00</dc:date>
            </office:change-info>
            <text:p text:style-name="P1">Ipsum lorem</text:p>
          </text:deletion>
        </text:changed-region>
        <text:changed-region xml:id="ct257854760" text:id="ct257854760">
          <text:insertion>
            <office:change-info>
              <dc:creator>Peter Camilleri</dc:creator>
              <dc:date>2015-04-25T17:35:00</dc:date>
            </office:change-info>
          </text:insertion>
        </text:changed-region>
        <text:changed-region xml:id="ct257854864" text:id="ct257854864">
          <text:insertion>
            <office:change-info>
              <dc:creator>Peter Camilleri</dc:creator>
              <dc:date>2015-04-25T17:36:00</dc:date>
            </office:change-info>
          </text:insertion>
        </text:changed-region>
        <text:changed-region xml:id="ct257854968" text:id="ct257854968">
          <text:insertion>
            <office:change-info>
              <dc:creator>Peter Camilleri</dc:creator>
              <dc:date>2015-04-25T17:37:00</dc:date>
            </office:change-info>
          </text:insertion>
        </text:changed-region>
        <text:changed-region xml:id="ct257855072" text:id="ct257855072">
          <text:insertion>
            <office:change-info>
              <dc:creator>Peter Camilleri</dc:creator>
              <dc:date>2015-04-25T18:11:00</dc:date>
            </office:change-info>
          </text:insertion>
        </text:changed-region>
        <text:changed-region xml:id="ct257855176" text:id="ct257855176">
          <text:insertion>
            <office:change-info>
              <dc:creator>Peter Camilleri</dc:creator>
              <dc:date>2015-04-25T18:12:00</dc:date>
            </office:change-info>
          </text:insertion>
        </text:changed-region>
        <text:changed-region xml:id="ct257892096" text:id="ct257892096">
          <text:insertion>
            <office:change-info>
              <dc:creator>Peter Camilleri</dc:creator>
              <dc:date>2015-04-25T18:14:00</dc:date>
            </office:change-info>
          </text:insertion>
        </text:changed-region>
        <text:changed-region xml:id="ct257892200" text:id="ct257892200">
          <text:insertion>
            <office:change-info>
              <dc:creator>Peter Camilleri</dc:creator>
              <dc:date>2015-04-25T18:13:00</dc:date>
            </office:change-info>
          </text:insertion>
        </text:changed-region>
        <text:changed-region xml:id="ct257893344" text:id="ct257893344">
          <text:insertion>
            <office:change-info>
              <dc:creator>Peter Camilleri</dc:creator>
              <dc:date>2015-04-25T18:13:00</dc:date>
            </office:change-info>
          </text:insertion>
        </text:changed-region>
        <text:changed-region xml:id="ct257893448" text:id="ct257893448">
          <text:deletion>
            <office:change-info>
              <dc:creator>Peter Camilleri</dc:creator>
              <dc:date>2015-04-25T17:45:00</dc:date>
            </office:change-info>
            <text:p text:style-name="Text_20_body"/>
            <text:p text:style-name="Text_20_body">*</text:p>
          </text:deletion>
        </text:changed-region>
        <text:changed-region xml:id="ct257893552" text:id="ct257893552">
          <text:insertion>
            <office:change-info>
              <dc:creator>Peter Camilleri</dc:creator>
              <dc:date>2015-04-25T17:38:00</dc:date>
            </office:change-info>
          </text:insertion>
        </text:changed-region>
        <text:changed-region xml:id="ct257893656" text:id="ct257893656">
          <text:deletion>
            <office:change-info>
              <dc:creator>Peter Camilleri</dc:creator>
              <dc:date>2015-04-25T18:16:00</dc:date>
            </office:change-info>
            <text:p text:style-name="Standard"/>
            <text:p text:style-name="Text_20_body">**</text:p>
          </text:deletion>
        </text:changed-region>
        <text:changed-region xml:id="ct257893760" text:id="ct257893760">
          <text:insertion>
            <office:change-info>
              <dc:creator>Peter Camilleri</dc:creator>
              <dc:date>2015-04-25T17:38:00</dc:date>
            </office:change-info>
          </text:insertion>
        </text:changed-region>
        <text:changed-region xml:id="ct257893864" text:id="ct257893864">
          <text:insertion>
            <office:change-info>
              <dc:creator>Peter Camilleri</dc:creator>
              <dc:date>2015-04-25T22:45:00</dc:date>
            </office:change-info>
          </text:insertion>
        </text:changed-region>
        <text:changed-region xml:id="ct257893968" text:id="ct257893968">
          <text:insertion>
            <office:change-info>
              <dc:creator>Peter Camilleri</dc:creator>
              <dc:date>2015-04-25T22:46:00</dc:date>
            </office:change-info>
          </text:insertion>
        </text:changed-region>
        <text:changed-region xml:id="ct257894072" text:id="ct257894072">
          <text:insertion>
            <office:change-info>
              <dc:creator>Peter Camilleri</dc:creator>
              <dc:date>2015-04-25T17:38:00</dc:date>
            </office:change-info>
          </text:insertion>
        </text:changed-region>
        <text:changed-region xml:id="ct257894176" text:id="ct257894176">
          <text:insertion>
            <office:change-info>
              <dc:creator>Peter Camilleri</dc:creator>
              <dc:date>2015-04-25T17:38:00</dc:date>
            </office:change-info>
          </text:insertion>
        </text:changed-region>
        <text:changed-region xml:id="ct257894280" text:id="ct257894280">
          <text:insertion>
            <office:change-info>
              <dc:creator>Peter Camilleri</dc:creator>
              <dc:date>2015-04-25T17:38:00</dc:date>
            </office:change-info>
          </text:insertion>
        </text:changed-region>
        <text:changed-region xml:id="ct257894384" text:id="ct257894384">
          <text:insertion>
            <office:change-info>
              <dc:creator>Peter Camilleri</dc:creator>
              <dc:date>2015-04-25T17:38:00</dc:date>
            </office:change-info>
          </text:insertion>
        </text:changed-region>
        <text:changed-region xml:id="ct257894488" text:id="ct257894488">
          <text:insertion>
            <office:change-info>
              <dc:creator>Peter Camilleri</dc:creator>
              <dc:date>2015-04-25T17:38:00</dc:date>
            </office:change-info>
          </text:insertion>
        </text:changed-region>
        <text:changed-region xml:id="ct257894592" text:id="ct257894592">
          <text:insertion>
            <office:change-info>
              <dc:creator>Peter Camilleri</dc:creator>
              <dc:date>2015-04-25T17:38:00</dc:date>
            </office:change-info>
          </text:insertion>
        </text:changed-region>
        <text:changed-region xml:id="ct257894696" text:id="ct257894696">
          <text:insertion>
            <office:change-info>
              <dc:creator>Peter Camilleri</dc:creator>
              <dc:date>2015-04-25T17:38:00</dc:date>
            </office:change-info>
          </text:insertion>
        </text:changed-region>
        <text:changed-region xml:id="ct257894800" text:id="ct257894800">
          <text:insertion>
            <office:change-info>
              <dc:creator>Peter Camilleri</dc:creator>
              <dc:date>2015-04-25T22:38:00</dc:date>
            </office:change-info>
          </text:insertion>
        </text:changed-region>
        <text:changed-region xml:id="ct257894904" text:id="ct257894904">
          <text:insertion>
            <office:change-info>
              <dc:creator>Peter Camilleri</dc:creator>
              <dc:date>2015-04-25T22:38:00</dc:date>
            </office:change-info>
          </text:insertion>
        </text:changed-region>
        <text:changed-region xml:id="ct257895008" text:id="ct257895008">
          <text:deletion>
            <office:change-info>
              <dc:creator>Peter Camilleri</dc:creator>
              <dc:date>2015-04-25T22:48:00</dc:date>
            </office:change-info>
            <text:p text:style-name="Text_20_body">+</text:p>
          </text:deletion>
        </text:changed-region>
        <text:changed-region xml:id="ct257895112" text:id="ct257895112">
          <text:insertion>
            <office:change-info>
              <dc:creator>Peter Camilleri</dc:creator>
              <dc:date>2015-04-25T17:38:00</dc:date>
            </office:change-info>
          </text:insertion>
        </text:changed-region>
        <text:changed-region xml:id="ct257895216" text:id="ct257895216">
          <text:insertion>
            <office:change-info>
              <dc:creator>Peter Camilleri</dc:creator>
              <dc:date>2015-04-25T17:38:00</dc:date>
            </office:change-info>
          </text:insertion>
        </text:changed-region>
        <text:changed-region xml:id="ct257895320" text:id="ct257895320">
          <text:insertion>
            <office:change-info>
              <dc:creator>Peter Camilleri</dc:creator>
              <dc:date>2015-04-25T17:38:00</dc:date>
            </office:change-info>
          </text:insertion>
        </text:changed-region>
        <text:changed-region xml:id="ct257895424" text:id="ct257895424">
          <text:insertion>
            <office:change-info>
              <dc:creator>Peter Camilleri</dc:creator>
              <dc:date>2015-04-25T17:38:00</dc:date>
            </office:change-info>
          </text:insertion>
        </text:changed-region>
        <text:changed-region xml:id="ct257895528" text:id="ct257895528">
          <text:insertion>
            <office:change-info>
              <dc:creator>Peter Camilleri</dc:creator>
              <dc:date>2015-04-25T17:38:00</dc:date>
            </office:change-info>
          </text:insertion>
        </text:changed-region>
        <text:changed-region xml:id="ct257895632" text:id="ct257895632">
          <text:insertion>
            <office:change-info>
              <dc:creator>Peter Camilleri</dc:creator>
              <dc:date>2015-04-26T10:10:00</dc:date>
            </office:change-info>
          </text:insertion>
        </text:changed-region>
        <text:changed-region xml:id="ct257895736" text:id="ct257895736">
          <text:insertion>
            <office:change-info>
              <dc:creator>Peter Camilleri</dc:creator>
              <dc:date>2015-04-26T10:10:00</dc:date>
            </office:change-info>
          </text:insertion>
        </text:changed-region>
        <text:changed-region xml:id="ct257895840" text:id="ct257895840">
          <text:insertion>
            <office:change-info>
              <dc:creator>Peter Camilleri</dc:creator>
              <dc:date>2015-04-25T17:38:00</dc:date>
            </office:change-info>
          </text:insertion>
        </text:changed-region>
        <text:changed-region xml:id="ct257895944" text:id="ct257895944">
          <text:insertion>
            <office:change-info>
              <dc:creator>Peter Camilleri</dc:creator>
              <dc:date>2015-04-26T10:09:00</dc:date>
            </office:change-info>
          </text:insertion>
        </text:changed-region>
        <text:changed-region xml:id="ct257896048" text:id="ct257896048">
          <text:insertion>
            <office:change-info>
              <dc:creator>Peter Camilleri</dc:creator>
              <dc:date>2015-04-26T10:09:00</dc:date>
            </office:change-info>
          </text:insertion>
        </text:changed-region>
        <text:changed-region xml:id="ct257896192" text:id="ct257896192">
          <text:insertion>
            <office:change-info>
              <dc:creator>Peter Camilleri</dc:creator>
              <dc:date>2015-04-26T10:09:00</dc:date>
            </office:change-info>
          </text:insertion>
        </text:changed-region>
        <text:changed-region xml:id="ct257896296" text:id="ct257896296">
          <text:insertion>
            <office:change-info>
              <dc:creator>Peter Camilleri</dc:creator>
              <dc:date>2015-04-26T10:11:00</dc:date>
            </office:change-info>
          </text:insertion>
        </text:changed-region>
        <text:changed-region xml:id="ct257896400" text:id="ct257896400">
          <text:insertion>
            <office:change-info>
              <dc:creator>Peter Camilleri</dc:creator>
              <dc:date>2015-04-26T10:10:00</dc:date>
            </office:change-info>
          </text:insertion>
        </text:changed-region>
        <text:changed-region xml:id="ct257896504" text:id="ct257896504">
          <text:deletion>
            <office:change-info>
              <dc:creator>Peter Camilleri</dc:creator>
              <dc:date>2015-04-25T22:49:00</dc:date>
            </office:change-info>
            <text:p text:style-name="Text_20_body"/>
            <text:p text:style-name="Text_20_body">-</text:p>
          </text:deletion>
        </text:changed-region>
        <text:changed-region xml:id="ct257896608" text:id="ct257896608">
          <text:insertion>
            <office:change-info>
              <dc:creator>Peter Camilleri</dc:creator>
              <dc:date>2015-04-25T17:38:00</dc:date>
            </office:change-info>
          </text:insertion>
        </text:changed-region>
        <text:changed-region xml:id="ct257896816" text:id="ct257896816">
          <text:deletion>
            <office:change-info>
              <dc:creator>Peter Camilleri</dc:creator>
              <dc:date>2015-04-25T22:50:00</dc:date>
            </office:change-info>
            <text:p text:style-name="Text_20_body"/>
            <text:p text:style-name="Text_20_body"/>
          </text:deletion>
        </text:changed-region>
        <text:changed-region xml:id="ct257896712" text:id="ct257896712">
          <text:deletion>
            <office:change-info>
              <dc:creator>Peter Camilleri</dc:creator>
              <dc:date>2015-04-25T22:49:00</dc:date>
            </office:change-info>
            <text:p text:style-name="Text_20_body">.1/x</text:p>
          </text:deletion>
        </text:changed-region>
        <text:changed-region xml:id="ct257896920" text:id="ct257896920">
          <text:insertion>
            <office:change-info>
              <dc:creator>Peter Camilleri</dc:creator>
              <dc:date>2015-04-25T17:38:00</dc:date>
            </office:change-info>
          </text:insertion>
        </text:changed-region>
        <text:changed-region xml:id="ct257897024" text:id="ct257897024">
          <text:deletion>
            <office:change-info>
              <dc:creator>Peter Camilleri</dc:creator>
              <dc:date>2015-04-25T22:52:00</dc:date>
            </office:change-info>
            <text:p text:style-name="Text_20_body"/>
            <text:p text:style-name="Text_20_body">.10**</text:p>
          </text:deletion>
        </text:changed-region>
        <text:changed-region xml:id="ct257897128" text:id="ct257897128">
          <text:insertion>
            <office:change-info>
              <dc:creator>Peter Camilleri</dc:creator>
              <dc:date>2015-04-25T17:38:00</dc:date>
            </office:change-info>
          </text:insertion>
        </text:changed-region>
        <text:changed-region xml:id="ct257897232" text:id="ct257897232">
          <text:deletion>
            <office:change-info>
              <dc:creator>Peter Camilleri</dc:creator>
              <dc:date>2015-04-25T23:06:00</dc:date>
            </office:change-info>
            <text:p text:style-name="Text_20_body"/>
            <text:p text:style-name="Text_20_body">.2**</text:p>
          </text:deletion>
        </text:changed-region>
        <text:changed-region xml:id="ct257897336" text:id="ct257897336">
          <text:insertion>
            <office:change-info>
              <dc:creator>Peter Camilleri</dc:creator>
              <dc:date>2015-04-25T17:38:00</dc:date>
            </office:change-info>
          </text:insertion>
        </text:changed-region>
        <text:changed-region xml:id="ct257897544" text:id="ct257897544">
          <text:deletion>
            <office:change-info>
              <dc:creator>Peter Camilleri</dc:creator>
              <dc:date>2015-04-25T23:07:00</dc:date>
            </office:change-info>
            <text:p text:style-name="Text_20_body"/>
            <text:p text:style-name="Text_20_body"/>
          </text:deletion>
        </text:changed-region>
        <text:changed-region xml:id="ct257897440" text:id="ct257897440">
          <text:deletion>
            <office:change-info>
              <dc:creator>Peter Camilleri</dc:creator>
              <dc:date>2015-04-25T23:06:00</dc:date>
            </office:change-info>
            <text:p text:style-name="Text_20_body">.abs</text:p>
          </text:deletion>
        </text:changed-region>
        <text:changed-region xml:id="ct257897648" text:id="ct257897648">
          <text:insertion>
            <office:change-info>
              <dc:creator>Peter Camilleri</dc:creator>
              <dc:date>2015-04-25T17:38:00</dc:date>
            </office:change-info>
          </text:insertion>
        </text:changed-region>
        <text:changed-region xml:id="ct257897752" text:id="ct257897752">
          <text:deletion>
            <office:change-info>
              <dc:creator>Peter Camilleri</dc:creator>
              <dc:date>2015-04-25T23:07:00</dc:date>
            </office:change-info>
            <text:p text:style-name="Text_20_body"/>
            <text:p text:style-name="Text_20_body">.acos</text:p>
          </text:deletion>
        </text:changed-region>
        <text:changed-region xml:id="ct257897856" text:id="ct257897856">
          <text:insertion>
            <office:change-info>
              <dc:creator>Peter Camilleri</dc:creator>
              <dc:date>2015-04-25T17:38:00</dc:date>
            </office:change-info>
          </text:insertion>
        </text:changed-region>
        <text:changed-region xml:id="ct257898272" text:id="ct257898272">
          <text:insertion>
            <office:change-info>
              <dc:creator>Peter Camilleri</dc:creator>
              <dc:date>2015-04-26T13:39:00</dc:date>
            </office:change-info>
          </text:insertion>
        </text:changed-region>
        <text:changed-region xml:id="ct257898376" text:id="ct257898376">
          <text:insertion>
            <office:change-info>
              <dc:creator>Peter Camilleri</dc:creator>
              <dc:date>2015-04-26T13:38:00</dc:date>
            </office:change-info>
          </text:insertion>
        </text:changed-region>
        <text:changed-region xml:id="ct257898480" text:id="ct257898480">
          <text:insertion>
            <office:change-info>
              <dc:creator>Peter Camilleri</dc:creator>
              <dc:date>2015-04-25T17:38:00</dc:date>
            </office:change-info>
          </text:insertion>
        </text:changed-region>
        <text:changed-region xml:id="ct257898584" text:id="ct257898584">
          <text:insertion>
            <office:change-info>
              <dc:creator>Peter Camilleri</dc:creator>
              <dc:date>2015-04-25T17:38:00</dc:date>
            </office:change-info>
          </text:insertion>
        </text:changed-region>
        <text:changed-region xml:id="ct257898688" text:id="ct257898688">
          <text:insertion>
            <office:change-info>
              <dc:creator>Peter Camilleri</dc:creator>
              <dc:date>2015-04-26T13:45:00</dc:date>
            </office:change-info>
          </text:insertion>
        </text:changed-region>
        <text:changed-region xml:id="ct257898792" text:id="ct257898792">
          <text:insertion>
            <office:change-info>
              <dc:creator>Peter Camilleri</dc:creator>
              <dc:date>2015-04-26T13:45:00</dc:date>
            </office:change-info>
          </text:insertion>
        </text:changed-region>
        <text:changed-region xml:id="ct257898896" text:id="ct257898896">
          <text:insertion>
            <office:change-info>
              <dc:creator>Peter Camilleri</dc:creator>
              <dc:date>2015-04-26T13:45:00</dc:date>
            </office:change-info>
          </text:insertion>
        </text:changed-region>
        <text:changed-region xml:id="ct257899000" text:id="ct257899000">
          <text:insertion>
            <office:change-info>
              <dc:creator>Peter Camilleri</dc:creator>
              <dc:date>2015-04-26T13:45:00</dc:date>
            </office:change-info>
          </text:insertion>
        </text:changed-region>
        <text:changed-region xml:id="ct257899104" text:id="ct257899104">
          <text:deletion>
            <office:change-info>
              <dc:creator>Peter Camilleri</dc:creator>
              <dc:date>2015-04-25T23:09:00</dc:date>
            </office:change-info>
            <text:p text:style-name="Text_20_body"/>
            <text:p text:style-name="Text_20_body">.acosh</text:p>
          </text:deletion>
        </text:changed-region>
        <text:changed-region xml:id="ct257899416" text:id="ct257899416">
          <text:insertion>
            <office:change-info>
              <dc:creator>Peter Camilleri</dc:creator>
              <dc:date>2015-04-25T17:38:00</dc:date>
            </office:change-info>
          </text:insertion>
        </text:changed-region>
        <text:changed-region xml:id="ct257899520" text:id="ct257899520">
          <text:insertion>
            <office:change-info>
              <dc:creator>Peter Camilleri</dc:creator>
              <dc:date>2015-04-25T17:38:00</dc:date>
            </office:change-info>
          </text:insertion>
        </text:changed-region>
        <text:changed-region xml:id="ct257899624" text:id="ct257899624">
          <text:insertion>
            <office:change-info>
              <dc:creator>Peter Camilleri</dc:creator>
              <dc:date>2015-04-25T17:38:00</dc:date>
            </office:change-info>
          </text:insertion>
        </text:changed-region>
        <text:changed-region xml:id="ct257899728" text:id="ct257899728">
          <text:deletion>
            <office:change-info>
              <dc:creator>Peter Camilleri</dc:creator>
              <dc:date>2015-04-25T23:09:00</dc:date>
            </office:change-info>
            <text:p text:style-name="Text_20_body"/>
            <text:p text:style-name="Text_20_body">.angle</text:p>
          </text:deletion>
        </text:changed-region>
        <text:changed-region xml:id="ct257899832" text:id="ct257899832">
          <text:insertion>
            <office:change-info>
              <dc:creator>Peter Camilleri</dc:creator>
              <dc:date>2015-04-25T17:38:00</dc:date>
            </office:change-info>
          </text:insertion>
        </text:changed-region>
        <text:changed-region xml:id="ct257899936" text:id="ct257899936">
          <text:insertion>
            <office:change-info>
              <dc:creator>Peter Camilleri</dc:creator>
              <dc:date>2015-04-25T17:38:00</dc:date>
            </office:change-info>
          </text:insertion>
        </text:changed-region>
        <text:changed-region xml:id="ct257900040" text:id="ct257900040">
          <text:insertion>
            <office:change-info>
              <dc:creator>Peter Camilleri</dc:creator>
              <dc:date>2015-04-25T17:38:00</dc:date>
            </office:change-info>
          </text:insertion>
        </text:changed-region>
        <text:changed-region xml:id="ct257900144" text:id="ct257900144">
          <text:insertion>
            <office:change-info>
              <dc:creator>Peter Camilleri</dc:creator>
              <dc:date>2015-04-25T17:38:00</dc:date>
            </office:change-info>
          </text:insertion>
        </text:changed-region>
        <text:changed-region xml:id="ct257900288" text:id="ct257900288">
          <text:deletion>
            <office:change-info>
              <dc:creator>Peter Camilleri</dc:creator>
              <dc:date>2015-04-25T23:09:00</dc:date>
            </office:change-info>
            <text:p text:style-name="Text_20_body"/>
            <text:p text:style-name="Text_20_body">.asin</text:p>
          </text:deletion>
        </text:changed-region>
        <text:changed-region xml:id="ct257900392" text:id="ct257900392">
          <text:insertion>
            <office:change-info>
              <dc:creator>Peter Camilleri</dc:creator>
              <dc:date>2015-04-25T17:38:00</dc:date>
            </office:change-info>
          </text:insertion>
        </text:changed-region>
        <text:changed-region xml:id="ct257900496" text:id="ct257900496">
          <text:insertion>
            <office:change-info>
              <dc:creator>Peter Camilleri</dc:creator>
              <dc:date>2015-04-25T17:38:00</dc:date>
            </office:change-info>
          </text:insertion>
        </text:changed-region>
        <text:changed-region xml:id="ct257900600" text:id="ct257900600">
          <text:insertion>
            <office:change-info>
              <dc:creator>Peter Camilleri</dc:creator>
              <dc:date>2015-04-25T17:38:00</dc:date>
            </office:change-info>
          </text:insertion>
        </text:changed-region>
        <text:changed-region xml:id="ct257900704" text:id="ct257900704">
          <text:insertion>
            <office:change-info>
              <dc:creator>Peter Camilleri</dc:creator>
              <dc:date>2015-04-25T17:38:00</dc:date>
            </office:change-info>
          </text:insertion>
        </text:changed-region>
        <text:changed-region xml:id="ct257900808" text:id="ct257900808">
          <text:insertion>
            <office:change-info>
              <dc:creator>Peter Camilleri</dc:creator>
              <dc:date>2015-04-25T17:38:00</dc:date>
            </office:change-info>
          </text:insertion>
        </text:changed-region>
        <text:changed-region xml:id="ct257900912" text:id="ct257900912">
          <text:deletion>
            <office:change-info>
              <dc:creator>Peter Camilleri</dc:creator>
              <dc:date>2015-04-25T23:09:00</dc:date>
            </office:change-info>
            <text:p text:style-name="Text_20_body"/>
            <text:p text:style-name="Text_20_body">.asinh</text:p>
          </text:deletion>
        </text:changed-region>
        <text:changed-region xml:id="ct257901016" text:id="ct257901016">
          <text:insertion>
            <office:change-info>
              <dc:creator>Peter Camilleri</dc:creator>
              <dc:date>2015-04-25T17:38:00</dc:date>
            </office:change-info>
          </text:insertion>
        </text:changed-region>
        <text:changed-region xml:id="ct257901120" text:id="ct257901120">
          <text:insertion>
            <office:change-info>
              <dc:creator>Peter Camilleri</dc:creator>
              <dc:date>2015-04-25T17:38:00</dc:date>
            </office:change-info>
          </text:insertion>
        </text:changed-region>
        <text:changed-region xml:id="ct257901224" text:id="ct257901224">
          <text:insertion>
            <office:change-info>
              <dc:creator>Peter Camilleri</dc:creator>
              <dc:date>2015-04-25T17:38:00</dc:date>
            </office:change-info>
          </text:insertion>
        </text:changed-region>
        <text:changed-region xml:id="ct257901328" text:id="ct257901328">
          <text:insertion>
            <office:change-info>
              <dc:creator>Peter Camilleri</dc:creator>
              <dc:date>2015-04-25T17:38:00</dc:date>
            </office:change-info>
          </text:insertion>
        </text:changed-region>
        <text:changed-region xml:id="ct257901432" text:id="ct257901432">
          <text:insertion>
            <office:change-info>
              <dc:creator>Peter Camilleri</dc:creator>
              <dc:date>2015-04-25T17:38:00</dc:date>
            </office:change-info>
          </text:insertion>
        </text:changed-region>
        <text:changed-region xml:id="ct257901536" text:id="ct257901536">
          <text:deletion>
            <office:change-info>
              <dc:creator>Peter Camilleri</dc:creator>
              <dc:date>2015-04-25T23:10:00</dc:date>
            </office:change-info>
            <text:p text:style-name="Text_20_body"/>
            <text:p text:style-name="Text_20_body">.atan</text:p>
          </text:deletion>
        </text:changed-region>
        <text:changed-region xml:id="ct257901640" text:id="ct257901640">
          <text:insertion>
            <office:change-info>
              <dc:creator>Peter Camilleri</dc:creator>
              <dc:date>2015-04-25T17:38:00</dc:date>
            </office:change-info>
          </text:insertion>
        </text:changed-region>
        <text:changed-region xml:id="ct257901744" text:id="ct257901744">
          <text:insertion>
            <office:change-info>
              <dc:creator>Peter Camilleri</dc:creator>
              <dc:date>2015-04-25T17:38:00</dc:date>
            </office:change-info>
          </text:insertion>
        </text:changed-region>
        <text:changed-region xml:id="ct257901848" text:id="ct257901848">
          <text:insertion>
            <office:change-info>
              <dc:creator>Peter Camilleri</dc:creator>
              <dc:date>2015-04-25T17:38:00</dc:date>
            </office:change-info>
          </text:insertion>
        </text:changed-region>
        <text:changed-region xml:id="ct257901952" text:id="ct257901952">
          <text:insertion>
            <office:change-info>
              <dc:creator>Peter Camilleri</dc:creator>
              <dc:date>2015-04-25T17:38:00</dc:date>
            </office:change-info>
          </text:insertion>
        </text:changed-region>
        <text:changed-region xml:id="ct257902056" text:id="ct257902056">
          <text:insertion>
            <office:change-info>
              <dc:creator>Peter Camilleri</dc:creator>
              <dc:date>2015-04-25T17:38:00</dc:date>
            </office:change-info>
          </text:insertion>
        </text:changed-region>
        <text:changed-region xml:id="ct257902160" text:id="ct257902160">
          <text:deletion>
            <office:change-info>
              <dc:creator>Peter Camilleri</dc:creator>
              <dc:date>2015-04-25T23:10:00</dc:date>
            </office:change-info>
            <text:p text:style-name="Text_20_body"/>
            <text:p text:style-name="Text_20_body">.atan2</text:p>
          </text:deletion>
        </text:changed-region>
        <text:changed-region xml:id="ct257902264" text:id="ct257902264">
          <text:insertion>
            <office:change-info>
              <dc:creator>Peter Camilleri</dc:creator>
              <dc:date>2015-04-25T17:38:00</dc:date>
            </office:change-info>
          </text:insertion>
        </text:changed-region>
        <text:changed-region xml:id="ct257902368" text:id="ct257902368">
          <text:insertion>
            <office:change-info>
              <dc:creator>Peter Camilleri</dc:creator>
              <dc:date>2015-04-25T17:38:00</dc:date>
            </office:change-info>
          </text:insertion>
        </text:changed-region>
        <text:changed-region xml:id="ct257902472" text:id="ct257902472">
          <text:insertion>
            <office:change-info>
              <dc:creator>Peter Camilleri</dc:creator>
              <dc:date>2015-04-25T17:38:00</dc:date>
            </office:change-info>
          </text:insertion>
        </text:changed-region>
        <text:changed-region xml:id="ct257902576" text:id="ct257902576">
          <text:insertion>
            <office:change-info>
              <dc:creator>Peter Camilleri</dc:creator>
              <dc:date>2015-04-25T17:38:00</dc:date>
            </office:change-info>
          </text:insertion>
        </text:changed-region>
        <text:changed-region xml:id="ct257902680" text:id="ct257902680">
          <text:insertion>
            <office:change-info>
              <dc:creator>Peter Camilleri</dc:creator>
              <dc:date>2015-04-25T17:38:00</dc:date>
            </office:change-info>
          </text:insertion>
        </text:changed-region>
        <text:changed-region xml:id="ct257902888" text:id="ct257902888">
          <text:deletion>
            <office:change-info>
              <dc:creator>Peter Camilleri</dc:creator>
              <dc:date>2015-04-25T23:12:00</dc:date>
            </office:change-info>
            <text:p text:style-name="Text_20_body"/>
            <text:p text:style-name="Text_20_body"/>
          </text:deletion>
        </text:changed-region>
        <text:changed-region xml:id="ct257902784" text:id="ct257902784">
          <text:deletion>
            <office:change-info>
              <dc:creator>Peter Camilleri</dc:creator>
              <dc:date>2015-04-25T23:11:00</dc:date>
            </office:change-info>
            <text:p text:style-name="Text_20_body">.atanh</text:p>
          </text:deletion>
        </text:changed-region>
        <text:changed-region xml:id="ct257902992" text:id="ct257902992">
          <text:insertion>
            <office:change-info>
              <dc:creator>Peter Camilleri</dc:creator>
              <dc:date>2015-04-25T17:38:00</dc:date>
            </office:change-info>
          </text:insertion>
        </text:changed-region>
        <text:changed-region xml:id="ct257903096" text:id="ct257903096">
          <text:insertion>
            <office:change-info>
              <dc:creator>Peter Camilleri</dc:creator>
              <dc:date>2015-04-25T17:38:00</dc:date>
            </office:change-info>
          </text:insertion>
        </text:changed-region>
        <text:changed-region xml:id="ct257903200" text:id="ct257903200">
          <text:insertion>
            <office:change-info>
              <dc:creator>Peter Camilleri</dc:creator>
              <dc:date>2015-04-25T17:38:00</dc:date>
            </office:change-info>
          </text:insertion>
        </text:changed-region>
        <text:changed-region xml:id="ct257903304" text:id="ct257903304">
          <text:insertion>
            <office:change-info>
              <dc:creator>Peter Camilleri</dc:creator>
              <dc:date>2015-04-25T17:38:00</dc:date>
            </office:change-info>
          </text:insertion>
        </text:changed-region>
        <text:changed-region xml:id="ct257903408" text:id="ct257903408">
          <text:insertion>
            <office:change-info>
              <dc:creator>Peter Camilleri</dc:creator>
              <dc:date>2015-04-25T17:38:00</dc:date>
            </office:change-info>
          </text:insertion>
        </text:changed-region>
        <text:changed-region xml:id="ct257903512" text:id="ct257903512">
          <text:deletion>
            <office:change-info>
              <dc:creator>Peter Camilleri</dc:creator>
              <dc:date>2015-04-25T23:12:00</dc:date>
            </office:change-info>
            <text:p text:style-name="Text_20_body"/>
            <text:p text:style-name="Text_20_body">.c2p</text:p>
          </text:deletion>
        </text:changed-region>
        <text:changed-region xml:id="ct257903616" text:id="ct257903616">
          <text:insertion>
            <office:change-info>
              <dc:creator>Peter Camilleri</dc:creator>
              <dc:date>2015-04-25T17:38:00</dc:date>
            </office:change-info>
          </text:insertion>
        </text:changed-region>
        <text:changed-region xml:id="ct257903720" text:id="ct257903720">
          <text:insertion>
            <office:change-info>
              <dc:creator>Peter Camilleri</dc:creator>
              <dc:date>2015-04-25T17:38:00</dc:date>
            </office:change-info>
          </text:insertion>
        </text:changed-region>
        <text:changed-region xml:id="ct257903824" text:id="ct257903824">
          <text:insertion>
            <office:change-info>
              <dc:creator>Peter Camilleri</dc:creator>
              <dc:date>2015-04-25T17:38:00</dc:date>
            </office:change-info>
          </text:insertion>
        </text:changed-region>
        <text:changed-region xml:id="ct257903928" text:id="ct257903928">
          <text:insertion>
            <office:change-info>
              <dc:creator>Peter Camilleri</dc:creator>
              <dc:date>2015-04-25T17:38:00</dc:date>
            </office:change-info>
          </text:insertion>
        </text:changed-region>
        <text:changed-region xml:id="ct257904032" text:id="ct257904032">
          <text:insertion>
            <office:change-info>
              <dc:creator>Peter Camilleri</dc:creator>
              <dc:date>2015-04-25T17:38:00</dc:date>
            </office:change-info>
          </text:insertion>
        </text:changed-region>
        <text:changed-region xml:id="ct257904240" text:id="ct257904240">
          <text:deletion>
            <office:change-info>
              <dc:creator>Peter Camilleri</dc:creator>
              <dc:date>2015-04-25T23:13:00</dc:date>
            </office:change-info>
            <text:p text:style-name="Text_20_body"/>
            <text:p text:style-name="Text_20_body"/>
          </text:deletion>
        </text:changed-region>
        <text:changed-region xml:id="ct257904136" text:id="ct257904136">
          <text:deletion>
            <office:change-info>
              <dc:creator>Peter Camilleri</dc:creator>
              <dc:date>2015-04-25T23:12:00</dc:date>
            </office:change-info>
            <text:p text:style-name="Text_20_body">.cbrt</text:p>
          </text:deletion>
        </text:changed-region>
        <text:changed-region xml:id="ct257904384" text:id="ct257904384">
          <text:insertion>
            <office:change-info>
              <dc:creator>Peter Camilleri</dc:creator>
              <dc:date>2015-04-25T17:38:00</dc:date>
            </office:change-info>
          </text:insertion>
        </text:changed-region>
        <text:changed-region xml:id="ct257904488" text:id="ct257904488">
          <text:insertion>
            <office:change-info>
              <dc:creator>Peter Camilleri</dc:creator>
              <dc:date>2015-04-25T17:38:00</dc:date>
            </office:change-info>
          </text:insertion>
        </text:changed-region>
        <text:changed-region xml:id="ct257904592" text:id="ct257904592">
          <text:insertion>
            <office:change-info>
              <dc:creator>Peter Camilleri</dc:creator>
              <dc:date>2015-04-25T17:38:00</dc:date>
            </office:change-info>
          </text:insertion>
        </text:changed-region>
        <text:changed-region xml:id="ct257904696" text:id="ct257904696">
          <text:insertion>
            <office:change-info>
              <dc:creator>Peter Camilleri</dc:creator>
              <dc:date>2015-04-25T17:38:00</dc:date>
            </office:change-info>
          </text:insertion>
        </text:changed-region>
        <text:changed-region xml:id="ct257904800" text:id="ct257904800">
          <text:insertion>
            <office:change-info>
              <dc:creator>Peter Camilleri</dc:creator>
              <dc:date>2015-04-25T17:38:00</dc:date>
            </office:change-info>
          </text:insertion>
        </text:changed-region>
        <text:changed-region xml:id="ct257904904" text:id="ct257904904">
          <text:deletion>
            <office:change-info>
              <dc:creator>Peter Camilleri</dc:creator>
              <dc:date>2015-04-25T23:13:00</dc:date>
            </office:change-info>
            <text:p text:style-name="Text_20_body"/>
            <text:p text:style-name="Text_20_body">.ceil</text:p>
          </text:deletion>
        </text:changed-region>
        <text:changed-region xml:id="ct257905008" text:id="ct257905008">
          <text:insertion>
            <office:change-info>
              <dc:creator>Peter Camilleri</dc:creator>
              <dc:date>2015-04-25T17:38:00</dc:date>
            </office:change-info>
          </text:insertion>
        </text:changed-region>
        <text:changed-region xml:id="ct257905112" text:id="ct257905112">
          <text:insertion>
            <office:change-info>
              <dc:creator>Peter Camilleri</dc:creator>
              <dc:date>2015-04-25T17:38:00</dc:date>
            </office:change-info>
          </text:insertion>
        </text:changed-region>
        <text:changed-region xml:id="ct257905216" text:id="ct257905216">
          <text:insertion>
            <office:change-info>
              <dc:creator>Peter Camilleri</dc:creator>
              <dc:date>2015-04-25T17:38:00</dc:date>
            </office:change-info>
          </text:insertion>
        </text:changed-region>
        <text:changed-region xml:id="ct257905320" text:id="ct257905320">
          <text:insertion>
            <office:change-info>
              <dc:creator>Peter Camilleri</dc:creator>
              <dc:date>2015-04-25T17:38:00</dc:date>
            </office:change-info>
          </text:insertion>
        </text:changed-region>
        <text:changed-region xml:id="ct257905424" text:id="ct257905424">
          <text:insertion>
            <office:change-info>
              <dc:creator>Peter Camilleri</dc:creator>
              <dc:date>2015-04-25T17:38:00</dc:date>
            </office:change-info>
          </text:insertion>
        </text:changed-region>
        <text:changed-region xml:id="ct257905528" text:id="ct257905528">
          <text:insertion>
            <office:change-info>
              <dc:creator>Peter Camilleri</dc:creator>
              <dc:date>2015-04-25T17:38:00</dc:date>
            </office:change-info>
          </text:insertion>
        </text:changed-region>
        <text:changed-region xml:id="ct257905632" text:id="ct257905632">
          <text:deletion>
            <office:change-info>
              <dc:creator>Peter Camilleri</dc:creator>
              <dc:date>2015-04-25T23:13:00</dc:date>
            </office:change-info>
            <text:p text:style-name="Text_20_body"/>
            <text:p text:style-name="Text_20_body">.conjugate</text:p>
          </text:deletion>
        </text:changed-region>
        <text:changed-region xml:id="ct257905736" text:id="ct257905736">
          <text:insertion>
            <office:change-info>
              <dc:creator>Peter Camilleri</dc:creator>
              <dc:date>2015-04-25T17:38:00</dc:date>
            </office:change-info>
          </text:insertion>
        </text:changed-region>
        <text:changed-region xml:id="ct257905840" text:id="ct257905840">
          <text:insertion>
            <office:change-info>
              <dc:creator>Peter Camilleri</dc:creator>
              <dc:date>2015-04-25T17:38:00</dc:date>
            </office:change-info>
          </text:insertion>
        </text:changed-region>
        <text:changed-region xml:id="ct257905944" text:id="ct257905944">
          <text:insertion>
            <office:change-info>
              <dc:creator>Peter Camilleri</dc:creator>
              <dc:date>2015-04-25T17:38:00</dc:date>
            </office:change-info>
          </text:insertion>
        </text:changed-region>
        <text:changed-region xml:id="ct257906048" text:id="ct257906048">
          <text:insertion>
            <office:change-info>
              <dc:creator>Peter Camilleri</dc:creator>
              <dc:date>2015-04-25T17:38:00</dc:date>
            </office:change-info>
          </text:insertion>
        </text:changed-region>
        <text:changed-region xml:id="ct257906152" text:id="ct257906152">
          <text:deletion>
            <office:change-info>
              <dc:creator>Peter Camilleri</dc:creator>
              <dc:date>2015-04-25T23:13:00</dc:date>
            </office:change-info>
            <text:p text:style-name="Text_20_body"/>
            <text:p text:style-name="Text_20_body">.cos</text:p>
          </text:deletion>
        </text:changed-region>
        <text:changed-region xml:id="ct257906256" text:id="ct257906256">
          <text:insertion>
            <office:change-info>
              <dc:creator>Peter Camilleri</dc:creator>
              <dc:date>2015-04-25T17:38:00</dc:date>
            </office:change-info>
          </text:insertion>
        </text:changed-region>
        <text:changed-region xml:id="ct257906360" text:id="ct257906360">
          <text:insertion>
            <office:change-info>
              <dc:creator>Peter Camilleri</dc:creator>
              <dc:date>2015-04-25T17:38:00</dc:date>
            </office:change-info>
          </text:insertion>
        </text:changed-region>
        <text:changed-region xml:id="ct257906464" text:id="ct257906464">
          <text:insertion>
            <office:change-info>
              <dc:creator>Peter Camilleri</dc:creator>
              <dc:date>2015-04-25T17:38:00</dc:date>
            </office:change-info>
          </text:insertion>
        </text:changed-region>
        <text:changed-region xml:id="ct257906568" text:id="ct257906568">
          <text:insertion>
            <office:change-info>
              <dc:creator>Peter Camilleri</dc:creator>
              <dc:date>2015-04-25T17:38:00</dc:date>
            </office:change-info>
          </text:insertion>
        </text:changed-region>
        <text:changed-region xml:id="ct257906672" text:id="ct257906672">
          <text:insertion>
            <office:change-info>
              <dc:creator>Peter Camilleri</dc:creator>
              <dc:date>2015-04-25T17:38:00</dc:date>
            </office:change-info>
          </text:insertion>
        </text:changed-region>
        <text:changed-region xml:id="ct257906880" text:id="ct257906880">
          <text:deletion>
            <office:change-info>
              <dc:creator>Peter Camilleri</dc:creator>
              <dc:date>2015-04-25T23:14:00</dc:date>
            </office:change-info>
            <text:p text:style-name="Text_20_body"/>
            <text:p text:style-name="Text_20_body"/>
          </text:deletion>
        </text:changed-region>
        <text:changed-region xml:id="ct257906776" text:id="ct257906776">
          <text:deletion>
            <office:change-info>
              <dc:creator>Peter Camilleri</dc:creator>
              <dc:date>2015-04-25T23:13:00</dc:date>
            </office:change-info>
            <text:p text:style-name="Text_20_body">.cosh</text:p>
          </text:deletion>
        </text:changed-region>
        <text:changed-region xml:id="ct257906984" text:id="ct257906984">
          <text:insertion>
            <office:change-info>
              <dc:creator>Peter Camilleri</dc:creator>
              <dc:date>2015-04-25T17:38:00</dc:date>
            </office:change-info>
          </text:insertion>
        </text:changed-region>
        <text:changed-region xml:id="ct257907088" text:id="ct257907088">
          <text:insertion>
            <office:change-info>
              <dc:creator>Peter Camilleri</dc:creator>
              <dc:date>2015-04-25T17:38:00</dc:date>
            </office:change-info>
          </text:insertion>
        </text:changed-region>
        <text:changed-region xml:id="ct257907192" text:id="ct257907192">
          <text:insertion>
            <office:change-info>
              <dc:creator>Peter Camilleri</dc:creator>
              <dc:date>2015-04-25T17:38:00</dc:date>
            </office:change-info>
          </text:insertion>
        </text:changed-region>
        <text:changed-region xml:id="ct257907296" text:id="ct257907296">
          <text:insertion>
            <office:change-info>
              <dc:creator>Peter Camilleri</dc:creator>
              <dc:date>2015-04-25T17:38:00</dc:date>
            </office:change-info>
          </text:insertion>
        </text:changed-region>
        <text:changed-region xml:id="ct257907400" text:id="ct257907400">
          <text:insertion>
            <office:change-info>
              <dc:creator>Peter Camilleri</dc:creator>
              <dc:date>2015-04-25T17:38:00</dc:date>
            </office:change-info>
          </text:insertion>
        </text:changed-region>
        <text:changed-region xml:id="ct257907504" text:id="ct257907504">
          <text:deletion>
            <office:change-info>
              <dc:creator>Peter Camilleri</dc:creator>
              <dc:date>2015-04-25T23:14:00</dc:date>
            </office:change-info>
            <text:p text:style-name="Text_20_body"/>
            <text:p text:style-name="Text_20_body">.cube</text:p>
          </text:deletion>
        </text:changed-region>
        <text:changed-region xml:id="ct257907608" text:id="ct257907608">
          <text:insertion>
            <office:change-info>
              <dc:creator>Peter Camilleri</dc:creator>
              <dc:date>2015-04-25T17:38:00</dc:date>
            </office:change-info>
          </text:insertion>
        </text:changed-region>
        <text:changed-region xml:id="ct257907712" text:id="ct257907712">
          <text:insertion>
            <office:change-info>
              <dc:creator>Peter Camilleri</dc:creator>
              <dc:date>2015-04-25T17:38:00</dc:date>
            </office:change-info>
          </text:insertion>
        </text:changed-region>
        <text:changed-region xml:id="ct257907816" text:id="ct257907816">
          <text:insertion>
            <office:change-info>
              <dc:creator>Peter Camilleri</dc:creator>
              <dc:date>2015-04-25T17:38:00</dc:date>
            </office:change-info>
          </text:insertion>
        </text:changed-region>
        <text:changed-region xml:id="ct257907920" text:id="ct257907920">
          <text:insertion>
            <office:change-info>
              <dc:creator>Peter Camilleri</dc:creator>
              <dc:date>2015-04-25T17:38:00</dc:date>
            </office:change-info>
          </text:insertion>
        </text:changed-region>
        <text:changed-region xml:id="ct257908024" text:id="ct257908024">
          <text:deletion>
            <office:change-info>
              <dc:creator>Peter Camilleri</dc:creator>
              <dc:date>2015-04-25T23:15:00</dc:date>
            </office:change-info>
            <text:p text:style-name="Text_20_body"/>
            <text:p text:style-name="Text_20_body">.d2r</text:p>
          </text:deletion>
        </text:changed-region>
        <text:changed-region xml:id="ct257908128" text:id="ct257908128">
          <text:insertion>
            <office:change-info>
              <dc:creator>Peter Camilleri</dc:creator>
              <dc:date>2015-04-25T17:38:00</dc:date>
            </office:change-info>
          </text:insertion>
        </text:changed-region>
        <text:changed-region xml:id="ct257908232" text:id="ct257908232">
          <text:insertion>
            <office:change-info>
              <dc:creator>Peter Camilleri</dc:creator>
              <dc:date>2015-04-25T17:38:00</dc:date>
            </office:change-info>
          </text:insertion>
        </text:changed-region>
        <text:changed-region xml:id="ct257908336" text:id="ct257908336">
          <text:insertion>
            <office:change-info>
              <dc:creator>Peter Camilleri</dc:creator>
              <dc:date>2015-04-25T17:38:00</dc:date>
            </office:change-info>
          </text:insertion>
        </text:changed-region>
        <text:changed-region xml:id="ct257912488" text:id="ct257912488">
          <text:insertion>
            <office:change-info>
              <dc:creator>Peter Camilleri</dc:creator>
              <dc:date>2015-04-25T17:38:00</dc:date>
            </office:change-info>
          </text:insertion>
        </text:changed-region>
        <text:changed-region xml:id="ct257912592" text:id="ct257912592">
          <text:insertion>
            <office:change-info>
              <dc:creator>Peter Camilleri</dc:creator>
              <dc:date>2015-04-25T17:38:00</dc:date>
            </office:change-info>
          </text:insertion>
        </text:changed-region>
        <text:changed-region xml:id="ct257912696" text:id="ct257912696">
          <text:deletion>
            <office:change-info>
              <dc:creator>Peter Camilleri</dc:creator>
              <dc:date>2015-04-25T23:15:00</dc:date>
            </office:change-info>
            <text:p text:style-name="Text_20_body"/>
            <text:p text:style-name="Text_20_body">.denominator</text:p>
          </text:deletion>
        </text:changed-region>
        <text:changed-region xml:id="ct257912800" text:id="ct257912800">
          <text:insertion>
            <office:change-info>
              <dc:creator>Peter Camilleri</dc:creator>
              <dc:date>2015-04-25T17:38:00</dc:date>
            </office:change-info>
          </text:insertion>
        </text:changed-region>
        <text:changed-region xml:id="ct257912904" text:id="ct257912904">
          <text:insertion>
            <office:change-info>
              <dc:creator>Peter Camilleri</dc:creator>
              <dc:date>2015-04-25T17:38:00</dc:date>
            </office:change-info>
          </text:insertion>
        </text:changed-region>
        <text:changed-region xml:id="ct257913008" text:id="ct257913008">
          <text:insertion>
            <office:change-info>
              <dc:creator>Peter Camilleri</dc:creator>
              <dc:date>2015-04-25T17:38:00</dc:date>
            </office:change-info>
          </text:insertion>
        </text:changed-region>
        <text:changed-region xml:id="ct257913112" text:id="ct257913112">
          <text:insertion>
            <office:change-info>
              <dc:creator>Peter Camilleri</dc:creator>
              <dc:date>2015-04-25T17:38:00</dc:date>
            </office:change-info>
          </text:insertion>
        </text:changed-region>
        <text:changed-region xml:id="ct257913216" text:id="ct257913216">
          <text:insertion>
            <office:change-info>
              <dc:creator>Peter Camilleri</dc:creator>
              <dc:date>2015-04-25T17:38:00</dc:date>
            </office:change-info>
          </text:insertion>
        </text:changed-region>
        <text:changed-region xml:id="ct257913320" text:id="ct257913320">
          <text:insertion>
            <office:change-info>
              <dc:creator>Peter Camilleri</dc:creator>
              <dc:date>2015-04-25T17:38:00</dc:date>
            </office:change-info>
          </text:insertion>
        </text:changed-region>
        <text:changed-region xml:id="ct257913424" text:id="ct257913424">
          <text:deletion>
            <office:change-info>
              <dc:creator>Peter Camilleri</dc:creator>
              <dc:date>2015-04-25T23:15:00</dc:date>
            </office:change-info>
            <text:p text:style-name="Text_20_body"/>
            <text:p text:style-name="Text_20_body">.e**</text:p>
          </text:deletion>
        </text:changed-region>
        <text:changed-region xml:id="ct257913528" text:id="ct257913528">
          <text:insertion>
            <office:change-info>
              <dc:creator>Peter Camilleri</dc:creator>
              <dc:date>2015-04-25T17:38:00</dc:date>
            </office:change-info>
          </text:insertion>
        </text:changed-region>
        <text:changed-region xml:id="ct257913632" text:id="ct257913632">
          <text:insertion>
            <office:change-info>
              <dc:creator>Peter Camilleri</dc:creator>
              <dc:date>2015-04-25T17:38:00</dc:date>
            </office:change-info>
          </text:insertion>
        </text:changed-region>
        <text:changed-region xml:id="ct257913736" text:id="ct257913736">
          <text:insertion>
            <office:change-info>
              <dc:creator>Peter Camilleri</dc:creator>
              <dc:date>2015-04-25T17:38:00</dc:date>
            </office:change-info>
          </text:insertion>
        </text:changed-region>
        <text:changed-region xml:id="ct257913840" text:id="ct257913840">
          <text:insertion>
            <office:change-info>
              <dc:creator>Peter Camilleri</dc:creator>
              <dc:date>2015-04-25T17:38:00</dc:date>
            </office:change-info>
          </text:insertion>
        </text:changed-region>
        <text:changed-region xml:id="ct257913944" text:id="ct257913944">
          <text:insertion>
            <office:change-info>
              <dc:creator>Peter Camilleri</dc:creator>
              <dc:date>2015-04-25T17:38:00</dc:date>
            </office:change-info>
          </text:insertion>
        </text:changed-region>
        <text:changed-region xml:id="ct257914048" text:id="ct257914048">
          <text:deletion>
            <office:change-info>
              <dc:creator>Peter Camilleri</dc:creator>
              <dc:date>2015-04-25T23:15:00</dc:date>
            </office:change-info>
            <text:p text:style-name="Text_20_body"/>
            <text:p text:style-name="Text_20_body">.emit</text:p>
          </text:deletion>
        </text:changed-region>
        <text:changed-region xml:id="ct257914152" text:id="ct257914152">
          <text:insertion>
            <office:change-info>
              <dc:creator>Peter Camilleri</dc:creator>
              <dc:date>2015-04-25T17:38:00</dc:date>
            </office:change-info>
          </text:insertion>
        </text:changed-region>
        <text:changed-region xml:id="ct257914256" text:id="ct257914256">
          <text:insertion>
            <office:change-info>
              <dc:creator>Peter Camilleri</dc:creator>
              <dc:date>2015-04-25T17:38:00</dc:date>
            </office:change-info>
          </text:insertion>
        </text:changed-region>
        <text:changed-region xml:id="ct257914360" text:id="ct257914360">
          <text:insertion>
            <office:change-info>
              <dc:creator>Peter Camilleri</dc:creator>
              <dc:date>2015-04-25T17:38:00</dc:date>
            </office:change-info>
          </text:insertion>
        </text:changed-region>
        <text:changed-region xml:id="ct257914464" text:id="ct257914464">
          <text:insertion>
            <office:change-info>
              <dc:creator>Peter Camilleri</dc:creator>
              <dc:date>2015-04-25T17:38:00</dc:date>
            </office:change-info>
          </text:insertion>
        </text:changed-region>
        <text:changed-region xml:id="ct257914672" text:id="ct257914672">
          <text:deletion>
            <office:change-info>
              <dc:creator>Peter Camilleri</dc:creator>
              <dc:date>2015-04-25T23:16:00</dc:date>
            </office:change-info>
            <text:p text:style-name="Text_20_body"/>
            <text:p text:style-name="Text_20_body"/>
          </text:deletion>
        </text:changed-region>
        <text:changed-region xml:id="ct257914568" text:id="ct257914568">
          <text:deletion>
            <office:change-info>
              <dc:creator>Peter Camilleri</dc:creator>
              <dc:date>2015-04-25T23:15:00</dc:date>
            </office:change-info>
            <text:p text:style-name="Text_20_body">.floor</text:p>
          </text:deletion>
        </text:changed-region>
        <text:changed-region xml:id="ct257914776" text:id="ct257914776">
          <text:insertion>
            <office:change-info>
              <dc:creator>Peter Camilleri</dc:creator>
              <dc:date>2015-04-25T17:38:00</dc:date>
            </office:change-info>
          </text:insertion>
        </text:changed-region>
        <text:changed-region xml:id="ct257914880" text:id="ct257914880">
          <text:insertion>
            <office:change-info>
              <dc:creator>Peter Camilleri</dc:creator>
              <dc:date>2015-04-25T17:38:00</dc:date>
            </office:change-info>
          </text:insertion>
        </text:changed-region>
        <text:changed-region xml:id="ct257914984" text:id="ct257914984">
          <text:insertion>
            <office:change-info>
              <dc:creator>Peter Camilleri</dc:creator>
              <dc:date>2015-04-25T17:38:00</dc:date>
            </office:change-info>
          </text:insertion>
        </text:changed-region>
        <text:changed-region xml:id="ct257915088" text:id="ct257915088">
          <text:insertion>
            <office:change-info>
              <dc:creator>Peter Camilleri</dc:creator>
              <dc:date>2015-04-25T17:38:00</dc:date>
            </office:change-info>
          </text:insertion>
        </text:changed-region>
        <text:changed-region xml:id="ct257915192" text:id="ct257915192">
          <text:insertion>
            <office:change-info>
              <dc:creator>Peter Camilleri</dc:creator>
              <dc:date>2015-04-25T17:38:00</dc:date>
            </office:change-info>
          </text:insertion>
        </text:changed-region>
        <text:changed-region xml:id="ct257915296" text:id="ct257915296">
          <text:insertion>
            <office:change-info>
              <dc:creator>Peter Camilleri</dc:creator>
              <dc:date>2015-04-25T17:38:00</dc:date>
            </office:change-info>
          </text:insertion>
        </text:changed-region>
        <text:changed-region xml:id="ct257915400" text:id="ct257915400">
          <text:deletion>
            <office:change-info>
              <dc:creator>Peter Camilleri</dc:creator>
              <dc:date>2015-04-25T23:16:00</dc:date>
            </office:change-info>
            <text:p text:style-name="Text_20_body"/>
            <text:p text:style-name="Text_20_body">.hypot</text:p>
          </text:deletion>
        </text:changed-region>
        <text:changed-region xml:id="ct257915504" text:id="ct257915504">
          <text:insertion>
            <office:change-info>
              <dc:creator>Peter Camilleri</dc:creator>
              <dc:date>2015-04-25T17:38:00</dc:date>
            </office:change-info>
          </text:insertion>
        </text:changed-region>
        <text:changed-region xml:id="ct257915608" text:id="ct257915608">
          <text:insertion>
            <office:change-info>
              <dc:creator>Peter Camilleri</dc:creator>
              <dc:date>2015-04-25T17:38:00</dc:date>
            </office:change-info>
          </text:insertion>
        </text:changed-region>
        <text:changed-region xml:id="ct257915712" text:id="ct257915712">
          <text:insertion>
            <office:change-info>
              <dc:creator>Peter Camilleri</dc:creator>
              <dc:date>2015-04-25T17:38:00</dc:date>
            </office:change-info>
          </text:insertion>
        </text:changed-region>
        <text:changed-region xml:id="ct257915816" text:id="ct257915816">
          <text:insertion>
            <office:change-info>
              <dc:creator>Peter Camilleri</dc:creator>
              <dc:date>2015-04-25T17:38:00</dc:date>
            </office:change-info>
          </text:insertion>
        </text:changed-region>
        <text:changed-region xml:id="ct257915920" text:id="ct257915920">
          <text:insertion>
            <office:change-info>
              <dc:creator>Peter Camilleri</dc:creator>
              <dc:date>2015-04-25T17:38:00</dc:date>
            </office:change-info>
          </text:insertion>
        </text:changed-region>
        <text:changed-region xml:id="ct257916024" text:id="ct257916024">
          <text:deletion>
            <office:change-info>
              <dc:creator>Peter Camilleri</dc:creator>
              <dc:date>2015-04-25T23:16:00</dc:date>
            </office:change-info>
            <text:p text:style-name="Text_20_body"/>
            <text:p text:style-name="Text_20_body">.imaginary</text:p>
          </text:deletion>
        </text:changed-region>
        <text:changed-region xml:id="ct257916128" text:id="ct257916128">
          <text:insertion>
            <office:change-info>
              <dc:creator>Peter Camilleri</dc:creator>
              <dc:date>2015-04-25T17:38:00</dc:date>
            </office:change-info>
          </text:insertion>
        </text:changed-region>
        <text:changed-region xml:id="ct257916232" text:id="ct257916232">
          <text:insertion>
            <office:change-info>
              <dc:creator>Peter Camilleri</dc:creator>
              <dc:date>2015-04-25T17:38:00</dc:date>
            </office:change-info>
          </text:insertion>
        </text:changed-region>
        <text:changed-region xml:id="ct257916336" text:id="ct257916336">
          <text:insertion>
            <office:change-info>
              <dc:creator>Peter Camilleri</dc:creator>
              <dc:date>2015-04-25T17:38:00</dc:date>
            </office:change-info>
          </text:insertion>
        </text:changed-region>
        <text:changed-region xml:id="ct257916440" text:id="ct257916440">
          <text:insertion>
            <office:change-info>
              <dc:creator>Peter Camilleri</dc:creator>
              <dc:date>2015-04-25T17:38:00</dc:date>
            </office:change-info>
          </text:insertion>
        </text:changed-region>
        <text:changed-region xml:id="ct257916584" text:id="ct257916584">
          <text:deletion>
            <office:change-info>
              <dc:creator>Peter Camilleri</dc:creator>
              <dc:date>2015-04-25T23:16:00</dc:date>
            </office:change-info>
            <text:p text:style-name="Text_20_body"/>
            <text:p text:style-name="Text_20_body">.ln</text:p>
          </text:deletion>
        </text:changed-region>
        <text:changed-region xml:id="ct257916688" text:id="ct257916688">
          <text:insertion>
            <office:change-info>
              <dc:creator>Peter Camilleri</dc:creator>
              <dc:date>2015-04-25T17:38:00</dc:date>
            </office:change-info>
          </text:insertion>
        </text:changed-region>
        <text:changed-region xml:id="ct257916792" text:id="ct257916792">
          <text:insertion>
            <office:change-info>
              <dc:creator>Peter Camilleri</dc:creator>
              <dc:date>2015-04-25T17:38:00</dc:date>
            </office:change-info>
          </text:insertion>
        </text:changed-region>
        <text:changed-region xml:id="ct257916896" text:id="ct257916896">
          <text:insertion>
            <office:change-info>
              <dc:creator>Peter Camilleri</dc:creator>
              <dc:date>2015-04-25T17:38:00</dc:date>
            </office:change-info>
          </text:insertion>
        </text:changed-region>
        <text:changed-region xml:id="ct257917000" text:id="ct257917000">
          <text:insertion>
            <office:change-info>
              <dc:creator>Peter Camilleri</dc:creator>
              <dc:date>2015-04-25T17:38:00</dc:date>
            </office:change-info>
          </text:insertion>
        </text:changed-region>
        <text:changed-region xml:id="ct257917104" text:id="ct257917104">
          <text:insertion>
            <office:change-info>
              <dc:creator>Peter Camilleri</dc:creator>
              <dc:date>2015-04-25T17:38:00</dc:date>
            </office:change-info>
          </text:insertion>
        </text:changed-region>
        <text:changed-region xml:id="ct257917208" text:id="ct257917208">
          <text:deletion>
            <office:change-info>
              <dc:creator>Peter Camilleri</dc:creator>
              <dc:date>2015-04-25T23:16:00</dc:date>
            </office:change-info>
            <text:p text:style-name="Text_20_body"/>
            <text:p text:style-name="Text_20_body">.log10</text:p>
          </text:deletion>
        </text:changed-region>
        <text:changed-region xml:id="ct257917312" text:id="ct257917312">
          <text:insertion>
            <office:change-info>
              <dc:creator>Peter Camilleri</dc:creator>
              <dc:date>2015-04-25T17:38:00</dc:date>
            </office:change-info>
          </text:insertion>
        </text:changed-region>
        <text:changed-region xml:id="ct257917416" text:id="ct257917416">
          <text:insertion>
            <office:change-info>
              <dc:creator>Peter Camilleri</dc:creator>
              <dc:date>2015-04-25T17:38:00</dc:date>
            </office:change-info>
          </text:insertion>
        </text:changed-region>
        <text:changed-region xml:id="ct257917520" text:id="ct257917520">
          <text:insertion>
            <office:change-info>
              <dc:creator>Peter Camilleri</dc:creator>
              <dc:date>2015-04-25T17:38:00</dc:date>
            </office:change-info>
          </text:insertion>
        </text:changed-region>
        <text:changed-region xml:id="ct257917624" text:id="ct257917624">
          <text:insertion>
            <office:change-info>
              <dc:creator>Peter Camilleri</dc:creator>
              <dc:date>2015-04-25T17:38:00</dc:date>
            </office:change-info>
          </text:insertion>
        </text:changed-region>
        <text:changed-region xml:id="ct257917728" text:id="ct257917728">
          <text:insertion>
            <office:change-info>
              <dc:creator>Peter Camilleri</dc:creator>
              <dc:date>2015-04-25T17:38:00</dc:date>
            </office:change-info>
          </text:insertion>
        </text:changed-region>
        <text:changed-region xml:id="ct257917832" text:id="ct257917832">
          <text:deletion>
            <office:change-info>
              <dc:creator>Peter Camilleri</dc:creator>
              <dc:date>2015-04-25T23:17:00</dc:date>
            </office:change-info>
            <text:p text:style-name="Text_20_body"/>
            <text:p text:style-name="Text_20_body">.log2</text:p>
          </text:deletion>
        </text:changed-region>
        <text:changed-region xml:id="ct257917936" text:id="ct257917936">
          <text:insertion>
            <office:change-info>
              <dc:creator>Peter Camilleri</dc:creator>
              <dc:date>2015-04-25T17:38:00</dc:date>
            </office:change-info>
          </text:insertion>
        </text:changed-region>
        <text:changed-region xml:id="ct257918040" text:id="ct257918040">
          <text:insertion>
            <office:change-info>
              <dc:creator>Peter Camilleri</dc:creator>
              <dc:date>2015-04-25T17:38:00</dc:date>
            </office:change-info>
          </text:insertion>
        </text:changed-region>
        <text:changed-region xml:id="ct257918144" text:id="ct257918144">
          <text:insertion>
            <office:change-info>
              <dc:creator>Peter Camilleri</dc:creator>
              <dc:date>2015-04-25T17:38:00</dc:date>
            </office:change-info>
          </text:insertion>
        </text:changed-region>
        <text:changed-region xml:id="ct257918248" text:id="ct257918248">
          <text:insertion>
            <office:change-info>
              <dc:creator>Peter Camilleri</dc:creator>
              <dc:date>2015-04-25T17:38:00</dc:date>
            </office:change-info>
          </text:insertion>
        </text:changed-region>
        <text:changed-region xml:id="ct257918352" text:id="ct257918352">
          <text:insertion>
            <office:change-info>
              <dc:creator>Peter Camilleri</dc:creator>
              <dc:date>2015-04-25T17:38:00</dc:date>
            </office:change-info>
          </text:insertion>
        </text:changed-region>
        <text:changed-region xml:id="ct257918456" text:id="ct257918456">
          <text:deletion>
            <office:change-info>
              <dc:creator>Peter Camilleri</dc:creator>
              <dc:date>2015-04-25T23:17:00</dc:date>
            </office:change-info>
            <text:p text:style-name="Text_20_body"/>
            <text:p text:style-name="Text_20_body">.magnitude</text:p>
          </text:deletion>
        </text:changed-region>
        <text:changed-region xml:id="ct257918560" text:id="ct257918560">
          <text:insertion>
            <office:change-info>
              <dc:creator>Peter Camilleri</dc:creator>
              <dc:date>2015-04-25T17:38:00</dc:date>
            </office:change-info>
          </text:insertion>
        </text:changed-region>
        <text:changed-region xml:id="ct257918664" text:id="ct257918664">
          <text:insertion>
            <office:change-info>
              <dc:creator>Peter Camilleri</dc:creator>
              <dc:date>2015-04-25T17:38:00</dc:date>
            </office:change-info>
          </text:insertion>
        </text:changed-region>
        <text:changed-region xml:id="ct257918768" text:id="ct257918768">
          <text:insertion>
            <office:change-info>
              <dc:creator>Peter Camilleri</dc:creator>
              <dc:date>2015-04-25T17:38:00</dc:date>
            </office:change-info>
          </text:insertion>
        </text:changed-region>
        <text:changed-region xml:id="ct257918872" text:id="ct257918872">
          <text:insertion>
            <office:change-info>
              <dc:creator>Peter Camilleri</dc:creator>
              <dc:date>2015-04-25T17:38:00</dc:date>
            </office:change-info>
          </text:insertion>
        </text:changed-region>
        <text:changed-region xml:id="ct257918976" text:id="ct257918976">
          <text:deletion>
            <office:change-info>
              <dc:creator>Peter Camilleri</dc:creator>
              <dc:date>2015-04-25T23:17:00</dc:date>
            </office:change-info>
            <text:p text:style-name="Text_20_body"/>
            <text:p text:style-name="Text_20_body">.numerator</text:p>
          </text:deletion>
        </text:changed-region>
        <text:changed-region xml:id="ct257919080" text:id="ct257919080">
          <text:insertion>
            <office:change-info>
              <dc:creator>Peter Camilleri</dc:creator>
              <dc:date>2015-04-25T17:38:00</dc:date>
            </office:change-info>
          </text:insertion>
        </text:changed-region>
        <text:changed-region xml:id="ct257919184" text:id="ct257919184">
          <text:insertion>
            <office:change-info>
              <dc:creator>Peter Camilleri</dc:creator>
              <dc:date>2015-04-25T17:38:00</dc:date>
            </office:change-info>
          </text:insertion>
        </text:changed-region>
        <text:changed-region xml:id="ct257919288" text:id="ct257919288">
          <text:insertion>
            <office:change-info>
              <dc:creator>Peter Camilleri</dc:creator>
              <dc:date>2015-04-25T17:38:00</dc:date>
            </office:change-info>
          </text:insertion>
        </text:changed-region>
        <text:changed-region xml:id="ct257919392" text:id="ct257919392">
          <text:insertion>
            <office:change-info>
              <dc:creator>Peter Camilleri</dc:creator>
              <dc:date>2015-04-25T17:38:00</dc:date>
            </office:change-info>
          </text:insertion>
        </text:changed-region>
        <text:changed-region xml:id="ct257919600" text:id="ct257919600">
          <text:deletion>
            <office:change-info>
              <dc:creator>Peter Camilleri</dc:creator>
              <dc:date>2015-04-25T23:18:00</dc:date>
            </office:change-info>
            <text:p text:style-name="Text_20_body"/>
            <text:p text:style-name="Text_20_body"/>
          </text:deletion>
        </text:changed-region>
        <text:changed-region xml:id="ct257919496" text:id="ct257919496">
          <text:deletion>
            <office:change-info>
              <dc:creator>Peter Camilleri</dc:creator>
              <dc:date>2015-04-25T23:17:00</dc:date>
            </office:change-info>
            <text:p text:style-name="Text_20_body">.p2c</text:p>
          </text:deletion>
        </text:changed-region>
        <text:changed-region xml:id="ct257919704" text:id="ct257919704">
          <text:insertion>
            <office:change-info>
              <dc:creator>Peter Camilleri</dc:creator>
              <dc:date>2015-04-25T17:38:00</dc:date>
            </office:change-info>
          </text:insertion>
        </text:changed-region>
        <text:changed-region xml:id="ct257919808" text:id="ct257919808">
          <text:insertion>
            <office:change-info>
              <dc:creator>Peter Camilleri</dc:creator>
              <dc:date>2015-04-25T17:38:00</dc:date>
            </office:change-info>
          </text:insertion>
        </text:changed-region>
        <text:changed-region xml:id="ct257919912" text:id="ct257919912">
          <text:insertion>
            <office:change-info>
              <dc:creator>Peter Camilleri</dc:creator>
              <dc:date>2015-04-25T17:38:00</dc:date>
            </office:change-info>
          </text:insertion>
        </text:changed-region>
        <text:changed-region xml:id="ct257920016" text:id="ct257920016">
          <text:insertion>
            <office:change-info>
              <dc:creator>Peter Camilleri</dc:creator>
              <dc:date>2015-04-25T17:38:00</dc:date>
            </office:change-info>
          </text:insertion>
        </text:changed-region>
        <text:changed-region xml:id="ct257920120" text:id="ct257920120">
          <text:insertion>
            <office:change-info>
              <dc:creator>Peter Camilleri</dc:creator>
              <dc:date>2015-04-25T17:38:00</dc:date>
            </office:change-info>
          </text:insertion>
        </text:changed-region>
        <text:changed-region xml:id="ct257920224" text:id="ct257920224">
          <text:insertion>
            <office:change-info>
              <dc:creator>Peter Camilleri</dc:creator>
              <dc:date>2015-04-25T17:38:00</dc:date>
            </office:change-info>
          </text:insertion>
        </text:changed-region>
        <text:changed-region xml:id="ct257920328" text:id="ct257920328">
          <text:deletion>
            <office:change-info>
              <dc:creator>Peter Camilleri</dc:creator>
              <dc:date>2015-04-25T23:18:00</dc:date>
            </office:change-info>
            <text:p text:style-name="Text_20_body"/>
            <text:p text:style-name="Text_20_body">.polar</text:p>
          </text:deletion>
        </text:changed-region>
        <text:changed-region xml:id="ct257920432" text:id="ct257920432">
          <text:insertion>
            <office:change-info>
              <dc:creator>Peter Camilleri</dc:creator>
              <dc:date>2015-04-25T17:38:00</dc:date>
            </office:change-info>
          </text:insertion>
        </text:changed-region>
        <text:changed-region xml:id="ct257920536" text:id="ct257920536">
          <text:insertion>
            <office:change-info>
              <dc:creator>Peter Camilleri</dc:creator>
              <dc:date>2015-04-25T17:38:00</dc:date>
            </office:change-info>
          </text:insertion>
        </text:changed-region>
        <text:changed-region xml:id="ct257920680" text:id="ct257920680">
          <text:insertion>
            <office:change-info>
              <dc:creator>Peter Camilleri</dc:creator>
              <dc:date>2015-04-25T17:38:00</dc:date>
            </office:change-info>
          </text:insertion>
        </text:changed-region>
        <text:changed-region xml:id="ct257920784" text:id="ct257920784">
          <text:insertion>
            <office:change-info>
              <dc:creator>Peter Camilleri</dc:creator>
              <dc:date>2015-04-25T17:38:00</dc:date>
            </office:change-info>
          </text:insertion>
        </text:changed-region>
        <text:changed-region xml:id="ct257920888" text:id="ct257920888">
          <text:insertion>
            <office:change-info>
              <dc:creator>Peter Camilleri</dc:creator>
              <dc:date>2015-04-25T17:38:00</dc:date>
            </office:change-info>
          </text:insertion>
        </text:changed-region>
        <text:changed-region xml:id="ct257920992" text:id="ct257920992">
          <text:insertion>
            <office:change-info>
              <dc:creator>Peter Camilleri</dc:creator>
              <dc:date>2015-04-25T17:38:00</dc:date>
            </office:change-info>
          </text:insertion>
        </text:changed-region>
        <text:changed-region xml:id="ct257921096" text:id="ct257921096">
          <text:deletion>
            <office:change-info>
              <dc:creator>Peter Camilleri</dc:creator>
              <dc:date>2015-04-25T23:18:00</dc:date>
            </office:change-info>
            <text:p text:style-name="Text_20_body"/>
            <text:p text:style-name="Text_20_body">.r2d</text:p>
          </text:deletion>
        </text:changed-region>
        <text:changed-region xml:id="ct257921200" text:id="ct257921200">
          <text:insertion>
            <office:change-info>
              <dc:creator>Peter Camilleri</dc:creator>
              <dc:date>2015-04-25T17:38:00</dc:date>
            </office:change-info>
          </text:insertion>
        </text:changed-region>
        <text:changed-region xml:id="ct257921304" text:id="ct257921304">
          <text:insertion>
            <office:change-info>
              <dc:creator>Peter Camilleri</dc:creator>
              <dc:date>2015-04-25T17:38:00</dc:date>
            </office:change-info>
          </text:insertion>
        </text:changed-region>
        <text:changed-region xml:id="ct257921408" text:id="ct257921408">
          <text:insertion>
            <office:change-info>
              <dc:creator>Peter Camilleri</dc:creator>
              <dc:date>2015-04-25T17:38:00</dc:date>
            </office:change-info>
          </text:insertion>
        </text:changed-region>
        <text:changed-region xml:id="ct257921512" text:id="ct257921512">
          <text:insertion>
            <office:change-info>
              <dc:creator>Peter Camilleri</dc:creator>
              <dc:date>2015-04-25T17:38:00</dc:date>
            </office:change-info>
          </text:insertion>
        </text:changed-region>
        <text:changed-region xml:id="ct257921616" text:id="ct257921616">
          <text:insertion>
            <office:change-info>
              <dc:creator>Peter Camilleri</dc:creator>
              <dc:date>2015-04-25T17:38:00</dc:date>
            </office:change-info>
          </text:insertion>
        </text:changed-region>
        <text:changed-region xml:id="ct257921720" text:id="ct257921720">
          <text:deletion>
            <office:change-info>
              <dc:creator>Peter Camilleri</dc:creator>
              <dc:date>2015-04-25T23:18:00</dc:date>
            </office:change-info>
            <text:p text:style-name="Text_20_body"/>
            <text:p text:style-name="Text_20_body">.real</text:p>
          </text:deletion>
        </text:changed-region>
        <text:changed-region xml:id="ct257921824" text:id="ct257921824">
          <text:insertion>
            <office:change-info>
              <dc:creator>Peter Camilleri</dc:creator>
              <dc:date>2015-04-25T17:39:00</dc:date>
            </office:change-info>
          </text:insertion>
        </text:changed-region>
        <text:changed-region xml:id="ct257921928" text:id="ct257921928">
          <text:insertion>
            <office:change-info>
              <dc:creator>Peter Camilleri</dc:creator>
              <dc:date>2015-04-25T17:39:00</dc:date>
            </office:change-info>
          </text:insertion>
        </text:changed-region>
        <text:changed-region xml:id="ct257922032" text:id="ct257922032">
          <text:insertion>
            <office:change-info>
              <dc:creator>Peter Camilleri</dc:creator>
              <dc:date>2015-04-25T17:39:00</dc:date>
            </office:change-info>
          </text:insertion>
        </text:changed-region>
        <text:changed-region xml:id="ct257922136" text:id="ct257922136">
          <text:insertion>
            <office:change-info>
              <dc:creator>Peter Camilleri</dc:creator>
              <dc:date>2015-04-25T17:39:00</dc:date>
            </office:change-info>
          </text:insertion>
        </text:changed-region>
        <text:changed-region xml:id="ct257922240" text:id="ct257922240">
          <text:deletion>
            <office:change-info>
              <dc:creator>Peter Camilleri</dc:creator>
              <dc:date>2015-04-25T23:19:00</dc:date>
            </office:change-info>
            <text:p text:style-name="Text_20_body"/>
            <text:p text:style-name="Text_20_body">.round</text:p>
          </text:deletion>
        </text:changed-region>
        <text:changed-region xml:id="ct257922344" text:id="ct257922344">
          <text:insertion>
            <office:change-info>
              <dc:creator>Peter Camilleri</dc:creator>
              <dc:date>2015-04-25T17:39:00</dc:date>
            </office:change-info>
          </text:insertion>
        </text:changed-region>
        <text:changed-region xml:id="ct257922448" text:id="ct257922448">
          <text:insertion>
            <office:change-info>
              <dc:creator>Peter Camilleri</dc:creator>
              <dc:date>2015-04-25T17:39:00</dc:date>
            </office:change-info>
          </text:insertion>
        </text:changed-region>
        <text:changed-region xml:id="ct257922552" text:id="ct257922552">
          <text:insertion>
            <office:change-info>
              <dc:creator>Peter Camilleri</dc:creator>
              <dc:date>2015-04-25T17:39:00</dc:date>
            </office:change-info>
          </text:insertion>
        </text:changed-region>
        <text:changed-region xml:id="ct257922656" text:id="ct257922656">
          <text:insertion>
            <office:change-info>
              <dc:creator>Peter Camilleri</dc:creator>
              <dc:date>2015-04-25T17:39:00</dc:date>
            </office:change-info>
          </text:insertion>
        </text:changed-region>
        <text:changed-region xml:id="ct257922760" text:id="ct257922760">
          <text:insertion>
            <office:change-info>
              <dc:creator>Peter Camilleri</dc:creator>
              <dc:date>2015-04-25T17:39:00</dc:date>
            </office:change-info>
          </text:insertion>
        </text:changed-region>
        <text:changed-region xml:id="ct257922864" text:id="ct257922864">
          <text:insertion>
            <office:change-info>
              <dc:creator>Peter Camilleri</dc:creator>
              <dc:date>2015-04-25T17:39:00</dc:date>
            </office:change-info>
          </text:insertion>
        </text:changed-region>
        <text:changed-region xml:id="ct257922968" text:id="ct257922968">
          <text:deletion>
            <office:change-info>
              <dc:creator>Peter Camilleri</dc:creator>
              <dc:date>2015-04-25T23:19:00</dc:date>
            </office:change-info>
            <text:p text:style-name="Text_20_body"/>
            <text:p text:style-name="Text_20_body">.sin</text:p>
          </text:deletion>
        </text:changed-region>
        <text:changed-region xml:id="ct257923072" text:id="ct257923072">
          <text:insertion>
            <office:change-info>
              <dc:creator>Peter Camilleri</dc:creator>
              <dc:date>2015-04-25T17:39:00</dc:date>
            </office:change-info>
          </text:insertion>
        </text:changed-region>
        <text:changed-region xml:id="ct257923176" text:id="ct257923176">
          <text:insertion>
            <office:change-info>
              <dc:creator>Peter Camilleri</dc:creator>
              <dc:date>2015-04-25T17:39:00</dc:date>
            </office:change-info>
          </text:insertion>
        </text:changed-region>
        <text:changed-region xml:id="ct257923280" text:id="ct257923280">
          <text:insertion>
            <office:change-info>
              <dc:creator>Peter Camilleri</dc:creator>
              <dc:date>2015-04-25T17:39:00</dc:date>
            </office:change-info>
          </text:insertion>
        </text:changed-region>
        <text:changed-region xml:id="ct257923384" text:id="ct257923384">
          <text:insertion>
            <office:change-info>
              <dc:creator>Peter Camilleri</dc:creator>
              <dc:date>2015-04-25T17:39:00</dc:date>
            </office:change-info>
          </text:insertion>
        </text:changed-region>
        <text:changed-region xml:id="ct257923488" text:id="ct257923488">
          <text:insertion>
            <office:change-info>
              <dc:creator>Peter Camilleri</dc:creator>
              <dc:date>2015-04-25T17:39:00</dc:date>
            </office:change-info>
          </text:insertion>
        </text:changed-region>
        <text:changed-region xml:id="ct257923592" text:id="ct257923592">
          <text:deletion>
            <office:change-info>
              <dc:creator>Peter Camilleri</dc:creator>
              <dc:date>2015-04-25T23:19:00</dc:date>
            </office:change-info>
            <text:p text:style-name="Text_20_body"/>
            <text:p text:style-name="Text_20_body">.sinh</text:p>
          </text:deletion>
        </text:changed-region>
        <text:changed-region xml:id="ct257923696" text:id="ct257923696">
          <text:insertion>
            <office:change-info>
              <dc:creator>Peter Camilleri</dc:creator>
              <dc:date>2015-04-25T17:39:00</dc:date>
            </office:change-info>
          </text:insertion>
        </text:changed-region>
        <text:changed-region xml:id="ct257923800" text:id="ct257923800">
          <text:insertion>
            <office:change-info>
              <dc:creator>Peter Camilleri</dc:creator>
              <dc:date>2015-04-25T17:39:00</dc:date>
            </office:change-info>
          </text:insertion>
        </text:changed-region>
        <text:changed-region xml:id="ct257923904" text:id="ct257923904">
          <text:insertion>
            <office:change-info>
              <dc:creator>Peter Camilleri</dc:creator>
              <dc:date>2015-04-25T17:39:00</dc:date>
            </office:change-info>
          </text:insertion>
        </text:changed-region>
        <text:changed-region xml:id="ct257924008" text:id="ct257924008">
          <text:insertion>
            <office:change-info>
              <dc:creator>Peter Camilleri</dc:creator>
              <dc:date>2015-04-25T17:39:00</dc:date>
            </office:change-info>
          </text:insertion>
        </text:changed-region>
        <text:changed-region xml:id="ct257924112" text:id="ct257924112">
          <text:insertion>
            <office:change-info>
              <dc:creator>Peter Camilleri</dc:creator>
              <dc:date>2015-04-25T17:39:00</dc:date>
            </office:change-info>
          </text:insertion>
        </text:changed-region>
        <text:changed-region xml:id="ct257924216" text:id="ct257924216">
          <text:deletion>
            <office:change-info>
              <dc:creator>Peter Camilleri</dc:creator>
              <dc:date>2015-04-25T23:19:00</dc:date>
            </office:change-info>
            <text:p text:style-name="Text_20_body"/>
            <text:p text:style-name="Text_20_body">.sleep</text:p>
          </text:deletion>
        </text:changed-region>
        <text:changed-region xml:id="ct257924320" text:id="ct257924320">
          <text:insertion>
            <office:change-info>
              <dc:creator>Peter Camilleri</dc:creator>
              <dc:date>2015-04-25T17:39:00</dc:date>
            </office:change-info>
          </text:insertion>
        </text:changed-region>
        <text:changed-region xml:id="ct257924424" text:id="ct257924424">
          <text:insertion>
            <office:change-info>
              <dc:creator>Peter Camilleri</dc:creator>
              <dc:date>2015-04-25T17:39:00</dc:date>
            </office:change-info>
          </text:insertion>
        </text:changed-region>
        <text:changed-region xml:id="ct257924528" text:id="ct257924528">
          <text:insertion>
            <office:change-info>
              <dc:creator>Peter Camilleri</dc:creator>
              <dc:date>2015-04-25T17:39:00</dc:date>
            </office:change-info>
          </text:insertion>
        </text:changed-region>
        <text:changed-region xml:id="ct257924632" text:id="ct257924632">
          <text:insertion>
            <office:change-info>
              <dc:creator>Peter Camilleri</dc:creator>
              <dc:date>2015-04-25T17:39:00</dc:date>
            </office:change-info>
          </text:insertion>
        </text:changed-region>
        <text:changed-region xml:id="ct257924776" text:id="ct257924776">
          <text:deletion>
            <office:change-info>
              <dc:creator>Peter Camilleri</dc:creator>
              <dc:date>2015-04-25T23:20:00</dc:date>
            </office:change-info>
            <text:p text:style-name="Text_20_body"/>
            <text:p text:style-name="Text_20_body">.sqr</text:p>
          </text:deletion>
        </text:changed-region>
        <text:changed-region xml:id="ct257924880" text:id="ct257924880">
          <text:insertion>
            <office:change-info>
              <dc:creator>Peter Camilleri</dc:creator>
              <dc:date>2015-04-25T17:39:00</dc:date>
            </office:change-info>
          </text:insertion>
        </text:changed-region>
        <text:changed-region xml:id="ct257924984" text:id="ct257924984">
          <text:insertion>
            <office:change-info>
              <dc:creator>Peter Camilleri</dc:creator>
              <dc:date>2015-04-25T17:39:00</dc:date>
            </office:change-info>
          </text:insertion>
        </text:changed-region>
        <text:changed-region xml:id="ct257925088" text:id="ct257925088">
          <text:insertion>
            <office:change-info>
              <dc:creator>Peter Camilleri</dc:creator>
              <dc:date>2015-04-25T17:39:00</dc:date>
            </office:change-info>
          </text:insertion>
        </text:changed-region>
        <text:changed-region xml:id="ct257925192" text:id="ct257925192">
          <text:insertion>
            <office:change-info>
              <dc:creator>Peter Camilleri</dc:creator>
              <dc:date>2015-04-25T17:39:00</dc:date>
            </office:change-info>
          </text:insertion>
        </text:changed-region>
        <text:changed-region xml:id="ct257925296" text:id="ct257925296">
          <text:deletion>
            <office:change-info>
              <dc:creator>Peter Camilleri</dc:creator>
              <dc:date>2015-04-25T23:20:00</dc:date>
            </office:change-info>
            <text:p text:style-name="Text_20_body"/>
            <text:p text:style-name="Text_20_body">.sqrt</text:p>
          </text:deletion>
        </text:changed-region>
        <text:changed-region xml:id="ct257925400" text:id="ct257925400">
          <text:insertion>
            <office:change-info>
              <dc:creator>Peter Camilleri</dc:creator>
              <dc:date>2015-04-25T17:39:00</dc:date>
            </office:change-info>
          </text:insertion>
        </text:changed-region>
        <text:changed-region xml:id="ct257925504" text:id="ct257925504">
          <text:insertion>
            <office:change-info>
              <dc:creator>Peter Camilleri</dc:creator>
              <dc:date>2015-04-25T17:39:00</dc:date>
            </office:change-info>
          </text:insertion>
        </text:changed-region>
        <text:changed-region xml:id="ct257925608" text:id="ct257925608">
          <text:insertion>
            <office:change-info>
              <dc:creator>Peter Camilleri</dc:creator>
              <dc:date>2015-04-25T17:39:00</dc:date>
            </office:change-info>
          </text:insertion>
        </text:changed-region>
        <text:changed-region xml:id="ct257925712" text:id="ct257925712">
          <text:insertion>
            <office:change-info>
              <dc:creator>Peter Camilleri</dc:creator>
              <dc:date>2015-04-25T17:39:00</dc:date>
            </office:change-info>
          </text:insertion>
        </text:changed-region>
        <text:changed-region xml:id="ct257925816" text:id="ct257925816">
          <text:insertion>
            <office:change-info>
              <dc:creator>Peter Camilleri</dc:creator>
              <dc:date>2015-04-25T17:39:00</dc:date>
            </office:change-info>
          </text:insertion>
        </text:changed-region>
        <text:changed-region xml:id="ct257925920" text:id="ct257925920">
          <text:deletion>
            <office:change-info>
              <dc:creator>Peter Camilleri</dc:creator>
              <dc:date>2015-04-25T23:20:00</dc:date>
            </office:change-info>
            <text:p text:style-name="Text_20_body"/>
            <text:p text:style-name="Text_20_body">.tan</text:p>
          </text:deletion>
        </text:changed-region>
        <text:changed-region xml:id="ct257926024" text:id="ct257926024">
          <text:insertion>
            <office:change-info>
              <dc:creator>Peter Camilleri</dc:creator>
              <dc:date>2015-04-25T17:39:00</dc:date>
            </office:change-info>
          </text:insertion>
        </text:changed-region>
        <text:changed-region xml:id="ct257926128" text:id="ct257926128">
          <text:insertion>
            <office:change-info>
              <dc:creator>Peter Camilleri</dc:creator>
              <dc:date>2015-04-25T17:39:00</dc:date>
            </office:change-info>
          </text:insertion>
        </text:changed-region>
        <text:changed-region xml:id="ct257926232" text:id="ct257926232">
          <text:insertion>
            <office:change-info>
              <dc:creator>Peter Camilleri</dc:creator>
              <dc:date>2015-04-25T17:39:00</dc:date>
            </office:change-info>
          </text:insertion>
        </text:changed-region>
        <text:changed-region xml:id="ct257926336" text:id="ct257926336">
          <text:insertion>
            <office:change-info>
              <dc:creator>Peter Camilleri</dc:creator>
              <dc:date>2015-04-25T17:39:00</dc:date>
            </office:change-info>
          </text:insertion>
        </text:changed-region>
        <text:changed-region xml:id="ct257926440" text:id="ct257926440">
          <text:insertion>
            <office:change-info>
              <dc:creator>Peter Camilleri</dc:creator>
              <dc:date>2015-04-25T17:39:00</dc:date>
            </office:change-info>
          </text:insertion>
        </text:changed-region>
        <text:changed-region xml:id="ct257926544" text:id="ct257926544">
          <text:deletion>
            <office:change-info>
              <dc:creator>Peter Camilleri</dc:creator>
              <dc:date>2015-04-25T23:20:00</dc:date>
            </office:change-info>
            <text:p text:style-name="Text_20_body"/>
            <text:p text:style-name="Text_20_body">.tanh</text:p>
          </text:deletion>
        </text:changed-region>
        <text:changed-region xml:id="ct257926648" text:id="ct257926648">
          <text:insertion>
            <office:change-info>
              <dc:creator>Peter Camilleri</dc:creator>
              <dc:date>2015-04-25T17:39:00</dc:date>
            </office:change-info>
          </text:insertion>
        </text:changed-region>
        <text:changed-region xml:id="ct257926752" text:id="ct257926752">
          <text:insertion>
            <office:change-info>
              <dc:creator>Peter Camilleri</dc:creator>
              <dc:date>2015-04-25T17:39:00</dc:date>
            </office:change-info>
          </text:insertion>
        </text:changed-region>
        <text:changed-region xml:id="ct257926856" text:id="ct257926856">
          <text:insertion>
            <office:change-info>
              <dc:creator>Peter Camilleri</dc:creator>
              <dc:date>2015-04-25T17:39:00</dc:date>
            </office:change-info>
          </text:insertion>
        </text:changed-region>
        <text:changed-region xml:id="ct257926960" text:id="ct257926960">
          <text:insertion>
            <office:change-info>
              <dc:creator>Peter Camilleri</dc:creator>
              <dc:date>2015-04-25T17:39:00</dc:date>
            </office:change-info>
          </text:insertion>
        </text:changed-region>
        <text:changed-region xml:id="ct257927064" text:id="ct257927064">
          <text:insertion>
            <office:change-info>
              <dc:creator>Peter Camilleri</dc:creator>
              <dc:date>2015-04-25T17:39:00</dc:date>
            </office:change-info>
          </text:insertion>
        </text:changed-region>
        <text:changed-region xml:id="ct257927168" text:id="ct257927168">
          <text:deletion>
            <office:change-info>
              <dc:creator>Peter Camilleri</dc:creator>
              <dc:date>2015-04-25T23:20:00</dc:date>
            </office:change-info>
            <text:p text:style-name="Text_20_body"/>
            <text:p text:style-name="Text_20_body">/</text:p>
          </text:deletion>
        </text:changed-region>
        <text:changed-region xml:id="ct257927272" text:id="ct257927272">
          <text:insertion>
            <office:change-info>
              <dc:creator>Peter Camilleri</dc:creator>
              <dc:date>2015-04-25T17:39:00</dc:date>
            </office:change-info>
          </text:insertion>
        </text:changed-region>
        <text:changed-region xml:id="ct257927376" text:id="ct257927376">
          <text:insertion>
            <office:change-info>
              <dc:creator>Peter Camilleri</dc:creator>
              <dc:date>2015-04-25T17:39:00</dc:date>
            </office:change-info>
          </text:insertion>
        </text:changed-region>
        <text:changed-region xml:id="ct257927480" text:id="ct257927480">
          <text:insertion>
            <office:change-info>
              <dc:creator>Peter Camilleri</dc:creator>
              <dc:date>2015-04-25T17:39:00</dc:date>
            </office:change-info>
          </text:insertion>
        </text:changed-region>
        <text:changed-region xml:id="ct257927584" text:id="ct257927584">
          <text:insertion>
            <office:change-info>
              <dc:creator>Peter Camilleri</dc:creator>
              <dc:date>2015-04-25T17:39:00</dc:date>
            </office:change-info>
          </text:insertion>
        </text:changed-region>
        <text:changed-region xml:id="ct257927688" text:id="ct257927688">
          <text:deletion>
            <office:change-info>
              <dc:creator>Peter Camilleri</dc:creator>
              <dc:date>2015-04-25T23:21:00</dc:date>
            </office:change-info>
            <text:p text:style-name="Text_20_body"/>
            <text:p text:style-name="Text_20_body">0&lt;</text:p>
          </text:deletion>
        </text:changed-region>
        <text:changed-region xml:id="ct257927792" text:id="ct257927792">
          <text:insertion>
            <office:change-info>
              <dc:creator>Peter Camilleri</dc:creator>
              <dc:date>2015-04-25T17:39:00</dc:date>
            </office:change-info>
          </text:insertion>
        </text:changed-region>
        <text:changed-region xml:id="ct257927896" text:id="ct257927896">
          <text:insertion>
            <office:change-info>
              <dc:creator>Peter Camilleri</dc:creator>
              <dc:date>2015-04-25T17:39:00</dc:date>
            </office:change-info>
          </text:insertion>
        </text:changed-region>
        <text:changed-region xml:id="ct257928000" text:id="ct257928000">
          <text:insertion>
            <office:change-info>
              <dc:creator>Peter Camilleri</dc:creator>
              <dc:date>2015-04-25T17:39:00</dc:date>
            </office:change-info>
          </text:insertion>
        </text:changed-region>
        <text:changed-region xml:id="ct257928104" text:id="ct257928104">
          <text:insertion>
            <office:change-info>
              <dc:creator>Peter Camilleri</dc:creator>
              <dc:date>2015-04-25T17:39:00</dc:date>
            </office:change-info>
          </text:insertion>
        </text:changed-region>
        <text:changed-region xml:id="ct257928208" text:id="ct257928208">
          <text:deletion>
            <office:change-info>
              <dc:creator>Peter Camilleri</dc:creator>
              <dc:date>2015-04-25T23:21:00</dc:date>
            </office:change-info>
            <text:p text:style-name="Text_20_body"/>
            <text:p text:style-name="Text_20_body">0&lt;=</text:p>
          </text:deletion>
        </text:changed-region>
        <text:changed-region xml:id="ct257928312" text:id="ct257928312">
          <text:insertion>
            <office:change-info>
              <dc:creator>Peter Camilleri</dc:creator>
              <dc:date>2015-04-25T17:39:00</dc:date>
            </office:change-info>
          </text:insertion>
        </text:changed-region>
        <text:changed-region xml:id="ct257928416" text:id="ct257928416">
          <text:insertion>
            <office:change-info>
              <dc:creator>Peter Camilleri</dc:creator>
              <dc:date>2015-04-25T17:39:00</dc:date>
            </office:change-info>
          </text:insertion>
        </text:changed-region>
        <text:changed-region xml:id="ct257928520" text:id="ct257928520">
          <text:insertion>
            <office:change-info>
              <dc:creator>Peter Camilleri</dc:creator>
              <dc:date>2015-04-25T17:39:00</dc:date>
            </office:change-info>
          </text:insertion>
        </text:changed-region>
        <text:changed-region xml:id="ct257928624" text:id="ct257928624">
          <text:insertion>
            <office:change-info>
              <dc:creator>Peter Camilleri</dc:creator>
              <dc:date>2015-04-25T17:39:00</dc:date>
            </office:change-info>
          </text:insertion>
        </text:changed-region>
        <text:changed-region xml:id="ct257928728" text:id="ct257928728">
          <text:deletion>
            <office:change-info>
              <dc:creator>Peter Camilleri</dc:creator>
              <dc:date>2015-04-25T23:21:00</dc:date>
            </office:change-info>
            <text:p text:style-name="Text_20_body"/>
            <text:p text:style-name="Text_20_body">0&lt;=&gt;</text:p>
          </text:deletion>
        </text:changed-region>
        <text:changed-region xml:id="ct257843032" text:id="ct257843032">
          <text:insertion>
            <office:change-info>
              <dc:creator>Peter Camilleri</dc:creator>
              <dc:date>2015-04-25T17:39:00</dc:date>
            </office:change-info>
          </text:insertion>
        </text:changed-region>
        <text:changed-region xml:id="ct257843136" text:id="ct257843136">
          <text:insertion>
            <office:change-info>
              <dc:creator>Peter Camilleri</dc:creator>
              <dc:date>2015-04-25T17:39:00</dc:date>
            </office:change-info>
          </text:insertion>
        </text:changed-region>
        <text:changed-region xml:id="ct257843240" text:id="ct257843240">
          <text:insertion>
            <office:change-info>
              <dc:creator>Peter Camilleri</dc:creator>
              <dc:date>2015-04-25T17:39:00</dc:date>
            </office:change-info>
          </text:insertion>
        </text:changed-region>
        <text:changed-region xml:id="ct257843344" text:id="ct257843344">
          <text:insertion>
            <office:change-info>
              <dc:creator>Peter Camilleri</dc:creator>
              <dc:date>2015-04-25T17:39:00</dc:date>
            </office:change-info>
          </text:insertion>
        </text:changed-region>
        <text:changed-region xml:id="ct257843448" text:id="ct257843448">
          <text:insertion>
            <office:change-info>
              <dc:creator>Peter Camilleri</dc:creator>
              <dc:date>2015-04-25T17:39:00</dc:date>
            </office:change-info>
          </text:insertion>
        </text:changed-region>
        <text:changed-region xml:id="ct257843656" text:id="ct257843656">
          <text:deletion>
            <office:change-info>
              <dc:creator>Peter Camilleri</dc:creator>
              <dc:date>2015-04-25T23:22:00</dc:date>
            </office:change-info>
            <text:p text:style-name="Text_20_body"/>
            <text:p text:style-name="Text_20_body"/>
          </text:deletion>
        </text:changed-region>
        <text:changed-region xml:id="ct257843552" text:id="ct257843552">
          <text:deletion>
            <office:change-info>
              <dc:creator>Peter Camilleri</dc:creator>
              <dc:date>2015-04-25T23:21:00</dc:date>
            </office:change-info>
            <text:p text:style-name="Text_20_body">0&lt;&gt;</text:p>
          </text:deletion>
        </text:changed-region>
        <text:changed-region xml:id="ct257843760" text:id="ct257843760">
          <text:insertion>
            <office:change-info>
              <dc:creator>Peter Camilleri</dc:creator>
              <dc:date>2015-04-25T17:39:00</dc:date>
            </office:change-info>
          </text:insertion>
        </text:changed-region>
        <text:changed-region xml:id="ct257843864" text:id="ct257843864">
          <text:insertion>
            <office:change-info>
              <dc:creator>Peter Camilleri</dc:creator>
              <dc:date>2015-04-25T17:39:00</dc:date>
            </office:change-info>
          </text:insertion>
        </text:changed-region>
        <text:changed-region xml:id="ct257843968" text:id="ct257843968">
          <text:insertion>
            <office:change-info>
              <dc:creator>Peter Camilleri</dc:creator>
              <dc:date>2015-04-25T17:39:00</dc:date>
            </office:change-info>
          </text:insertion>
        </text:changed-region>
        <text:changed-region xml:id="ct257844072" text:id="ct257844072">
          <text:insertion>
            <office:change-info>
              <dc:creator>Peter Camilleri</dc:creator>
              <dc:date>2015-04-25T17:39:00</dc:date>
            </office:change-info>
          </text:insertion>
        </text:changed-region>
        <text:changed-region xml:id="ct257844176" text:id="ct257844176">
          <text:deletion>
            <office:change-info>
              <dc:creator>Peter Camilleri</dc:creator>
              <dc:date>2015-04-25T23:22:00</dc:date>
            </office:change-info>
            <text:p text:style-name="Text_20_body"/>
            <text:p text:style-name="Text_20_body">0=</text:p>
          </text:deletion>
        </text:changed-region>
        <text:changed-region xml:id="ct257844280" text:id="ct257844280">
          <text:insertion>
            <office:change-info>
              <dc:creator>Peter Camilleri</dc:creator>
              <dc:date>2015-04-25T17:39:00</dc:date>
            </office:change-info>
          </text:insertion>
        </text:changed-region>
        <text:changed-region xml:id="ct257844384" text:id="ct257844384">
          <text:insertion>
            <office:change-info>
              <dc:creator>Peter Camilleri</dc:creator>
              <dc:date>2015-04-25T17:39:00</dc:date>
            </office:change-info>
          </text:insertion>
        </text:changed-region>
        <text:changed-region xml:id="ct257844488" text:id="ct257844488">
          <text:insertion>
            <office:change-info>
              <dc:creator>Peter Camilleri</dc:creator>
              <dc:date>2015-04-25T17:39:00</dc:date>
            </office:change-info>
          </text:insertion>
        </text:changed-region>
        <text:changed-region xml:id="ct257844592" text:id="ct257844592">
          <text:insertion>
            <office:change-info>
              <dc:creator>Peter Camilleri</dc:creator>
              <dc:date>2015-04-25T17:39:00</dc:date>
            </office:change-info>
          </text:insertion>
        </text:changed-region>
        <text:changed-region xml:id="ct257844696" text:id="ct257844696">
          <text:deletion>
            <office:change-info>
              <dc:creator>Peter Camilleri</dc:creator>
              <dc:date>2015-04-25T23:22:00</dc:date>
            </office:change-info>
            <text:p text:style-name="Text_20_body"/>
            <text:p text:style-name="Text_20_body">0&gt;</text:p>
          </text:deletion>
        </text:changed-region>
        <text:changed-region xml:id="ct257844800" text:id="ct257844800">
          <text:insertion>
            <office:change-info>
              <dc:creator>Peter Camilleri</dc:creator>
              <dc:date>2015-04-25T17:39:00</dc:date>
            </office:change-info>
          </text:insertion>
        </text:changed-region>
        <text:changed-region xml:id="ct257844904" text:id="ct257844904">
          <text:insertion>
            <office:change-info>
              <dc:creator>Peter Camilleri</dc:creator>
              <dc:date>2015-04-25T17:39:00</dc:date>
            </office:change-info>
          </text:insertion>
        </text:changed-region>
        <text:changed-region xml:id="ct257845008" text:id="ct257845008">
          <text:insertion>
            <office:change-info>
              <dc:creator>Peter Camilleri</dc:creator>
              <dc:date>2015-04-25T17:39:00</dc:date>
            </office:change-info>
          </text:insertion>
        </text:changed-region>
        <text:changed-region xml:id="ct257845112" text:id="ct257845112">
          <text:insertion>
            <office:change-info>
              <dc:creator>Peter Camilleri</dc:creator>
              <dc:date>2015-04-25T17:39:00</dc:date>
            </office:change-info>
          </text:insertion>
        </text:changed-region>
        <text:changed-region xml:id="ct257845216" text:id="ct257845216">
          <text:deletion>
            <office:change-info>
              <dc:creator>Peter Camilleri</dc:creator>
              <dc:date>2015-04-25T23:22:00</dc:date>
            </office:change-info>
            <text:p text:style-name="Text_20_body"/>
            <text:p text:style-name="Text_20_body">0&gt;=</text:p>
          </text:deletion>
        </text:changed-region>
        <text:changed-region xml:id="ct257845320" text:id="ct257845320">
          <text:insertion>
            <office:change-info>
              <dc:creator>Peter Camilleri</dc:creator>
              <dc:date>2015-04-25T17:39:00</dc:date>
            </office:change-info>
          </text:insertion>
        </text:changed-region>
        <text:changed-region xml:id="ct257845424" text:id="ct257845424">
          <text:insertion>
            <office:change-info>
              <dc:creator>Peter Camilleri</dc:creator>
              <dc:date>2015-04-25T17:39:00</dc:date>
            </office:change-info>
          </text:insertion>
        </text:changed-region>
        <text:changed-region xml:id="ct257845528" text:id="ct257845528">
          <text:insertion>
            <office:change-info>
              <dc:creator>Peter Camilleri</dc:creator>
              <dc:date>2015-04-25T17:39:00</dc:date>
            </office:change-info>
          </text:insertion>
        </text:changed-region>
        <text:changed-region xml:id="ct257845632" text:id="ct257845632">
          <text:insertion>
            <office:change-info>
              <dc:creator>Peter Camilleri</dc:creator>
              <dc:date>2015-04-25T17:39:00</dc:date>
            </office:change-info>
          </text:insertion>
        </text:changed-region>
        <text:changed-region xml:id="ct257845736" text:id="ct257845736">
          <text:deletion>
            <office:change-info>
              <dc:creator>Peter Camilleri</dc:creator>
              <dc:date>2015-04-25T23:22:00</dc:date>
            </office:change-info>
            <text:p text:style-name="Text_20_body"/>
            <text:p text:style-name="Text_20_body">1+</text:p>
          </text:deletion>
        </text:changed-region>
        <text:changed-region xml:id="ct257845840" text:id="ct257845840">
          <text:insertion>
            <office:change-info>
              <dc:creator>Peter Camilleri</dc:creator>
              <dc:date>2015-04-25T17:39:00</dc:date>
            </office:change-info>
          </text:insertion>
        </text:changed-region>
        <text:changed-region xml:id="ct257845944" text:id="ct257845944">
          <text:insertion>
            <office:change-info>
              <dc:creator>Peter Camilleri</dc:creator>
              <dc:date>2015-04-25T17:39:00</dc:date>
            </office:change-info>
          </text:insertion>
        </text:changed-region>
        <text:changed-region xml:id="ct257846048" text:id="ct257846048">
          <text:insertion>
            <office:change-info>
              <dc:creator>Peter Camilleri</dc:creator>
              <dc:date>2015-04-25T17:39:00</dc:date>
            </office:change-info>
          </text:insertion>
        </text:changed-region>
        <text:changed-region xml:id="ct257846152" text:id="ct257846152">
          <text:insertion>
            <office:change-info>
              <dc:creator>Peter Camilleri</dc:creator>
              <dc:date>2015-04-25T17:39:00</dc:date>
            </office:change-info>
          </text:insertion>
        </text:changed-region>
        <text:changed-region xml:id="ct257846256" text:id="ct257846256">
          <text:deletion>
            <office:change-info>
              <dc:creator>Peter Camilleri</dc:creator>
              <dc:date>2015-04-25T23:22:00</dc:date>
            </office:change-info>
            <text:p text:style-name="Text_20_body"/>
            <text:p text:style-name="Text_20_body">1-</text:p>
          </text:deletion>
        </text:changed-region>
        <text:changed-region xml:id="ct257846360" text:id="ct257846360">
          <text:insertion>
            <office:change-info>
              <dc:creator>Peter Camilleri</dc:creator>
              <dc:date>2015-04-25T17:39:00</dc:date>
            </office:change-info>
          </text:insertion>
        </text:changed-region>
        <text:changed-region xml:id="ct257846464" text:id="ct257846464">
          <text:insertion>
            <office:change-info>
              <dc:creator>Peter Camilleri</dc:creator>
              <dc:date>2015-04-25T17:39:00</dc:date>
            </office:change-info>
          </text:insertion>
        </text:changed-region>
        <text:changed-region xml:id="ct257846568" text:id="ct257846568">
          <text:insertion>
            <office:change-info>
              <dc:creator>Peter Camilleri</dc:creator>
              <dc:date>2015-04-25T17:39:00</dc:date>
            </office:change-info>
          </text:insertion>
        </text:changed-region>
        <text:changed-region xml:id="ct257846672" text:id="ct257846672">
          <text:insertion>
            <office:change-info>
              <dc:creator>Peter Camilleri</dc:creator>
              <dc:date>2015-04-25T17:39:00</dc:date>
            </office:change-info>
          </text:insertion>
        </text:changed-region>
        <text:changed-region xml:id="ct257846776" text:id="ct257846776">
          <text:deletion>
            <office:change-info>
              <dc:creator>Peter Camilleri</dc:creator>
              <dc:date>2015-04-25T23:23:00</dc:date>
            </office:change-info>
            <text:p text:style-name="Text_20_body"/>
            <text:p text:style-name="Text_20_body">2*</text:p>
          </text:deletion>
        </text:changed-region>
        <text:changed-region xml:id="ct257846880" text:id="ct257846880">
          <text:insertion>
            <office:change-info>
              <dc:creator>Peter Camilleri</dc:creator>
              <dc:date>2015-04-25T17:39:00</dc:date>
            </office:change-info>
          </text:insertion>
        </text:changed-region>
        <text:changed-region xml:id="ct257846984" text:id="ct257846984">
          <text:insertion>
            <office:change-info>
              <dc:creator>Peter Camilleri</dc:creator>
              <dc:date>2015-04-25T17:39:00</dc:date>
            </office:change-info>
          </text:insertion>
        </text:changed-region>
        <text:changed-region xml:id="ct257847088" text:id="ct257847088">
          <text:insertion>
            <office:change-info>
              <dc:creator>Peter Camilleri</dc:creator>
              <dc:date>2015-04-25T17:39:00</dc:date>
            </office:change-info>
          </text:insertion>
        </text:changed-region>
        <text:changed-region xml:id="ct257847192" text:id="ct257847192">
          <text:insertion>
            <office:change-info>
              <dc:creator>Peter Camilleri</dc:creator>
              <dc:date>2015-04-25T17:39:00</dc:date>
            </office:change-info>
          </text:insertion>
        </text:changed-region>
        <text:changed-region xml:id="ct257847296" text:id="ct257847296">
          <text:deletion>
            <office:change-info>
              <dc:creator>Peter Camilleri</dc:creator>
              <dc:date>2015-04-25T23:23:00</dc:date>
            </office:change-info>
            <text:p text:style-name="Text_20_body"/>
            <text:p text:style-name="Text_20_body">2+</text:p>
          </text:deletion>
        </text:changed-region>
        <text:changed-region xml:id="ct257847400" text:id="ct257847400">
          <text:insertion>
            <office:change-info>
              <dc:creator>Peter Camilleri</dc:creator>
              <dc:date>2015-04-25T17:39:00</dc:date>
            </office:change-info>
          </text:insertion>
        </text:changed-region>
        <text:changed-region xml:id="ct257847504" text:id="ct257847504">
          <text:insertion>
            <office:change-info>
              <dc:creator>Peter Camilleri</dc:creator>
              <dc:date>2015-04-25T17:39:00</dc:date>
            </office:change-info>
          </text:insertion>
        </text:changed-region>
        <text:changed-region xml:id="ct257847608" text:id="ct257847608">
          <text:insertion>
            <office:change-info>
              <dc:creator>Peter Camilleri</dc:creator>
              <dc:date>2015-04-25T17:39:00</dc:date>
            </office:change-info>
          </text:insertion>
        </text:changed-region>
        <text:changed-region xml:id="ct257847712" text:id="ct257847712">
          <text:insertion>
            <office:change-info>
              <dc:creator>Peter Camilleri</dc:creator>
              <dc:date>2015-04-25T17:39:00</dc:date>
            </office:change-info>
          </text:insertion>
        </text:changed-region>
        <text:changed-region xml:id="ct257847816" text:id="ct257847816">
          <text:deletion>
            <office:change-info>
              <dc:creator>Peter Camilleri</dc:creator>
              <dc:date>2015-04-25T23:23:00</dc:date>
            </office:change-info>
            <text:p text:style-name="Text_20_body"/>
            <text:p text:style-name="Text_20_body">2-</text:p>
          </text:deletion>
        </text:changed-region>
        <text:changed-region xml:id="ct257847920" text:id="ct257847920">
          <text:insertion>
            <office:change-info>
              <dc:creator>Peter Camilleri</dc:creator>
              <dc:date>2015-04-25T17:39:00</dc:date>
            </office:change-info>
          </text:insertion>
        </text:changed-region>
        <text:changed-region xml:id="ct257848024" text:id="ct257848024">
          <text:insertion>
            <office:change-info>
              <dc:creator>Peter Camilleri</dc:creator>
              <dc:date>2015-04-25T17:39:00</dc:date>
            </office:change-info>
          </text:insertion>
        </text:changed-region>
        <text:changed-region xml:id="ct257848128" text:id="ct257848128">
          <text:insertion>
            <office:change-info>
              <dc:creator>Peter Camilleri</dc:creator>
              <dc:date>2015-04-25T17:39:00</dc:date>
            </office:change-info>
          </text:insertion>
        </text:changed-region>
        <text:changed-region xml:id="ct257848232" text:id="ct257848232">
          <text:insertion>
            <office:change-info>
              <dc:creator>Peter Camilleri</dc:creator>
              <dc:date>2015-04-25T17:39:00</dc:date>
            </office:change-info>
          </text:insertion>
        </text:changed-region>
        <text:changed-region xml:id="ct257848336" text:id="ct257848336">
          <text:deletion>
            <office:change-info>
              <dc:creator>Peter Camilleri</dc:creator>
              <dc:date>2015-04-25T23:24:00</dc:date>
            </office:change-info>
            <text:p text:style-name="Text_20_body"/>
            <text:p text:style-name="Text_20_body">2/</text:p>
          </text:deletion>
        </text:changed-region>
        <text:changed-region xml:id="ct257848440" text:id="ct257848440">
          <text:insertion>
            <office:change-info>
              <dc:creator>Peter Camilleri</dc:creator>
              <dc:date>2015-04-25T17:39:00</dc:date>
            </office:change-info>
          </text:insertion>
        </text:changed-region>
        <text:changed-region xml:id="ct257848544" text:id="ct257848544">
          <text:insertion>
            <office:change-info>
              <dc:creator>Peter Camilleri</dc:creator>
              <dc:date>2015-04-25T17:39:00</dc:date>
            </office:change-info>
          </text:insertion>
        </text:changed-region>
        <text:changed-region xml:id="ct257848648" text:id="ct257848648">
          <text:insertion>
            <office:change-info>
              <dc:creator>Peter Camilleri</dc:creator>
              <dc:date>2015-04-25T17:39:00</dc:date>
            </office:change-info>
          </text:insertion>
        </text:changed-region>
        <text:changed-region xml:id="ct257848752" text:id="ct257848752">
          <text:insertion>
            <office:change-info>
              <dc:creator>Peter Camilleri</dc:creator>
              <dc:date>2015-04-25T17:39:00</dc:date>
            </office:change-info>
          </text:insertion>
        </text:changed-region>
        <text:changed-region xml:id="ct257848856" text:id="ct257848856">
          <text:deletion>
            <office:change-info>
              <dc:creator>Peter Camilleri</dc:creator>
              <dc:date>2015-04-25T23:24:00</dc:date>
            </office:change-info>
            <text:p text:style-name="Text_20_body"/>
            <text:p text:style-name="Text_20_body">&lt;</text:p>
          </text:deletion>
        </text:changed-region>
        <text:changed-region xml:id="ct257848960" text:id="ct257848960">
          <text:insertion>
            <office:change-info>
              <dc:creator>Peter Camilleri</dc:creator>
              <dc:date>2015-04-25T17:39:00</dc:date>
            </office:change-info>
          </text:insertion>
        </text:changed-region>
        <text:changed-region xml:id="ct257849064" text:id="ct257849064">
          <text:insertion>
            <office:change-info>
              <dc:creator>Peter Camilleri</dc:creator>
              <dc:date>2015-04-25T17:39:00</dc:date>
            </office:change-info>
          </text:insertion>
        </text:changed-region>
        <text:changed-region xml:id="ct257849168" text:id="ct257849168">
          <text:insertion>
            <office:change-info>
              <dc:creator>Peter Camilleri</dc:creator>
              <dc:date>2015-04-25T17:39:00</dc:date>
            </office:change-info>
          </text:insertion>
        </text:changed-region>
        <text:changed-region xml:id="ct257849272" text:id="ct257849272">
          <text:insertion>
            <office:change-info>
              <dc:creator>Peter Camilleri</dc:creator>
              <dc:date>2015-04-25T17:39:00</dc:date>
            </office:change-info>
          </text:insertion>
        </text:changed-region>
        <text:changed-region xml:id="ct257849376" text:id="ct257849376">
          <text:insertion>
            <office:change-info>
              <dc:creator>Peter Camilleri</dc:creator>
              <dc:date>2015-04-25T17:39:00</dc:date>
            </office:change-info>
          </text:insertion>
        </text:changed-region>
        <text:changed-region xml:id="ct257849480" text:id="ct257849480">
          <text:deletion>
            <office:change-info>
              <dc:creator>Peter Camilleri</dc:creator>
              <dc:date>2015-04-25T23:24:00</dc:date>
            </office:change-info>
            <text:p text:style-name="Text_20_body"/>
            <text:p text:style-name="Text_20_body">&lt;=</text:p>
          </text:deletion>
        </text:changed-region>
        <text:changed-region xml:id="ct257849584" text:id="ct257849584">
          <text:insertion>
            <office:change-info>
              <dc:creator>Peter Camilleri</dc:creator>
              <dc:date>2015-04-25T17:39:00</dc:date>
            </office:change-info>
          </text:insertion>
        </text:changed-region>
        <text:changed-region xml:id="ct257849688" text:id="ct257849688">
          <text:insertion>
            <office:change-info>
              <dc:creator>Peter Camilleri</dc:creator>
              <dc:date>2015-04-25T17:39:00</dc:date>
            </office:change-info>
          </text:insertion>
        </text:changed-region>
        <text:changed-region xml:id="ct257849792" text:id="ct257849792">
          <text:insertion>
            <office:change-info>
              <dc:creator>Peter Camilleri</dc:creator>
              <dc:date>2015-04-25T17:39:00</dc:date>
            </office:change-info>
          </text:insertion>
        </text:changed-region>
        <text:changed-region xml:id="ct257849896" text:id="ct257849896">
          <text:insertion>
            <office:change-info>
              <dc:creator>Peter Camilleri</dc:creator>
              <dc:date>2015-04-25T17:39:00</dc:date>
            </office:change-info>
          </text:insertion>
        </text:changed-region>
        <text:changed-region xml:id="ct257850000" text:id="ct257850000">
          <text:insertion>
            <office:change-info>
              <dc:creator>Peter Camilleri</dc:creator>
              <dc:date>2015-04-25T17:39:00</dc:date>
            </office:change-info>
          </text:insertion>
        </text:changed-region>
        <text:changed-region xml:id="ct257850104" text:id="ct257850104">
          <text:deletion>
            <office:change-info>
              <dc:creator>Peter Camilleri</dc:creator>
              <dc:date>2015-04-25T23:24:00</dc:date>
            </office:change-info>
            <text:p text:style-name="Text_20_body"/>
            <text:p text:style-name="Text_20_body">&lt;=&gt;</text:p>
          </text:deletion>
        </text:changed-region>
        <text:changed-region xml:id="ct257850208" text:id="ct257850208">
          <text:insertion>
            <office:change-info>
              <dc:creator>Peter Camilleri</dc:creator>
              <dc:date>2015-04-25T17:39:00</dc:date>
            </office:change-info>
          </text:insertion>
        </text:changed-region>
        <text:changed-region xml:id="ct257850312" text:id="ct257850312">
          <text:insertion>
            <office:change-info>
              <dc:creator>Peter Camilleri</dc:creator>
              <dc:date>2015-04-25T17:39:00</dc:date>
            </office:change-info>
          </text:insertion>
        </text:changed-region>
        <text:changed-region xml:id="ct257850416" text:id="ct257850416">
          <text:insertion>
            <office:change-info>
              <dc:creator>Peter Camilleri</dc:creator>
              <dc:date>2015-04-25T17:39:00</dc:date>
            </office:change-info>
          </text:insertion>
        </text:changed-region>
        <text:changed-region xml:id="ct257850520" text:id="ct257850520">
          <text:insertion>
            <office:change-info>
              <dc:creator>Peter Camilleri</dc:creator>
              <dc:date>2015-04-25T17:39:00</dc:date>
            </office:change-info>
          </text:insertion>
        </text:changed-region>
        <text:changed-region xml:id="ct257850624" text:id="ct257850624">
          <text:insertion>
            <office:change-info>
              <dc:creator>Peter Camilleri</dc:creator>
              <dc:date>2015-04-25T17:39:00</dc:date>
            </office:change-info>
          </text:insertion>
        </text:changed-region>
        <text:changed-region xml:id="ct257850832" text:id="ct257850832">
          <text:deletion>
            <office:change-info>
              <dc:creator>Peter Camilleri</dc:creator>
              <dc:date>2015-04-25T23:25:00</dc:date>
            </office:change-info>
            <text:p text:style-name="Text_20_body"/>
            <text:p text:style-name="Text_20_body"/>
          </text:deletion>
        </text:changed-region>
        <text:changed-region xml:id="ct257850728" text:id="ct257850728">
          <text:deletion>
            <office:change-info>
              <dc:creator>Peter Camilleri</dc:creator>
              <dc:date>2015-04-25T23:24:00</dc:date>
            </office:change-info>
            <text:p text:style-name="Text_20_body">&gt;</text:p>
          </text:deletion>
        </text:changed-region>
        <text:changed-region xml:id="ct257850936" text:id="ct257850936">
          <text:insertion>
            <office:change-info>
              <dc:creator>Peter Camilleri</dc:creator>
              <dc:date>2015-04-25T17:39:00</dc:date>
            </office:change-info>
          </text:insertion>
        </text:changed-region>
        <text:changed-region xml:id="ct257851040" text:id="ct257851040">
          <text:insertion>
            <office:change-info>
              <dc:creator>Peter Camilleri</dc:creator>
              <dc:date>2015-04-25T17:39:00</dc:date>
            </office:change-info>
          </text:insertion>
        </text:changed-region>
        <text:changed-region xml:id="ct257998416" text:id="ct257998416">
          <text:insertion>
            <office:change-info>
              <dc:creator>Peter Camilleri</dc:creator>
              <dc:date>2015-04-25T17:39:00</dc:date>
            </office:change-info>
          </text:insertion>
        </text:changed-region>
        <text:changed-region xml:id="ct257998520" text:id="ct257998520">
          <text:insertion>
            <office:change-info>
              <dc:creator>Peter Camilleri</dc:creator>
              <dc:date>2015-04-25T17:39:00</dc:date>
            </office:change-info>
          </text:insertion>
        </text:changed-region>
        <text:changed-region xml:id="ct257998624" text:id="ct257998624">
          <text:insertion>
            <office:change-info>
              <dc:creator>Peter Camilleri</dc:creator>
              <dc:date>2015-04-25T17:39:00</dc:date>
            </office:change-info>
          </text:insertion>
        </text:changed-region>
        <text:changed-region xml:id="ct257998728" text:id="ct257998728">
          <text:deletion>
            <office:change-info>
              <dc:creator>Peter Camilleri</dc:creator>
              <dc:date>2015-04-25T23:25:00</dc:date>
            </office:change-info>
            <text:p text:style-name="Text_20_body"/>
            <text:p text:style-name="Text_20_body">&gt;=</text:p>
          </text:deletion>
        </text:changed-region>
        <text:changed-region xml:id="ct257998832" text:id="ct257998832">
          <text:insertion>
            <office:change-info>
              <dc:creator>Peter Camilleri</dc:creator>
              <dc:date>2015-04-25T17:39:00</dc:date>
            </office:change-info>
          </text:insertion>
        </text:changed-region>
        <text:changed-region xml:id="ct257998936" text:id="ct257998936">
          <text:insertion>
            <office:change-info>
              <dc:creator>Peter Camilleri</dc:creator>
              <dc:date>2015-04-25T17:39:00</dc:date>
            </office:change-info>
          </text:insertion>
        </text:changed-region>
        <text:changed-region xml:id="ct257999040" text:id="ct257999040">
          <text:insertion>
            <office:change-info>
              <dc:creator>Peter Camilleri</dc:creator>
              <dc:date>2015-04-25T17:39:00</dc:date>
            </office:change-info>
          </text:insertion>
        </text:changed-region>
        <text:changed-region xml:id="ct257999144" text:id="ct257999144">
          <text:insertion>
            <office:change-info>
              <dc:creator>Peter Camilleri</dc:creator>
              <dc:date>2015-04-25T17:39:00</dc:date>
            </office:change-info>
          </text:insertion>
        </text:changed-region>
        <text:changed-region xml:id="ct257999248" text:id="ct257999248">
          <text:insertion>
            <office:change-info>
              <dc:creator>Peter Camilleri</dc:creator>
              <dc:date>2015-04-25T17:39:00</dc:date>
            </office:change-info>
          </text:insertion>
        </text:changed-region>
        <text:changed-region xml:id="ct257999352" text:id="ct257999352">
          <text:deletion>
            <office:change-info>
              <dc:creator>Peter Camilleri</dc:creator>
              <dc:date>2015-04-25T23:25:00</dc:date>
            </office:change-info>
            <text:p text:style-name="Text_20_body"/>
            <text:p text:style-name="Text_20_body">mod</text:p>
          </text:deletion>
        </text:changed-region>
        <text:changed-region xml:id="ct257999456" text:id="ct257999456">
          <text:insertion>
            <office:change-info>
              <dc:creator>Peter Camilleri</dc:creator>
              <dc:date>2015-04-25T17:39:00</dc:date>
            </office:change-info>
          </text:insertion>
        </text:changed-region>
        <text:changed-region xml:id="ct257999560" text:id="ct257999560">
          <text:insertion>
            <office:change-info>
              <dc:creator>Peter Camilleri</dc:creator>
              <dc:date>2015-04-25T17:39:00</dc:date>
            </office:change-info>
          </text:insertion>
        </text:changed-region>
        <text:changed-region xml:id="ct257999664" text:id="ct257999664">
          <text:insertion>
            <office:change-info>
              <dc:creator>Peter Camilleri</dc:creator>
              <dc:date>2015-04-25T17:39:00</dc:date>
            </office:change-info>
          </text:insertion>
        </text:changed-region>
        <text:changed-region xml:id="ct257999768" text:id="ct257999768">
          <text:insertion>
            <office:change-info>
              <dc:creator>Peter Camilleri</dc:creator>
              <dc:date>2015-04-25T17:39:00</dc:date>
            </office:change-info>
          </text:insertion>
        </text:changed-region>
        <text:changed-region xml:id="ct257999872" text:id="ct257999872">
          <text:deletion>
            <office:change-info>
              <dc:creator>Peter Camilleri</dc:creator>
              <dc:date>2015-04-25T23:25:00</dc:date>
            </office:change-info>
            <text:p text:style-name="Text_20_body"/>
            <text:p text:style-name="Text_20_body">neg</text:p>
          </text:deletion>
        </text:changed-region>
        <text:changed-region xml:id="ct257999976" text:id="ct257999976">
          <text:insertion>
            <office:change-info>
              <dc:creator>Peter Camilleri</dc:creator>
              <dc:date>2015-04-25T17:39:00</dc:date>
            </office:change-info>
          </text:insertion>
        </text:changed-region>
        <text:changed-region xml:id="ct258000080" text:id="ct258000080">
          <text:insertion>
            <office:change-info>
              <dc:creator>Peter Camilleri</dc:creator>
              <dc:date>2015-04-25T17:39:00</dc:date>
            </office:change-info>
          </text:insertion>
        </text:changed-region>
        <text:changed-region xml:id="ct258000184" text:id="ct258000184">
          <text:insertion>
            <office:change-info>
              <dc:creator>Peter Camilleri</dc:creator>
              <dc:date>2015-04-25T17:39:00</dc:date>
            </office:change-info>
          </text:insertion>
        </text:changed-region>
        <text:changed-region xml:id="ct258000288" text:id="ct258000288">
          <text:insertion>
            <office:change-info>
              <dc:creator>Peter Camilleri</dc:creator>
              <dc:date>2015-04-25T17:39:00</dc:date>
            </office:change-info>
          </text:insertion>
        </text:changed-region>
        <text:changed-region xml:id="ct258000392" text:id="ct25800039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Text_20_body"/>
      <text:p text:style-name="Text_20_body"/>
      <text:p text:style-name="Text_20_body"/>
      <text:p text:style-name="P52">The fOOrth User's Guide </text:p>
      <text:p text:style-name="P52">and</text:p>
      <text:p text:style-name="P52">Reference</text:p>
      <text:p text:style-name="Subtitle">An RPN, object oriented language that is not FORTH.</text:p>
      <text:p text:style-name="Subtitle">by Peter Camilleri </text:p>
      <text:p text:style-name="Text_20_body"/>
      <text:p text:style-name="P5">Last Update: May 7, 2015</text:p>
      <text:p text:style-name="P5">Covering fOOrth version 0.0.3</text:p>
      <text:p text:style-name="P5">Status: Unpublished.</text:p>
      <text:p text:style-name="Text_20_body"/>
      <text:p text:style-name="Text_20_body"/>
      <text:p text:style-name="Text_20_body"/>
      <text:p text:style-name="P64"/>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3">Table of Contents</text:p>
          </text:index-title>
          <text:p text:style-name="P74">The MIT License (MIT).<text:tab/>5</text:p>
          <text:p text:style-name="P74">Introduction<text:tab/>6</text:p>
          <text:p text:style-name="P75">About the name fOOrth<text:tab/>6</text:p>
          <text:p text:style-name="P75">How fOOrth came to be<text:tab/>6</text:p>
          <text:p text:style-name="P75">Goals and Principles<text:tab/>7</text:p>
          <text:p text:style-name="P75">Report Card<text:tab/>8</text:p>
          <text:p text:style-name="P75">Special Note of Thanks<text:tab/>8</text:p>
          <text:p text:style-name="P74">Installation<text:tab/>9</text:p>
          <text:p text:style-name="P75">Ruby<text:tab/>9</text:p>
          <text:p text:style-name="P75">fOOrth<text:tab/>9</text:p>
          <text:p text:style-name="P75">Running fOOrth<text:tab/>10</text:p>
          <text:p text:style-name="P75">Testing<text:tab/>10</text:p>
          <text:p text:style-name="P75">Source Archive<text:tab/>11</text:p>
          <text:p text:style-name="P74">First Steps<text:tab/>12</text:p>
          <text:p text:style-name="P74">The Syntax and Style of fOOrth<text:tab/>14</text:p>
          <text:p text:style-name="P75">Syntax<text:tab/>14</text:p>
          <text:p text:style-name="P75">Spaces<text:tab/>14</text:p>
          <text:p text:style-name="P75">Comments<text:tab/>14</text:p>
          <text:p text:style-name="P75">String Literals<text:tab/>14</text:p>
          <text:p text:style-name="P75">Numeric Literals<text:tab/>15</text:p>
          <text:p text:style-name="P74">A fOOrth Calculator<text:tab/>16</text:p>
          <text:p text:style-name="P75">The Basics<text:tab/>16</text:p>
          <text:p text:style-name="P75">Stack Manipulation<text:tab/>17</text:p>
          <text:p text:style-name="P75">Programming<text:tab/>19</text:p>
          <text:p text:style-name="P75">Control Structures<text:tab/>20</text:p>
          <text:p text:style-name="P75">Data Memory<text:tab/>24</text:p>
          <text:p text:style-name="P74">Data Storage in fOOrth<text:tab/>25</text:p>
          <text:p text:style-name="P75">Typing<text:tab/>25</text:p>
          <text:p text:style-name="P75">Declarations<text:tab/>25</text:p>
          <text:p text:style-name="P75">Scoping<text:tab/>25</text:p>
          <text:p text:style-name="P75">Referencing<text:tab/>26</text:p>
          <text:p text:style-name="P75">Mutation<text:tab/>27</text:p>
          <text:p text:style-name="P74">Cloning Data<text:tab/>29</text:p>
          <text:p text:style-name="P75">Deep vs Shallow Copy<text:tab/>29</text:p>
          <text:p text:style-name="P75">Permissive Copying<text:tab/>32</text:p>
          <text:p text:style-name="P74">Handling Exceptions<text:tab/>33</text:p>
          <text:p text:style-name="P75">The Nature of Exceptions in fOOrth<text:tab/>33</text:p>
          <text:p text:style-name="P75">Handling Errors<text:tab/>33</text:p>
          <text:p text:style-name="P75">Generating Errors<text:tab/>38</text:p>
          <text:p text:style-name="P75">fOOrth Native Exception Codes:<text:tab/>39</text:p>
          <text:p text:style-name="P75">Application Error Codes:<text:tab/>40</text:p>
          <text:p text:style-name="P75">Ruby Mapped Exception Codes:<text:tab/>40</text:p>
          <text:p text:style-name="P74">The Class Tree<text:tab/>45</text:p>
          <text:p text:style-name="P75">A Brief Overview of Key OO Concepts<text:tab/>45</text:p>
          <text:p text:style-name="P75">Classes<text:tab/>45</text:p>
          <text:p text:style-name="P75">Inheritance<text:tab/>46</text:p>
          <text:p text:style-name="P75">Methods<text:tab/>46</text:p>
          <text:p text:style-name="P75">Late Binding and Polymorphism<text:tab/>46</text:p>
          <text:p text:style-name="P75">Prototypes<text:tab/>46</text:p>
          <text:p text:style-name="P74">Method Mapping<text:tab/>47</text:p>
          <text:p text:style-name="P75">Exploring the mapping system<text:tab/>47</text:p>
          <text:p text:style-name="P74">Context<text:tab/>49</text:p>
          <text:p text:style-name="P75">Exploring Context<text:tab/>49</text:p>
          <text:p text:style-name="P75">Tracking the Virtual Machine<text:tab/>51</text:p>
          <text:p text:style-name="P74">Routing<text:tab/>52</text:p>
          <text:p text:style-name="P75">Virtual Machine Methods<text:tab/>52</text:p>
          <text:p text:style-name="P75">Shared Methods<text:tab/>52</text:p>
          <text:p text:style-name="P75">Exclusive Methods<text:tab/>53</text:p>
          <text:p text:style-name="P75">Shared Stub Methods<text:tab/>53</text:p>
          <text:p text:style-name="P75">Exclusive Stub Methods<text:tab/>54</text:p>
          <text:p text:style-name="P75">Local Methods<text:tab/>54</text:p>
          <text:p text:style-name="P75">Routing Internals<text:tab/>54</text:p>
          <text:p text:style-name="P74">Self<text:tab/>57</text:p>
          <text:p text:style-name="P75">Applying Self<text:tab/>57</text:p>
          <text:p text:style-name="P75">Changing Self<text:tab/>58</text:p>
          <text:p text:style-name="P74">Boolean Data<text:tab/>59</text:p>
          <text:p text:style-name="P75">What values represent true and false<text:tab/>59</text:p>
          <text:p text:style-name="P75">Processing Boolean Data<text:tab/>59</text:p>
          <text:p text:style-name="P75">Boolean Constants<text:tab/>59</text:p>
          <text:p text:style-name="P74">Numeric Data<text:tab/>60</text:p>
          <text:p text:style-name="P74">Array<text:tab/>61</text:p>
          <text:p text:style-name="P75">Array Literals<text:tab/>61</text:p>
          <text:p text:style-name="P75">Class Methods<text:tab/>62</text:p>
          <text:p text:style-name="P75">Instance Methods<text:tab/>63</text:p>
          <text:p text:style-name="P74">Class<text:tab/>74</text:p>
          <text:p text:style-name="P75">Instance Methods<text:tab/>74</text:p>
          <text:p text:style-name="P75">Commands<text:tab/>77</text:p>
          <text:p text:style-name="P74">Complex<text:tab/>79</text:p>
          <text:p text:style-name="P75">Complex Literals<text:tab/>79</text:p>
          <text:p text:style-name="P75">Instance Methods<text:tab/>80</text:p>
          <text:p text:style-name="P75">Instance Stubs<text:tab/>81</text:p>
          <text:p text:style-name="P74">FalseClass<text:tab/>82</text:p>
          <text:p text:style-name="P75">FalseClass Literals<text:tab/>82</text:p>
          <text:p text:style-name="P75">Instance Methods<text:tab/>82</text:p>
          <text:p text:style-name="P74"><text:soft-page-break/>Float<text:tab/>84</text:p>
          <text:p text:style-name="P75">Float Literals<text:tab/>84</text:p>
          <text:p text:style-name="P74">Hash<text:tab/>85</text:p>
          <text:p text:style-name="P75">Hash Literals<text:tab/>85</text:p>
          <text:p text:style-name="P75">Instance Methods<text:tab/>85</text:p>
          <text:p text:style-name="P74">InStream<text:tab/>88</text:p>
          <text:p text:style-name="P75">Class Methods<text:tab/>88</text:p>
          <text:p text:style-name="P75">Instance Methods<text:tab/>89</text:p>
          <text:p text:style-name="P75">Class Stubs<text:tab/>90</text:p>
          <text:p text:style-name="P74">Integer<text:tab/>91</text:p>
          <text:p text:style-name="P75">Integer Literals<text:tab/>91</text:p>
          <text:p text:style-name="P75">Instance Methods<text:tab/>91</text:p>
          <text:p text:style-name="P74">NilClass<text:tab/>96</text:p>
          <text:p text:style-name="P75">NilClass Literals<text:tab/>96</text:p>
          <text:p text:style-name="P75">Instance Methods<text:tab/>96</text:p>
          <text:p text:style-name="P74">Numeric<text:tab/>98</text:p>
          <text:p text:style-name="P75">Special Numeric Values<text:tab/>98</text:p>
          <text:p text:style-name="P75">Instance Methods<text:tab/>100</text:p>
          <text:p text:style-name="P74">Object<text:tab/>122</text:p>
          <text:p text:style-name="P75">Instance Methods<text:tab/>122</text:p>
          <text:p text:style-name="P75">Commands<text:tab/>134</text:p>
          <text:p text:style-name="P74">OutStream<text:tab/>136</text:p>
          <text:p text:style-name="P75">Class Methods<text:tab/>136</text:p>
          <text:p text:style-name="P75">Instance Methods<text:tab/>137</text:p>
          <text:p text:style-name="P75">Class Stubs<text:tab/>140</text:p>
          <text:p text:style-name="P74">Procedure<text:tab/>141</text:p>
          <text:p text:style-name="P75">Procedure Literals<text:tab/>141</text:p>
          <text:p text:style-name="P75">Instance Methods<text:tab/>141</text:p>
          <text:p text:style-name="P74">Queue<text:tab/>143</text:p>
          <text:p text:style-name="P75">Instance Methods<text:tab/>143</text:p>
          <text:p text:style-name="P74">Rational<text:tab/>145</text:p>
          <text:p text:style-name="P75">Rational Literals<text:tab/>145</text:p>
          <text:p text:style-name="P75">Instance Methods<text:tab/>145</text:p>
          <text:p text:style-name="P74">Stack<text:tab/>146</text:p>
          <text:p text:style-name="P75">Instance Methods<text:tab/>146</text:p>
          <text:p text:style-name="P74">String<text:tab/>148</text:p>
          <text:p text:style-name="P75">String Literals<text:tab/>148</text:p>
          <text:p text:style-name="P75">Format Strings<text:tab/>149</text:p>
          <text:p text:style-name="P75">Instance Methods<text:tab/>152</text:p>
          <text:p text:style-name="P74">Thread<text:tab/>165</text:p>
          <text:p text:style-name="P75">Class Methods<text:tab/>165</text:p>
          <text:p text:style-name="P75">Instance Methods<text:tab/>166</text:p>
          <text:p text:style-name="P74">TrueClass<text:tab/>168</text:p>
          <text:p text:style-name="P75">TrueClass Literals<text:tab/>168</text:p>
          <text:p text:style-name="P74">VirtualMachine<text:tab/>169</text:p>
          <text:p text:style-name="P75">Instance Methods<text:tab/>169</text:p>
          <text:p text:style-name="P75">Commands<text:tab/>189</text:p>
          <text:p text:style-name="P74">Appendix A – Symbol Glossary<text:tab/>194</text:p>
          <text:p text:style-name="P74">Appendix B – Regular Expressions<text:tab/>196</text:p>
          <text:p text:style-name="P74">Edit History:<text:tab/>200</text:p>
        </text:index-body>
      </text:table-of-content>
      <text:p text:style-name="Text_20_body"/>
      <text:h text:style-name="P72"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1" text:outline-level="1">Introduction</text:h>
      <text:h text:style-name="Heading_20_2" text:outline-level="2">About the name fOOrth</text:h>
      <text:p text:style-name="Standard"/>
      <text:p text:style-name="P55">The name of programming language fOOrth is an example of a malamanteau<text:note text:id="ftn1" text:note-class="footnote"><text:note-citation>1</text:note-citation><text:note-body><text:p text:style-name="P53">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5">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5">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048396714029211082" text:style-name="L1">
        <text:list-item>
          <text:p text:style-name="P80">A Simple, Easy-to-Understand syntax that is none the less, Expressive and Compact:</text:p>
        </text:list-item>
      </text:list>
      <text:list xml:id="list5759998185094483936" text:style-name="L2">
        <text:list-item>
          <text:list>
            <text:list-item>
              <text:p text:style-name="P81">Source code in fOOrth is free-form with no line oriented limitations or rules.</text:p>
            </text:list-item>
            <text:list-item>
              <text:p text:style-name="P81">Support is given to the easy representation of common literal data such as strings, integers, floating point numbers, rational numbers, and complex numbers.</text:p>
            </text:list-item>
          </text:list>
        </text:list-item>
      </text:list>
      <text:list xml:id="list32742638" text:continue-list="list5048396714029211082" text:style-name="L1">
        <text:list-item>
          <text:p text:style-name="P80">Safe Data and Data Structures:</text:p>
        </text:list-item>
      </text:list>
      <text:list xml:id="list1538337469322056001" text:style-name="L3">
        <text:list-item>
          <text:list>
            <text:list-item>
              <text:p text:style-name="P82">Simple, reliable arithmetic. In fOOrth, integer operations never overflow. Rational values can be represented exactly, complex numbers are supported, and conversions between numeric types are simple.</text:p>
            </text:list-item>
            <text:list-item>
              <text:p text:style-name="P82"><text:soft-page-break/>Strings grow as needed without the need to allocate space or worry about overflow.</text:p>
            </text:list-item>
            <text:list-item>
              <text:p text:style-name="P82">Data containers such as arrays and hashes grow as needed. Out of range subscripts cannot access undefined memory regions. </text:p>
            </text:list-item>
          </text:list>
        </text:list-item>
      </text:list>
      <text:list xml:id="list32751039" text:continue-list="list32742638" text:style-name="L1">
        <text:list-item>
          <text:p text:style-name="P80">Message Passing:</text:p>
        </text:list-item>
      </text:list>
      <text:list xml:id="list349160879534400481" text:style-name="L4">
        <text:list-item>
          <text:list>
            <text:list-item>
              <text:p text:style-name="P100">In fOOrth all actions take the form of messages sent to a receiver.</text:p>
            </text:list-item>
            <text:list-item>
              <text:p text:style-name="P100">The routing of messages is specified by the exact type of the message.</text:p>
            </text:list-item>
            <text:list-item>
              <text:p text:style-name="P100">Message receivers include data items on the stack as well as the virtual machine object associated with the current thread of execution.</text:p>
            </text:list-item>
            <text:list-item>
              <text:p text:style-name="P100">Messages for which no routing specification can be found, generate an error at compile time.</text:p>
            </text:list-item>
          </text:list>
        </text:list-item>
      </text:list>
      <text:list xml:id="list32770239" text:continue-list="list32751039" text:style-name="L1">
        <text:list-item>
          <text:p text:style-name="P80">Object Oriented Design:</text:p>
        </text:list-item>
      </text:list>
      <text:list xml:id="list6823155953769994993" text:style-name="L5">
        <text:list-item>
          <text:list>
            <text:list-item>
              <text:p text:style-name="P83">Support class based inheritance, with a non-cyclic (single inheritance) tree derived from a common base Object class.</text:p>
            </text:list-item>
            <text:list-item>
              <text:p text:style-name="P101">Support late binding and polymorphism through message interface compatibility or “duck” typing.</text:p>
            </text:list-item>
          </text:list>
        </text:list-item>
      </text:list>
      <text:list xml:id="list32755031" text:continue-list="list32770239" text:style-name="L1">
        <text:list-item>
          <text:p text:style-name="P80">Meta programming: </text:p>
        </text:list-item>
      </text:list>
      <text:list xml:id="list2304004681982770187" text:style-name="L6">
        <text:list-item>
          <text:list>
            <text:list-item>
              <text:p text:style-name="P102">Support extensible language constructs by making the compiler an accessible part of the system.</text:p>
            </text:list-item>
          </text:list>
        </text:list-item>
      </text:list>
      <text:list xml:id="list32752888" text:continue-list="list32755031" text:style-name="L1">
        <text:list-item>
          <text:p text:style-name="P80">Reliability:</text:p>
        </text:list-item>
      </text:list>
      <text:list xml:id="list4750071120482902325" text:style-name="L7">
        <text:list-item>
          <text:list>
            <text:list-item>
              <text:p text:style-name="P103">Errors should be detected as soon as possible. </text:p>
            </text:list-item>
          </text:list>
        </text:list-item>
      </text:list>
      <text:list xml:id="list32746314" text:continue-list="list32752888" text:style-name="L1">
        <text:list-item>
          <text:p text:style-name="P84">Building on the host language:</text:p>
        </text:list-item>
      </text:list>
      <text:list xml:id="list2228125387966970272" text:style-name="L8">
        <text:list-item>
          <text:list>
            <text:list-item>
              <text:p text:style-name="P8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66780060"/>Thanks<text:alphabetical-index-mark-end text:id="IMark166780060"/></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5371558212063721" text:style-name="L9">
        <text:list-item>
          <text:p text:style-name="P104">ruby 1.9.3p484 (2013-11-22) [i386-mingw32]</text:p>
        </text:list-item>
        <text:list-item>
          <text:p text:style-name="P104">ruby 2.1.5p273 (2014-11-13 revision 48405) [i386-mingw32]</text:p>
        </text:list-item>
        <text:list-item>
          <text:p text:style-name="P104">Rubinius – to be tested!</text:p>
        </text:list-item>
        <text:list-item>
          <text:p text:style-name="P104">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5">Once fOOrth is installed, there are several options for running the language environment. These are:</text:p>
      <text:p text:style-name="P55"/>
      <text:h text:style-name="Heading_20_3" text:outline-level="3"><text:alphabetical-index-mark-start text:id="IMark166780060"/>Rake<text:alphabetical-index-mark-end text:id="IMark166780060"/>:</text:h>
      <text:p text:style-name="P55">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6780060"/>Demo.rb<text:alphabetical-index-mark-end text:id="IMark1667800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66780060"/>Testing<text:alphabetical-index-mark-end text:id="IMark16678006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66780060"/>Known Issues<text:alphabetical-index-mark-end text:id="IMark16678006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66780060"/>Archive<text:alphabetical-index-mark-end text:id="IMark16678006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55362648"/>F10:<text:change-end text:change-id="ct255362648"/><text:change-start text:change-id="ct255362752"/> <text:change-end text:change-id="ct25536275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67938764"/>drop<text:alphabetical-index-mark-end text:id="IMark167938764"/>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167938764"/>dup<text:alphabetical-index-mark-end text:id="IMark167938764"/>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8">&gt;</text:p>
          </table:table-cell>
        </table:table-row>
        <table:table-row table:style-name="Table54.1">
          <table:table-cell table:style-name="Table54.A2" office:value-type="string">
            <text:p text:style-name="P2"><text:alphabetical-index-mark-start text:id="IMark167938764"/>nip<text:alphabetical-index-mark-end text:id="IMark167938764"/>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167938764"/>over<text:alphabetical-index-mark-end text:id="IMark167938764"/>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67938764"/>pick<text:alphabetical-index-mark-end text:id="IMark167938764"/>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67938764"/>swap<text:alphabetical-index-mark-end text:id="IMark167938764"/>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8">&gt;</text:p>
          </table:table-cell>
        </table:table-row>
        <table:table-row table:style-name="Table54.1">
          <table:table-cell table:style-name="Table54.A2" office:value-type="string">
            <text:p text:style-name="P2"><text:alphabetical-index-mark-start text:id="IMark167938764"/>tuck<text:alphabetical-index-mark-end text:id="IMark167938764"/>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58950434473813203" text:style-name="L10">
        <text:list-item>
          <text:p text:style-name="P86">To store return addresses for word calls. In fOOrth this is handled by the Ruby virtual machine.</text:p>
        </text:list-item>
        <text:list-item>
          <text:p text:style-name="P86">To store context for control structures. In fOOrth the context mechanism provides for a far richer and more reliable set of control, compile, and data structures.</text:p>
        </text:list-item>
        <text:list-item>
          <text:p text:style-name="P8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44986256"/>if<text:alphabetical-index-mark-end text:id="IMark24498625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44986256"/>else<text:alphabetical-index-mark-end text:id="IMark244986256"/>” and “<text:alphabetical-index-mark-start text:id="IMark166806484"/>then<text:alphabetical-index-mark-end text:id="IMark16680648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6806484"/>switch<text:alphabetical-index-mark-end text:id="IMark16680648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66806484"/>do<text:alphabetical-index-mark-end text:id="IMark16680648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166806484"/>loop<text:alphabetical-index-mark-end text:id="IMark166806484"/>” commands mark the boundaries of the loop; The “<text:alphabetical-index-mark-start text:id="IMark244986256"/>i<text:alphabetical-index-mark-end text:id="IMark244986256"/>” command is used to retrieve the current loop counter value. For nested loops, the “<text:alphabetical-index-mark-start text:id="IMark166805764"/>j<text:alphabetical-index-mark-end text:id="IMark166805764"/>” command retrieves the value of the outer loops counter value. <text:s/>By default, the “loop” command adds one to the loop value. For more flexible looping, the “<text:alphabetical-index-mark-start text:id="IMark166807396"/>+loop<text:alphabetical-index-mark-end text:id="IMark16680739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2">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6807396"/>-i<text:alphabetical-index-mark-end text:id="IMark166807396"/> and <text:alphabetical-index-mark-start text:id="IMark166805764"/>-j<text:alphabetical-index-mark-end text:id="IMark16680576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66805764"/>begin<text:alphabetical-index-mark-end text:id="IMark16680576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395766779458613401" text:style-name="L11">
        <text:list-item>
          <text:p text:style-name="P87">begin … <text:alphabetical-index-mark-start text:id="IMark244986256"/>until<text:alphabetical-index-mark-end text:id="IMark244986256"/> – loops until the top of stack is true.</text:p>
        </text:list-item>
        <text:list-item>
          <text:p text:style-name="P87">begin … <text:alphabetical-index-mark-start text:id="IMark166805764"/>again<text:alphabetical-index-mark-end text:id="IMark166805764"/> – loops indefinitely </text:p>
        </text:list-item>
        <text:list-item>
          <text:p text:style-name="P87">begin … <text:alphabetical-index-mark-start text:id="IMark244986256"/>repeat<text:alphabetical-index-mark-end text:id="IMark24498625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9"/>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44986256"/>Typing<text:alphabetical-index-mark-end text:id="IMark24498625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44986256"/>Duck Typing<text:alphabetical-index-mark-end text:id="IMark244986256"/><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44986256"/>Declarations<text:alphabetical-index-mark-end text:id="IMark24498625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44986256"/>Scoping<text:alphabetical-index-mark-end text:id="IMark24498625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44986256"/><text:span text:style-name="T7">val:</text:span><text:alphabetical-index-mark-end text:id="IMark244986256"/> and <text:alphabetical-index-mark-start text:id="IMark166807396"/><text:span text:style-name="T7">var:</text:span><text:alphabetical-index-mark-end text:id="IMark166807396"/></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6807396"/><text:span text:style-name="T7">.init</text:span><text:alphabetical-index-mark-end text:id="IMark166807396"/> method being the most popular since it is called to initialize a new instance of the object.</text:p>
      <text:p text:style-name="P1">Methods: <text:alphabetical-index-mark-start text:id="IMark166807396"/><text:span text:style-name="T7">val@:</text:span><text:alphabetical-index-mark-end text:id="IMark166807396"/> and <text:alphabetical-index-mark-start text:id="IMark244986256"/><text:span text:style-name="T7">var@:</text:span><text:alphabetical-index-mark-end text:id="IMark244986256"/></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44986256"/><text:span text:style-name="T7">val#:</text:span><text:alphabetical-index-mark-end text:id="IMark244986256"/> and <text:alphabetical-index-mark-start text:id="IMark166807396"/><text:span text:style-name="T7">var#:</text:span><text:alphabetical-index-mark-end text:id="IMark16680739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66807396"/><text:span text:style-name="T7">val$:</text:span><text:alphabetical-index-mark-end text:id="IMark166807396"/> and <text:alphabetical-index-mark-start text:id="IMark244986256"/><text:span text:style-name="T7">var$:</text:span><text:alphabetical-index-mark-end text:id="IMark244986256"/></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244986256"/>Referencing<text:alphabetical-index-mark-end text:id="IMark24498625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30">var</text:p>
          </table:table-cell>
          <table:table-cell table:style-name="Table56.C1" office:value-type="string">
            <text:p text:style-name="P30">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44986256"/>Mutation<text:alphabetical-index-mark-end text:id="IMark24498625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167905176"/>dup<text:alphabetical-index-mark-end text:id="IMark167905176"/></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167905176"/>copy<text:alphabetical-index-mark-end text:id="IMark167905176"/></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167905176"/>.copy<text:alphabetical-index-mark-end text:id="IMark167905176"/></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167905176"/>clone<text:alphabetical-index-mark-end text:id="IMark167905176"/></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167905176"/>.clone<text:alphabetical-index-mark-end text:id="IMark167905176"/></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150305408491233288" text:style-name="L12">
        <text:list-item>
          <text:p text:style-name="P105">No Copying</text:p>
        </text:list-item>
        <text:list-item>
          <text:p text:style-name="P105">Shallow Copying</text:p>
        </text:list-item>
        <text:list-item>
          <text:p text:style-name="P10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6724548"/>.clone_exclude<text:alphabetical-index-mark-end text:id="IMark16672454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4">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6724548"/>try<text:alphabetical-index-mark-end text:id="IMark166724548"/> block</text:h>
      <text:p text:style-name="P1">The bare basics of an exception handled code block is:</text:p>
      <text:p text:style-name="Code"/>
      <text:p text:style-name="Code">try (dangerous code here) <text:alphabetical-index-mark-start text:id="IMark166724548"/>catch<text:alphabetical-index-mark-end text:id="IMark16672454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6724548"/>?"<text:alphabetical-index-mark-end text:id="IMark16672454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6724548"/>bounce<text:alphabetical-index-mark-end text:id="IMark16672454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66724548"/>bounce<text:alphabetical-index-mark-end text:id="IMark16672454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6724548" text:main-entry="true"/>finally<text:alphabetical-index-mark-end text:id="IMark166724548"/>”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6724548"/>try<text:alphabetical-index-mark-end text:id="IMark166724548"/></text:p>
      <text:p text:style-name="Code"><text:s text:c="2"/>(dangerous code)</text:p>
      <text:p text:style-name="Code">(optional) <text:alphabetical-index-mark-start text:id="IMark166724548"/>catch<text:alphabetical-index-mark-end text:id="IMark166724548"/></text:p>
      <text:p text:style-name="Code"><text:s text:c="2"/>(exception handler with optional <text:alphabetical-index-mark-start text:id="IMark166724548"/>?"<text:alphabetical-index-mark-end text:id="IMark166724548"/>Exx" and <text:alphabetical-index-mark-start text:id="IMark167904504"/>bounce<text:alphabetical-index-mark-end text:id="IMark167904504"/>)</text:p>
      <text:p text:style-name="Code">(optional) <text:alphabetical-index-mark-start text:id="IMark167904504"/>finally<text:alphabetical-index-mark-end text:id="IMark167904504"/></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7904504"/>throw"<text:alphabetical-index-mark-end text:id="IMark167904504"/>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67904504"/>.throw<text:alphabetical-index-mark-end text:id="IMark16790450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2">Code</text:p>
            </table:table-cell>
            <table:covered-table-cell/>
            <table:covered-table-cell/>
            <table:table-cell table:style-name="Table21.D1" office:value-type="string">
              <text:p text:style-name="P31">Description</text:p>
            </table:table-cell>
          </table:table-row>
        </table:table-header-rows>
        <table:table-row table:style-name="Table21.1">
          <table:table-cell table:style-name="Table21.A2" office:value-type="string">
            <text:p text:style-name="P34">F</text:p>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7">Generic fOOrth Native Exception Code for All Errors.</text:p>
          </table:table-cell>
        </table:table-row>
        <table:table-row table:style-name="Table21.1">
          <table:table-cell table:style-name="Table21.A2" office:value-type="string">
            <text:p text:style-name="P36"/>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8"/>
          </table:table-cell>
        </table:table-row>
        <table:table-row table:style-name="Table21.1">
          <table:table-cell table:style-name="Table21.A2" office:value-type="string">
            <text:p text:style-name="P34">F</text:p>
          </table:table-cell>
          <table:table-cell table:style-name="Table21.A2" office:value-type="string">
            <text:p text:style-name="P34">1</text:p>
          </table:table-cell>
          <table:table-cell table:style-name="Table21.A2" office:value-type="string">
            <text:p text:style-name="P34"/>
          </table:table-cell>
          <table:table-cell table:style-name="Table21.D2" office:value-type="string">
            <text:p text:style-name="P37">Compile Time Errors.</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0</text:p>
          </table:table-cell>
          <table:table-cell table:style-name="Table21.D2" office:value-type="string">
            <text:p text:style-name="P27">Syntax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1</text:p>
          </table:table-cell>
          <table:table-cell table:style-name="Table21.D2" office:value-type="string">
            <text:p text:style-name="P27">Specification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9">F</text:p>
          </table:table-cell>
          <table:table-cell table:style-name="Table21.A2" office:value-type="string">
            <text:p text:style-name="P39">1</text:p>
          </table:table-cell>
          <table:table-cell table:style-name="Table21.A1" office:value-type="string">
            <text:p text:style-name="P39">3</text:p>
          </table:table-cell>
          <table:table-cell table:style-name="Table21.D2" office:value-type="string">
            <text:p text:style-name="P45">Invalid Operation for Target.</text:p>
          </table:table-cell>
        </table:table-row>
        <table:table-row table:style-name="Table21.1">
          <table:table-cell table:style-name="Table21.A2" office:value-type="string">
            <text:p text:style-name="P41"/>
          </table:table-cell>
          <table:table-cell table:style-name="Table21.A2" office:value-type="string">
            <text:p text:style-name="P41"/>
          </table:table-cell>
          <table:table-cell table:style-name="Table21.A2" office:value-type="string">
            <text:p text:style-name="P41"/>
          </table:table-cell>
          <table:table-cell table:style-name="Table21.D2" office:value-type="string">
            <text:p text:style-name="P47"/>
          </table:table-cell>
        </table:table-row>
        <table:table-row table:style-name="Table21.1">
          <table:table-cell table:style-name="Table21.A2" office:value-type="string">
            <text:p text:style-name="P34">F</text:p>
          </table:table-cell>
          <table:table-cell table:style-name="Table21.A2" office:value-type="string">
            <text:p text:style-name="P34">2</text:p>
          </table:table-cell>
          <table:table-cell table:style-name="Table21.A2" office:value-type="string">
            <text:p text:style-name="P34"/>
          </table:table-cell>
          <table:table-cell table:style-name="Table21.D2" office:value-type="string">
            <text:p text:style-name="P37">Message Passing Errors</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3</text:p>
          </table:table-cell>
          <table:table-cell table:style-name="Table21.A2" office:value-type="string">
            <text:p text:style-name="P34"/>
          </table:table-cell>
          <table:table-cell table:style-name="Table21.D2" office:value-type="string">
            <text:p text:style-name="P37">Data Underflow Errors</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1</text:p>
          </table:table-cell>
          <table:table-cell table:style-name="Table21.D2" office:value-type="string">
            <text:p text:style-name="P27">Stack/Queue Underflow</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1</text:p>
          </table:table-cell>
          <table:table-cell table:style-name="Table21.D2" office:value-type="string">
            <text:p text:style-name="P29">Invalid loop increment value: &lt;value&gt;</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5</text:p>
          </table:table-cell>
          <table:table-cell table:style-name="Table21.A2" office:value-type="string">
            <text:p text:style-name="P34"/>
          </table:table-cell>
          <table:table-cell table:style-name="Table21.D2" office:value-type="string">
            <text:p text:style-name="P37">I/O Errors</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6</text:p>
          </table:table-cell>
          <table:table-cell table:style-name="Table21.A2" office:value-type="string">
            <text:p text:style-name="P34"/>
          </table:table-cell>
          <table:table-cell table:style-name="Table21.D2" office:value-type="string">
            <text:p text:style-name="P37">Thread Errors</text:p>
          </table:table-cell>
        </table:table-row>
        <table:table-row table:style-name="Table21.1">
          <table:table-cell table:style-name="Table21.A2" office:value-type="string">
            <text:p text:style-name="P49">F</text:p>
          </table:table-cell>
          <table:table-cell table:style-name="Table21.A2" office:value-type="string">
            <text:p text:style-name="P49">6</text:p>
          </table:table-cell>
          <table:table-cell table:style-name="Table21.A2" office:value-type="string">
            <text:p text:style-name="P49">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9">F</text:p>
          </table:table-cell>
          <table:table-cell table:style-name="Table21.A2" office:value-type="string">
            <text:p text:style-name="P39">9</text:p>
          </table:table-cell>
          <table:table-cell table:style-name="Table21.A2" office:value-type="string">
            <text:p text:style-name="P39">0</text:p>
          </table:table-cell>
          <table:table-cell table:style-name="Table21.D2" office:value-type="string">
            <text:p text:style-name="P45">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2">Code</text:p>
            </table:table-cell>
            <table:covered-table-cell/>
            <table:covered-table-cell/>
            <table:table-cell table:style-name="Table22.D1" office:value-type="string">
              <text:p text:style-name="P31">Description</text:p>
            </table:table-cell>
          </table:table-row>
        </table:table-header-rows>
        <table:table-row table:style-name="Table22.1">
          <table:table-cell table:style-name="Table22.A2" office:value-type="string">
            <text:p text:style-name="P39">A</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Generic Application Errors.</text:p>
          </table:table-cell>
        </table:table-row>
        <table:table-row table:style-name="Table22.1">
          <table:table-cell table:style-name="Table22.A2" office:value-type="string">
            <text:p text:style-name="P39">C</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Communication Errors.</text:p>
          </table:table-cell>
        </table:table-row>
        <table:table-row table:style-name="Table22.1">
          <table:table-cell table:style-name="Table22.A2" office:value-type="string">
            <text:p text:style-name="P39">D</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Database Errors.</text:p>
          </table:table-cell>
        </table:table-row>
        <table:table-row table:style-name="Table22.1">
          <table:table-cell table:style-name="Table22.A2" office:value-type="string">
            <text:p text:style-name="P39">I</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Internal Errors.</text:p>
          </table:table-cell>
        </table:table-row>
        <table:table-row table:style-name="Table22.1">
          <table:table-cell table:style-name="Table22.A2" office:value-type="string">
            <text:p text:style-name="P39">N</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Network Errors.</text:p>
          </table:table-cell>
        </table:table-row>
        <table:table-row table:style-name="Table22.1">
          <table:table-cell table:style-name="Table22.A2" office:value-type="string">
            <text:p text:style-name="P39">U</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ser/Authentication Errors.</text:p>
          </table:table-cell>
        </table:table-row>
        <table:table-row table:style-name="Table22.1">
          <table:table-cell table:style-name="Table22.A2" office:value-type="string">
            <text:p text:style-name="P39">X</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2">Code</text:p>
            </table:table-cell>
            <table:covered-table-cell/>
            <table:covered-table-cell/>
            <table:table-cell table:style-name="Table55.A1" office:value-type="string">
              <text:p text:style-name="P32"/>
            </table:table-cell>
            <table:table-cell table:style-name="Table55.A1" office:value-type="string">
              <text:p text:style-name="P33">Subcode</text:p>
            </table:table-cell>
            <table:table-cell table:style-name="Table55.F1" office:value-type="string">
              <text:p text:style-name="P31">Description</text:p>
            </table:table-cell>
          </table:table-row>
        </table:table-header-rows>
        <table:table-row table:style-name="Table55.1">
          <table:table-cell table:style-name="Table55.A2" office:value-type="string">
            <text:p text:style-name="P34">S</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Signal Exceptions.</text:p>
          </table:table-cell>
        </table:table-row>
        <table:table-row table:style-name="Table55.1">
          <table:table-cell table:style-name="Table55.A2" office:value-type="string">
            <text:p text:style-name="P39">S</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terrupt (Typically Control-C)</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All Standard Errors.</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Argument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Gem::Requirement::Bad Requirement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Encoding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ncoding::Compatibilit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Encoding::Converter Not Found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3</text:p>
          </table:table-cell>
          <table:table-cell table:style-name="Table55.F2" office:value-type="string">
            <text:p text:style-name="P45">Encoding::Invalid Byte Sequenc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4</text:p>
          </table:table-cell>
          <table:table-cell table:style-name="Table55.F2" office:value-type="string">
            <text:p text:style-name="P45">Encoding::Undefined Conver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Fiber Error</text:p>
          </table:table-cell>
        </table:table-row>
        <text:soft-page-break/>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O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OF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dex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Ke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Stop Iter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6</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Local Jump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7</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Math::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5">Nam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8</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5">No Method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7"/>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5">Range Error</text:p>
          </table:table-cell>
        </table:table-row>
        <table:table-row table:style-name="Table55.1">
          <table:table-cell table:style-name="Table55.A28" office:value-type="string">
            <text:p text:style-name="P39">E</text:p>
          </table:table-cell>
          <table:table-cell table:style-name="Table55.A28" office:value-type="string">
            <text:p text:style-name="P39">0</text:p>
          </table:table-cell>
          <table:table-cell table:style-name="Table55.A28" office:value-type="string">
            <text:p text:style-name="P39">9</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5">Float Domai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7"/>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0</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5">Regular Expression Error</text:p>
          </table:table-cell>
        </table:table-row>
        <table:table-row table:style-name="Table55.1">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1"/>
          </table:table-cell>
          <table:table-cell table:style-name="Table55.A28" office:value-type="string">
            <text:p text:style-name="P42"/>
          </table:table-cell>
          <table:table-cell table:style-name="Table55.F28" office:value-type="string">
            <text:p text:style-name="P47"/>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5">Runtim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text:p>
          </table:table-cell>
          <table:table-cell table:style-name="Table55.F28" office:value-type="string">
            <text:p text:style-name="P45">Gem::Exception</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1</text:p>
          </table:table-cell>
          <table:table-cell table:style-name="Table55.F28" office:value-type="string">
            <text:p text:style-name="P45">Gem::Command Line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2</text:p>
          </table:table-cell>
          <table:table-cell table:style-name="Table55.F28" office:value-type="string">
            <text:p text:style-name="P45">Gem::Dependency Error</text:p>
          </table:table-cell>
        </table:table-row>
        <table:table-row table:style-name="Table55.1">
          <table:table-cell table:style-name="Table55.A28" office:value-type="string">
            <text:p text:style-name="P39">E</text:p>
          </table:table-cell>
          <table:table-cell table:style-name="Table55.A28" office:value-type="string">
            <text:p text:style-name="P39">1</text:p>
          </table:table-cell>
          <table:table-cell table:style-name="Table55.A28" office:value-type="string">
            <text:p text:style-name="P39">1</text:p>
          </table:table-cell>
          <table:table-cell table:style-name="Table55.A28" office:value-type="string">
            <text:p text:style-name="P39">,</text:p>
          </table:table-cell>
          <table:table-cell table:style-name="Table55.A28" office:value-type="string">
            <text:p text:style-name="P40">01,03</text:p>
          </table:table-cell>
          <table:table-cell table:style-name="Table55.F28" office:value-type="string">
            <text:p text:style-name="P45">Gem::Dependency Remova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4</text:p>
          </table:table-cell>
          <table:table-cell table:style-name="Table55.F2" office:value-type="string">
            <text:p text:style-name="P46">Gem::Dependency Resolut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5</text:p>
          </table:table-cell>
          <table:table-cell table:style-name="Table55.F2" office:value-type="string">
            <text:p text:style-name="P46">Gem::Document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6</text:p>
          </table:table-cell>
          <table:table-cell table:style-name="Table55.F2" office:value-type="string">
            <text:p text:style-name="P45">Gem::End Of YAM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7</text:p>
          </table:table-cell>
          <table:table-cell table:style-name="Table55.F2" office:value-type="string">
            <text:p text:style-name="P45">Gem::File Permiss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8</text:p>
          </table:table-cell>
          <table:table-cell table:style-name="Table55.F2" office:value-type="string">
            <text:p text:style-name="P45">Gem::Format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text:p>
          </table:table-cell>
          <table:table-cell table:style-name="Table55.F2" office:value-type="string">
            <text:p text:style-name="P45">Gem::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01</text:p>
          </table:table-cell>
          <table:table-cell table:style-name="Table55.F2" office:value-type="string">
            <text:p text:style-name="P45">Gem::Specific 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0</text:p>
          </table:table-cell>
          <table:table-cell table:style-name="Table55.F2" office:value-type="string">
            <text:p text:style-name="P45">Gem::Gem Not In Hom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1</text:p>
          </table:table-cell>
          <table:table-cell table:style-name="Table55.F2" office:value-type="string">
            <text:p text:style-name="P45">Gem::Impossible Dependencies Error</text:p>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2</text:p>
          </table:table-cell>
          <table:table-cell table:style-name="Table55.F2" office:value-type="string">
            <text:p text:style-name="P45">Gem::Install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3</text:p>
          </table:table-cell>
          <table:table-cell table:style-name="Table55.F2" office:value-type="string">
            <text:p text:style-name="P45">Gem::Invalid Specification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4</text:p>
          </table:table-cell>
          <table:table-cell table:style-name="Table55.F2" office:value-type="string">
            <text:p text:style-name="P45">Gem::Operation Not Supported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5</text:p>
          </table:table-cell>
          <table:table-cell table:style-name="Table55.F2" office:value-type="string">
            <text:p text:style-name="P45">Gem::Remot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6</text:p>
          </table:table-cell>
          <table:table-cell table:style-name="Table55.F2" office:value-type="string">
            <text:p text:style-name="P45">Gem::Remote Installation Cancel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7</text:p>
          </table:table-cell>
          <table:table-cell table:style-name="Table55.F2" office:value-type="string">
            <text:p text:style-name="P45">Gem::Remote Installation Skipp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8</text:p>
          </table:table-cell>
          <table:table-cell table:style-name="Table55.F2" office:value-type="string">
            <text:p text:style-name="P45">Gem::Remote Sourc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9</text:p>
          </table:table-cell>
          <table:table-cell table:style-name="Table55.F2" office:value-type="string">
            <text:p text:style-name="P45">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0</text:p>
          </table:table-cell>
          <table:table-cell table:style-name="Table55.F2" office:value-type="string">
            <text:p text:style-name="P45">Gem::Unsatisfiable 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1</text:p>
          </table:table-cell>
          <table:table-cell table:style-name="Table55.F2" office:value-type="string">
            <text:p text:style-name="P45">Gem::Verific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2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CCE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INUS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NOTAVAI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LREAD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ADF</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US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HIL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ABORT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FUS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ADL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STADDRR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O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QUOT</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EXIS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AUL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LS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T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VA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LOO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LIN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SGSIZ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AMETOOLON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BU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N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XE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L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ME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PROTOOP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P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Y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EMPTY</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S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T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X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OPNOTSUP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ER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CLI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TY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ANG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EMOT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O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HU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OCKT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R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TA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IMEDOU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OOMANYRE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USER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X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NOERROR</text:p>
          </table:table-cell>
          <table:table-cell table:style-name="Table55.F2" office:value-type="string">
            <text:p text:style-name="P45">Nothing to see here. Move along, move along.</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hrea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ype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6">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7">Object</text:p>
      <text:p text:style-name="P57"><text:tab/>Array</text:p>
      <text:p text:style-name="P57"><text:tab/>Class</text:p>
      <text:p text:style-name="P57"><text:tab/>FalseClass</text:p>
      <text:p text:style-name="P57"><text:tab/>Hash</text:p>
      <text:p text:style-name="P57"><text:tab/>InStream</text:p>
      <text:p text:style-name="P57"><text:tab/>NilClass</text:p>
      <text:p text:style-name="P57"><text:tab/>Numeric</text:p>
      <text:p text:style-name="P57"><text:tab/><text:tab/>Complex</text:p>
      <text:p text:style-name="P57"><text:tab/><text:tab/>Float</text:p>
      <text:p text:style-name="P57"><text:tab/><text:tab/>Integer</text:p>
      <text:p text:style-name="P57"><text:tab/><text:tab/><text:tab/>Bignum</text:p>
      <text:p text:style-name="P57"><text:tab/><text:tab/><text:tab/>Fixnum</text:p>
      <text:p text:style-name="P57"><text:tab/><text:tab/>Rational</text:p>
      <text:p text:style-name="P57"><text:tab/>OutStream</text:p>
      <text:p text:style-name="P57"><text:tab/>Procedure</text:p>
      <text:p text:style-name="P57"><text:tab/>Queue</text:p>
      <text:p text:style-name="P57"><text:tab/>String</text:p>
      <text:p text:style-name="P57"><text:tab/>Thread</text:p>
      <text:p text:style-name="P57"><text:tab/>TrueClass</text:p>
      <text:p text:style-name="P57"><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67936076"/>Classes<text:alphabetical-index-mark-end text:id="IMark167936076"/></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67936076"/>Inheritance<text:alphabetical-index-mark-end text:id="IMark167936076"/></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67936076"/>Methods<text:alphabetical-index-mark-end text:id="IMark167936076"/></text:h>
      <text:p text:style-name="P1">All code in fOOrth is contained in methods. A method is a fragment of code that an object uses to respond to a message that has been sent to that object. In fOOrth there are three sorts of methods:</text:p>
      <text:list xml:id="list5545107418900977525" text:style-name="L13">
        <text:list-item>
          <text:p text:style-name="P88">Shared: Methods that are common to all instances of the class that contains them.</text:p>
        </text:list-item>
        <text:list-item>
          <text:p text:style-name="P88">Exclusive: Methods that are defined for one and only one object (and all of its clones that are created <text:span text:style-name="T2">after</text:span> the exclusive method is defined.).</text:p>
        </text:list-item>
        <text:list-item>
          <text:p text:style-name="P88">Local: Methods that are created in a context and are accessible only in that context. When the context concludes, these methods are no longer accessible.</text:p>
        </text:list-item>
      </text:list>
      <text:h text:style-name="Heading_20_2" text:outline-level="2"><text:alphabetical-index-mark-start text:id="IMark166724548"/>Late Binding<text:alphabetical-index-mark-end text:id="IMark166724548"/> and <text:alphabetical-index-mark-start text:id="IMark167904504"/>Polymorphism<text:alphabetical-index-mark-end text:id="IMark16790450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67904504"/>Prototypes<text:alphabetical-index-mark-end text:id="IMark16790450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67904504"/>Method Mapping<text:alphabetical-index-mark-end text:id="IMark16790450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100922694448616828" text:style-name="L14">
        <text:list-item>
          <text:p text:style-name="P89">The strings used by fOOrth needed to be converted to Ruby symbols to allow code to be executed in Ruby.</text:p>
        </text:list-item>
        <text:list-item>
          <text:p text:style-name="P8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66724548"/>SymbolMap<text:alphabetical-index-mark-end text:id="IMark166724548"/> class. This class creates mappings in one of two ways:</text:p>
      <text:list xml:id="list735034534875117786" text:style-name="L15">
        <text:list-item>
          <text:p text:style-name="P9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60">Symbol Map Entries =</text:p>
      <text:p text:style-name="Code">! <text:s text:c="13"/>.[]! <text:s text:c="10"/>.getc <text:s text:c="9"/>.reverse <text:s text:c="6"/>0&gt;</text:p>
      <text:p text:style-name="Code">!: <text:s text:c="12"/>.[]@ <text:s text:c="10"/>.gets <text:s text:c="9"/>.right <text:s text:c="8"/>0&gt;=</text:p>
      <text:p text:style-name="P60">" <text:s text:c="13"/>.abs <text:s text:c="10"/>.hypot <text:s text:c="8"/>.right? <text:s text:c="7"/>1+</text:p>
      <text:p text:style-name="P60">… &lt;<text:span text:style-name="T2">voluminous output deleted</text:span>&gt;</text:p>
      <text:p text:style-name="P60"/>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66724548"/>)context<text:alphabetical-index-mark-end text:id="IMark166724548"/>.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66724548"/>)context!<text:alphabetical-index-mark-end text:id="IMark166724548"/> is more useful. This method had the immediate attribute, meaning that it executes, even when the mode is deferred or compiling. This allows us to take a peek at the context inside of the working compiler. Consider these examples:</text:p>
      <text:p text:style-name="Code"/>
      <text:p text:style-name="P60">&gt;<text:span text:style-name="T12">true if )context! else )context! then</text:span></text:p>
      <text:p text:style-name="P60"/>
      <text:p text:style-name="P60">Context level 2</text:p>
      <text:p text:style-name="P60"><text:soft-page-break/>ctrl =&gt; if</text:p>
      <text:p text:style-name="P60">mode =&gt; deferred</text:p>
      <text:p text:style-name="P60">"else" =&gt; #&lt;XfOOrth::LocalSpec:0x21eaf30&gt;</text:p>
      <text:p text:style-name="P60">"then" =&gt; #&lt;XfOOrth::LocalSpec:0x21eaea0&gt;</text:p>
      <text:p text:style-name="P60"/>
      <text:p text:style-name="P60">Context level 1</text:p>
      <text:p text:style-name="P60">virtual machine =&gt; VirtualMachine instance &lt;Main&gt;</text:p>
      <text:p text:style-name="P60">mode =&gt; execute</text:p>
      <text:p text:style-name="P60"/>
      <text:p text:style-name="P60">Context level 2</text:p>
      <text:p text:style-name="P60">ctrl =&gt; if</text:p>
      <text:p text:style-name="P60">mode =&gt; deferred</text:p>
      <text:p text:style-name="P60">"then" =&gt; #&lt;XfOOrth::LocalSpec:0x21eaea0&gt;</text:p>
      <text:p text:style-name="P60"/>
      <text:p text:style-name="P60">Context level 1</text:p>
      <text:p text:style-name="P60">virtual machine =&gt; VirtualMachine instance &lt;Main&gt;</text:p>
      <text:p text:style-name="P60">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66724548"/>)vm<text:alphabetical-index-mark-end text:id="IMark166724548"/> and its immediate version <text:alphabetical-index-mark-start text:id="IMark167904504"/>)vm!<text:alphabetical-index-mark-end text:id="IMark167904504"/>.</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67904504"/>Routing<text:alphabetical-index-mark-end text:id="IMark167904504"/></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5862215276105068074" text:style-name="L16">
        <text:list-item>
          <text:p text:style-name="P91">The defining word used to create the method.</text:p>
        </text:list-item>
        <text:list-item>
          <text:p text:style-name="P91">The receiver of the defining word used to create the method.</text:p>
        </text:list-item>
        <text:list-item>
          <text:p text:style-name="P9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ext:soft-page-break/>The lead character determines the routing:</text:p>
      <text:list xml:id="list8351366170687044860" text:style-name="L17">
        <text:list-item>
          <text:p text:style-name="P92">“.” - indicates that the message is routed to the top-of-stack element (TOS)</text:p>
        </text:list-item>
        <text:list-item>
          <text:p text:style-name="P92">“~” - indicates that the message is routed to the “self” entity of the method (see the section Self below). Since these messages are only routed to the object itself, they are in effect private methods.</text:p>
        </text:list-item>
        <text:list-item>
          <text:p text:style-name="P9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he lead character determines the routing:</text:p>
      <text:list xml:id="list32766111" text:continue-numbering="true" text:style-name="L17">
        <text:list-item>
          <text:p text:style-name="P92">“.” - indicates that the message is routed to the top-of-stack element (TOS)</text:p>
        </text:list-item>
        <text:list-item>
          <text:p text:style-name="P92">“~” - indicates that the message is routed to the “self” entity of the method (see the section Self below). Since these messages are only routed to the object itself, they are in effect private methods.</text:p>
        </text:list-item>
        <text:list-item>
          <text:p text:style-name="P9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244951640"/>:<text:alphabetical-index-mark-end text:id="IMark244951640"/></text:p>
          </table:table-cell>
          <table:table-cell table:style-name="Table9.A2" office:value-type="string">
            <text:p text:style-name="P14">N/A</text:p>
          </table:table-cell>
          <table:table-cell table:style-name="Table9.A2" office:value-type="string">
            <text:p text:style-name="P22">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244951640"/>.:<text:alphabetical-index-mark-end text:id="IMark244951640"/></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244951640"/>.::<text:alphabetical-index-mark-end text:id="IMark244951640"/></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6">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11437668"/>do_map_name<text:alphabetical-index-mark-end text:id="IMark111437668"/><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55362960"/>F10: <text:change-end text:change-id="ct255362960"/>?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111437668"/>self<text:alphabetical-index-mark-end text:id="IMark111437668"/>”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001845198411686371" text:style-name="L18">
        <text:list-item>
          <text:p text:style-name="P9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3">For TOS routed methods, access to self is as simple as “self .method_name”. This was done in the MyClass example above. The self value is a free value that does not to be declared.</text:p>
        </text:list-item>
        <text:list-item>
          <text:p text:style-name="P9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3">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11437668"/>.with{<text:alphabetical-index-mark-end text:id="IMark111437668"/>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119065780191569346" text:style-name="L19">
        <text:list-item>
          <text:p text:style-name="P9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4">A .with{ … } clause can be used to take a value and give easy access to that value within the executed block without having to create a local value.</text:p>
        </text:list-item>
        <text:list-item>
          <text:p text:style-name="P94">Access to the self value is generally faster than other forms of access. Thus this construct can yield performance enhancements.</text:p>
        </text:list-item>
      </text:list>
      <text:p text:style-name="P1"/>
      <text:h text:style-name="Heading_20_1" text:outline-level="1"><text:alphabetical-index-mark-start text:id="IMark111437668"/>Boolean<text:alphabetical-index-mark-end text:id="IMark11143766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166780732"/>FalseClass<text:alphabetical-index-mark-end text:id="IMark166780732"/></text:p>
            <text:p text:style-name="P14"><text:alphabetical-index-mark-start text:id="IMark166780732"/>NilClass<text:alphabetical-index-mark-end text:id="IMark166780732"/></text:p>
          </table:table-cell>
          <table:table-cell table:style-name="Table118.B2" office:value-type="string">
            <text:p text:style-name="P14"><text:alphabetical-index-mark-start text:id="IMark166780732"/>Object<text:alphabetical-index-mark-end text:id="IMark166780732"/></text:p>
          </table:table-cell>
        </table:table-row>
      </table:table>
      <text:p text:style-name="P10"/>
      <text:p text:style-name="P11">Note that while false processing occurs in FalseClass and NilClass, true processing occurs in Object and not <text:alphabetical-index-mark-start text:id="IMark111437668"/>TrueClass<text:alphabetical-index-mark-end text:id="IMark11143766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11437668"/>Numeric<text:alphabetical-index-mark-end text:id="IMark11143766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665019460814409492" text:style-name="L20">
        <text:list-item>
          <text:p text:style-name="P95">Integer defines a few “bit” oriented operations that are specific to whole numbers.</text:p>
        </text:list-item>
        <text:list-item>
          <text:p text:style-name="P9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11437668"/>Array<text:alphabetical-index-mark-end text:id="IMark111437668"/></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5814268615249103361" text:style-name="L21">
        <text:list-item>
          <text:p text:style-name="P96">The first two examples both create “empty” arrays with zero data elements. </text:p>
        </text:list-item>
        <text:list-item>
          <text:p text:style-name="P96">Array data do NOT need to be the same “type” of data. Mixing is allowed. </text:p>
        </text:list-item>
        <text:list-item>
          <text:p text:style-name="P96">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1445126497902147254" text:style-name="L22">
        <text:list-item>
          <text:p text:style-name="P97">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66780732"/>.new<text:alphabetical-index-mark-end text:id="IMark166780732"/>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66780732"/>.new{<text:alphabetical-index-mark-end text:id="IMark166780732"/>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66780732"/>x<text:alphabetical-index-mark-end text:id="IMark166780732"/>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66780732"/>}<text:alphabetical-index-mark-end text:id="IMark166780732"/>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66780732"/>.new_size<text:alphabetical-index-mark-end text:id="IMark166780732"/>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66780732"/>.new_value<text:alphabetical-index-mark-end text:id="IMark166780732"/>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66780732"/>.new_values<text:alphabetical-index-mark-end text:id="IMark166780732"/>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66780732"/>!<text:alphabetical-index-mark-end text:id="IMark16678073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66780732"/>+<text:alphabetical-index-mark-end text:id="IMark16678073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66780732"/>.+left<text:alphabetical-index-mark-end text:id="IMark16678073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66780732"/>.+mid<text:alphabetical-index-mark-end text:id="IMark16678073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66780732"/>.+midlr<text:alphabetical-index-mark-end text:id="IMark16678073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66780732"/>.+right<text:alphabetical-index-mark-end text:id="IMark16678073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66780732"/>.-left<text:alphabetical-index-mark-end text:id="IMark16678073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66780732"/>.-mid<text:alphabetical-index-mark-end text:id="IMark16678073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66780732"/>.-midlr<text:alphabetical-index-mark-end text:id="IMark16678073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66780732"/>.-right<text:alphabetical-index-mark-end text:id="IMark16678073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66780732"/>.[]!<text:alphabetical-index-mark-end text:id="IMark166780732"/>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66780732"/>.[]@<text:alphabetical-index-mark-end text:id="IMark166780732"/>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166780732"/>.each{<text:alphabetical-index-mark-end text:id="IMark166780732"/>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7">Code</text:p>
          </table:table-cell>
          <table:table-cell table:style-name="Table411.B2" office:value-type="string">
            <text:p text:style-name="P17">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table-cell table:style-name="Table413.A1" table:number-columns-spanned="2" office:value-type="string">
            <text:h text:style-name="Heading_20_4" text:outline-level="4">[] <text:alphabetical-index-mark-start text:id="IMark166780732"/>v<text:alphabetical-index-mark-end text:id="IMark166780732"/>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2">
          <table:table-cell table:style-name="Table413.A2" office:value-type="string">
            <text:p text:style-name="P17">Code</text:p>
          </table:table-cell>
          <table:table-cell table:style-name="Table413.B2" office:value-type="string">
            <text:p text:style-name="P17">Result</text:p>
          </table:table-cell>
        </table:table-row>
        <table:table-row table:style-name="Table413.2">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table-cell table:style-name="Table414.A1" table:number-columns-spanned="2" office:value-type="string">
            <text:h text:style-name="Heading_20_4" text:outline-level="4">[] <text:alphabetical-index-mark-start text:id="IMark166780732"/>x<text:alphabetical-index-mark-end text:id="IMark166780732"/>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4.2">
          <table:table-cell table:style-name="Table414.A2" office:value-type="string">
            <text:p text:style-name="P17">Code</text:p>
          </table:table-cell>
          <table:table-cell table:style-name="Table414.B2" office:value-type="string">
            <text:p text:style-name="P17">Result</text:p>
          </table:table-cell>
        </table:table-row>
        <table:table-row table:style-name="Table414.2">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table-cell table:style-name="Table415.A1" office:value-type="string">
            <text:h text:style-name="Heading_20_4" text:outline-level="4">[before] .each{ … <text:alphabetical-index-mark-start text:id="IMark166780732"/>}<text:alphabetical-index-mark-end text:id="IMark166780732"/> [after]</text:h>
            <text:p text:style-name="Text_20_body">Routing:<text:span text:style-name="T13"> Compiler Context.</text:span></text:p>
            <text:p text:style-name="P1">This method marks the end of the .each{ … } block.</text:p>
          </table:table-cell>
        </table:table-row>
      </table:table>
      <text:p text:style-name="Text_20_body"><text:soft-page-break/></text:p>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66780732"/>.left<text:alphabetical-index-mark-end text:id="IMark16678073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66780732"/>.length<text:alphabetical-index-mark-end text:id="IMark16678073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66780732"/>.map{<text:alphabetical-index-mark-end text:id="IMark166780732"/>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7">Code</text:p>
          </table:table-cell>
          <table:table-cell table:style-name="Table416.B2" office:value-type="string">
            <text:p text:style-name="P17">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66780732"/>v<text:alphabetical-index-mark-end text:id="IMark166780732"/>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7">Code</text:p>
          </table:table-cell>
          <table:table-cell table:style-name="Table417.A2" office:value-type="string">
            <text:p text:style-name="P17">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66780732"/>x<text:alphabetical-index-mark-end text:id="IMark166780732"/>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7">Code</text:p>
          </table:table-cell>
          <table:table-cell table:style-name="Table419.B2" office:value-type="string">
            <text:p text:style-name="P17">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166780732"/>}<text:alphabetical-index-mark-end text:id="IMark166780732"/>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66780732"/>.max<text:alphabetical-index-mark-end text:id="IMark16678073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66780732"/>.mid<text:alphabetical-index-mark-end text:id="IMark16678073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66780732"/>.midlr<text:alphabetical-index-mark-end text:id="IMark16678073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66780732"/>.min<text:alphabetical-index-mark-end text:id="IMark16678073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ext:soft-page-break/>
        <table:table-row table:style-name="Table84.1">
          <table:table-cell table:style-name="Table84.A1" table:number-columns-spanned="2" office:value-type="string">
            <text:h text:style-name="Heading_20_3" text:outline-level="3">[array] <text:alphabetical-index-mark-start text:id="IMark166780732"/>.pp<text:alphabetical-index-mark-end text:id="IMark16678073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66780732"/>.reverse<text:alphabetical-index-mark-end text:id="IMark16678073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66780732"/>.right<text:alphabetical-index-mark-end text:id="IMark16678073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66780732"/>.shuffle<text:alphabetical-index-mark-end text:id="IMark16678073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text:soft-page-break/></text:p>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66780732"/>.sort<text:alphabetical-index-mark-end text:id="IMark16678073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66780732"/>.strmax<text:alphabetical-index-mark-end text:id="IMark16678073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66780732"/>&lt;&lt;<text:alphabetical-index-mark-end text:id="IMark16678073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66780732"/>@<text:alphabetical-index-mark-end text:id="IMark16678073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111437668"/>Class<text:alphabetical-index-mark-end text:id="IMark111437668"/></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166780732"/>.:<text:alphabetical-index-mark-end text:id="IMark166780732"/>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66780732"/>super<text:alphabetical-index-mark-end text:id="IMark166780732"/>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66780732"/>val:<text:alphabetical-index-mark-end text:id="IMark16678073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166780732"/>var:<text:alphabetical-index-mark-end text:id="IMark16678073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66780732"/>val@:<text:alphabetical-index-mark-end text:id="IMark16678073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166780732"/>var@:<text:alphabetical-index-mark-end text:id="IMark16678073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66780732"/>;<text:alphabetical-index-mark-end text:id="IMark166780732"/>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66780732"/>.is_class?<text:alphabetical-index-mark-end text:id="IMark16678073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66780732"/>.new<text:alphabetical-index-mark-end text:id="IMark16678073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66780732"/>.parent_class<text:alphabetical-index-mark-end text:id="IMark16678073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66780732"/>.subclass:<text:alphabetical-index-mark-end text:id="IMark166780732"/>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66780732"/>.to_s<text:alphabetical-index-mark-end text:id="IMark16678073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11437668"/>Commands<text:alphabetical-index-mark-end text:id="IMark111437668"/></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66780732"/>)methods<text:alphabetical-index-mark-end text:id="IMark166780732"/>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66780732"/>)stubs<text:alphabetical-index-mark-end text:id="IMark166780732"/> []</text:h>
            <text:p text:style-name="Text_20_body">Routing: TOS</text:p>
            <text:p text:style-name="P1">List the stub methods defined for this class. Stubs are place holder methods that serve one of two purposes:</text:p>
            <text:list xml:id="list2412140639029187073" text:style-name="L23">
              <text:list-item>
                <text:p text:style-name="P98">They are abstract methods in a base class that exist so that a sub-class may replace the stub with an actual method. The stub ensures that the compiler uses the correct routing when using the method.</text:p>
              </text:list-item>
              <text:list-item>
                <text:p text:style-name="P98">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70"><text:s text:c="3"/></text:p>
      <text:p text:style-name="Text_20_body"/>
      <text:h text:style-name="Heading_20_1" text:outline-level="1"><text:alphabetical-index-mark-start text:id="IMark111437668"/>Complex<text:alphabetical-index-mark-end text:id="IMark111437668"/></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66778908"/>.cbrt<text:alphabetical-index-mark-end text:id="IMark166778908"/>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66779820"/>.e**<text:alphabetical-index-mark-end text:id="IMark166779820"/>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66778908"/>.split<text:alphabetical-index-mark-end text:id="IMark16677890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66779820"/>.sqrt<text:alphabetical-index-mark-end text:id="IMark166779820"/>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166778620"/>FalseClass<text:alphabetical-index-mark-end text:id="IMark166778620"/></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66779820"/>&amp;&amp;<text:alphabetical-index-mark-end text:id="IMark16677982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66779820"/>^^<text:alphabetical-index-mark-end text:id="IMark16677982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66779820"/>||<text:alphabetical-index-mark-end text:id="IMark16677982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66778620"/>Float<text:alphabetical-index-mark-end text:id="IMark166778620"/></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167936268"/>Hash<text:alphabetical-index-mark-end text:id="IMark167936268"/></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7936268"/><text:span text:style-name="T7">{</text:span><text:alphabetical-index-mark-end text:id="IMark167936268"/>” and the locally defined methods “<text:alphabetical-index-mark-start text:id="IMark166820448"/><text:span text:style-name="T7">-&gt;</text:span><text:alphabetical-index-mark-end text:id="IMark166820448"/>” and “<text:alphabetical-index-mark-start text:id="IMark166820784"/><text:span text:style-name="T7">}</text:span><text:alphabetical-index-mark-end text:id="IMark16682078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2774712" text:continue-list="list5814268615249103361" text:style-name="L21">
        <text:list-item>
          <text:p text:style-name="P96">The first example creates an “empty” hash with zero data elements. </text:p>
        </text:list-item>
        <text:list-item>
          <text:p text:style-name="P96">Hash key and data do NOT need to be the same “type” of data. Mixing is allowed. </text:p>
        </text:list-item>
        <text:list-item>
          <text:p text:style-name="P96">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67904936"/>.[]!<text:alphabetical-index-mark-end text:id="IMark16790493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67904936"/>.[]@<text:alphabetical-index-mark-end text:id="IMark16790493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67904936"/>.keys<text:alphabetical-index-mark-end text:id="IMark167904936"/>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67904936"/>.pp<text:alphabetical-index-mark-end text:id="IMark16790493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67904936"/>.strmax2<text:alphabetical-index-mark-end text:id="IMark16790493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67904936"/>.values<text:alphabetical-index-mark-end text:id="IMark167904936"/>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166820448"/>InStream<text:alphabetical-index-mark-end text:id="IMark166820448"/></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67904936"/>.get_all<text:alphabetical-index-mark-end text:id="IMark16790493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67904936"/>.open<text:alphabetical-index-mark-end text:id="IMark16790493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5">"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67904936"/>.open{<text:alphabetical-index-mark-end text:id="IMark16790493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6"><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67904936"/>.close<text:alphabetical-index-mark-end text:id="IMark16790493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67904936"/>.getc<text:alphabetical-index-mark-end text:id="IMark16790493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67904936"/>.gets<text:alphabetical-index-mark-end text:id="IMark16790493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67904936"/>~getc<text:alphabetical-index-mark-end text:id="IMark16790493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6"><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67904936"/>~gets<text:alphabetical-index-mark-end text:id="IMark16790493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6"><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66820448"/>Integer<text:alphabetical-index-mark-end text:id="IMark166820448"/></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55363064"/><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55363168"/>[an_integer] <text:alphabetical-index-mark-start text:id="IMark166820784"/>.even?<text:alphabetical-index-mark-end text:id="IMark166820784"/> [a_boolean]</text:h>
            <text:p text:style-name="Text_20_body">Routing: TOS</text:p>
            <text:p text:style-name="P1">This method returns true if the integer is even and false if it is odd.<text:change-end text:change-id="ct255363168"/></text:p>
          </table:table-cell>
          <table:covered-table-cell/>
        </table:table-row>
        <table:table-row table:style-name="Table120.1">
          <table:table-cell table:style-name="Table120.A2" office:value-type="string">
            <text:p text:style-name="P17"><text:change-start text:change-id="ct255363272"/>Code<text:change-end text:change-id="ct255363272"/></text:p>
          </table:table-cell>
          <table:table-cell table:style-name="Table120.B2" office:value-type="string">
            <text:p text:style-name="P17"><text:change-start text:change-id="ct255363376"/>Result<text:change-end text:change-id="ct255363376"/></text:p>
          </table:table-cell>
        </table:table-row>
        <table:table-row table:style-name="Table120.1">
          <table:table-cell table:style-name="Table120.A2" office:value-type="string">
            <text:p text:style-name="Snippet"><text:change-start text:change-id="ct255363480"/>2 .even?<text:change-end text:change-id="ct255363480"/></text:p>
          </table:table-cell>
          <table:table-cell table:style-name="Table120.B2" office:value-type="string">
            <text:p text:style-name="P2"><text:change-start text:change-id="ct255363584"/>true<text:change-end text:change-id="ct255363584"/></text:p>
          </table:table-cell>
        </table:table-row>
        <table:table-row table:style-name="Table120.1">
          <table:table-cell table:style-name="Table120.A2" office:value-type="string">
            <text:p text:style-name="Snippet"><text:change-start text:change-id="ct255363688"/>3 .even?<text:change-end text:change-id="ct255363688"/></text:p>
          </table:table-cell>
          <table:table-cell table:style-name="Table120.B2" office:value-type="string">
            <text:p text:style-name="P2"><text:change-start text:change-id="ct255363792"/>false<text:change-end text:change-id="ct255363792"/></text:p>
          </table:table-cell>
        </table:table-row>
      </table:table>
      <text:p text:style-name="Text_20_body"><text:change text:change-id="ct255363896"/><text:change-start text:change-id="ct25536400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66820784"/>.gcd<text:alphabetical-index-mark-end text:id="IMark16682078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55364000"/><text:change text:change-id="ct255364104"/><text:change-start text:change-id="ct2553642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66820784"/>.lcm<text:alphabetical-index-mark-end text:id="IMark16682078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55364208"/><text:change text:change-id="ct255364416"/><text:change text:change-id="ct255364312"/><text:change-start text:change-id="ct25536452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66820784"/>.odd?<text:alphabetical-index-mark-end text:id="IMark16682078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55364520"/></text:p>
      <text:p text:style-name="Text_20_body"><text:soft-page-break/></text:p>
      <text:p text:style-name="Text_20_body"><text:change text:change-id="ct255364624"/>.to_i</text:p>
      <text:p text:style-name="Text_20_body"/>
      <text:p text:style-name="Text_20_body">.to_i!<text:change-start text:change-id="ct255364728"/></text:p>
      <text:p text:style-name="Text_20_body"><text:change-end text:change-id="ct25536472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55364832"/>[an_integer] <text:alphabetical-index-mark-start text:id="IMark166820784"/>2*<text:alphabetical-index-mark-end text:id="IMark166820784"/> [an_integer]</text:h>
            <text:p text:style-name="Text_20_body">Routing: TOS</text:p>
            <text:p text:style-name="P1"><text:change-end text:change-id="ct255364832"/><text:change-start text:change-id="ct255364936"/>Double the value of the integer.<text:change-end text:change-id="ct255364936"/></text:p>
          </table:table-cell>
          <table:covered-table-cell/>
        </table:table-row>
        <table:table-row table:style-name="Table124.1">
          <table:table-cell table:style-name="Table124.A2" office:value-type="string">
            <text:p text:style-name="P17"><text:change-start text:change-id="ct255365040"/>Code<text:change-end text:change-id="ct255365040"/></text:p>
          </table:table-cell>
          <table:table-cell table:style-name="Table124.B2" office:value-type="string">
            <text:p text:style-name="P17"><text:change-start text:change-id="ct255365144"/>Result<text:change-end text:change-id="ct255365144"/></text:p>
          </table:table-cell>
        </table:table-row>
        <table:table-row table:style-name="Table124.1">
          <table:table-cell table:style-name="Table124.A2" office:value-type="string">
            <text:p text:style-name="Snippet"><text:change-start text:change-id="ct257851224"/>13 2*<text:change-end text:change-id="ct257851224"/></text:p>
          </table:table-cell>
          <table:table-cell table:style-name="Table124.B2" office:value-type="string">
            <text:p text:style-name="P2"><text:change-start text:change-id="ct257851328"/>26<text:change-end text:change-id="ct257851328"/></text:p>
          </table:table-cell>
        </table:table-row>
      </table:table>
      <text:p text:style-name="Standard"/>
      <text:p text:style-name="Text_20_body"><text:change text:change-id="ct257851432"/><text:change-start text:change-id="ct25785153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66820784"/>2/<text:alphabetical-index-mark-end text:id="IMark16682078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57851536"/><text:change text:change-id="ct257851640"/><text:change-start text:change-id="ct25785174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66820784"/>&lt;&lt;<text:alphabetical-index-mark-end text:id="IMark16682078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57851744"/><text:change text:change-id="ct257851848"/><text:change-start text:change-id="ct257851952"/></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66820784"/>&gt;&gt;<text:alphabetical-index-mark-end text:id="IMark16682078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57851952"/><text:change text:change-id="ct257852056"/><text:change-start text:change-id="ct257852160"/></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66820784"/>and<text:alphabetical-index-mark-end text:id="IMark16682078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57852160"/><text:change text:change-id="ct257852264"/><text:change-start text:change-id="ct25785236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66820784"/>com<text:alphabetical-index-mark-end text:id="IMark16682078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57852368"/><text:change text:change-id="ct25785247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57852576"/>[an_integer an_integer] <text:alphabetical-index-mark-start text:id="IMark166820784"/>or<text:alphabetical-index-mark-end text:id="IMark166820784"/> [an_integer]</text:h>
            <text:p text:style-name="Text_20_body">Routing: NOS</text:p>
            <text:p text:style-name="P1"><text:change-end text:change-id="ct257852576"/><text:change-start text:change-id="ct257852680"/>Compute the bit-wise inclusive or function of the two integer values.<text:change-end text:change-id="ct257852680"/></text:p>
          </table:table-cell>
          <table:covered-table-cell/>
        </table:table-row>
        <table:table-row table:style-name="Table130.1">
          <table:table-cell table:style-name="Table130.A2" office:value-type="string">
            <text:p text:style-name="P17"><text:change-start text:change-id="ct257852784"/>Code<text:change-end text:change-id="ct257852784"/></text:p>
          </table:table-cell>
          <table:table-cell table:style-name="Table130.B2" office:value-type="string">
            <text:p text:style-name="P17"><text:change-start text:change-id="ct257852888"/>Result<text:change-end text:change-id="ct257852888"/></text:p>
          </table:table-cell>
        </table:table-row>
        <table:table-row table:style-name="Table130.1">
          <table:table-cell table:style-name="Table130.A2" office:value-type="string">
            <text:p text:style-name="Snippet"><text:change-start text:change-id="ct257852992"/>15 40 or<text:change-end text:change-id="ct257852992"/></text:p>
          </table:table-cell>
          <table:table-cell table:style-name="Table130.B2" office:value-type="string">
            <text:p text:style-name="P2"><text:change-start text:change-id="ct257853096"/>47<text:change-end text:change-id="ct257853096"/></text:p>
          </table:table-cell>
        </table:table-row>
      </table:table>
      <text:p text:style-name="Text_20_body"><text:change text:change-id="ct257853200"/><text:change-start text:change-id="ct25785330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66820784"/>xor<text:alphabetical-index-mark-end text:id="IMark16682078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57853304"/></text:p>
      <text:p text:style-name="Text_20_body"/>
      <text:h text:style-name="Heading_20_1" text:outline-level="1"><text:alphabetical-index-mark-start text:id="IMark166821840"/><text:alphabetical-index-mark-start text:id="IMark167907192"/><text:alphabetical-index-mark-start text:id="IMark244988800"/>NilClass<text:alphabetical-index-mark-end text:id="IMark244988800"/><text:alphabetical-index-mark-end text:id="IMark167907192"/><text:alphabetical-index-mark-end text:id="IMark166821840"/></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57853408"/> </text:p>
      <text:p text:style-name="P1">Note that in Boolean expressions, nil is treated as an alias for false.<text:change-end text:change-id="ct25785340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6820784"/>&amp;&amp;<text:alphabetical-index-mark-end text:id="IMark16682078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57853512"/>nil true &amp;&amp;<text:change-end text:change-id="ct257853512"/></text:p>
          </table:table-cell>
          <table:table-cell table:style-name="Table26.B2" office:value-type="string">
            <text:p text:style-name="P2"><text:change-start text:change-id="ct257853616"/>false<text:change-end text:change-id="ct25785361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6820784"/>^^<text:alphabetical-index-mark-end text:id="IMark16682078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57853720"/>nil <text:change-end text:change-id="ct257853720"/><text:change-start text:change-id="ct257853824"/>false ^^<text:change-end text:change-id="ct257853824"/></text:p>
          </table:table-cell>
          <table:table-cell table:style-name="Table27.B2" office:value-type="string">
            <text:p text:style-name="P2"><text:change-start text:change-id="ct257853928"/>false<text:change-end text:change-id="ct257853928"/></text:p>
          </table:table-cell>
        </table:table-row>
        <table:table-row table:style-name="Table27.2">
          <table:table-cell table:style-name="Table27.A2" office:value-type="string">
            <text:p text:style-name="Snippet"><text:change-start text:change-id="ct257854032"/>nil true ^^<text:change-end text:change-id="ct257854032"/></text:p>
          </table:table-cell>
          <table:table-cell table:style-name="Table27.B2" office:value-type="string">
            <text:p text:style-name="P2"><text:change-start text:change-id="ct257854136"/>true<text:change-end text:change-id="ct25785413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66820784"/>||<text:alphabetical-index-mark-end text:id="IMark16682078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57854240"/>nil false ||<text:change-end text:change-id="ct257854240"/></text:p>
          </table:table-cell>
          <table:table-cell table:style-name="Table28.B2" office:value-type="string">
            <text:p text:style-name="P2"><text:change-start text:change-id="ct257854344"/>false<text:change-end text:change-id="ct257854344"/></text:p>
          </table:table-cell>
        </table:table-row>
        <table:table-row table:style-name="Table28.2">
          <table:table-cell table:style-name="Table28.A2" office:value-type="string">
            <text:p text:style-name="Snippet"><text:change-start text:change-id="ct257854448"/>nil true ||<text:change-end text:change-id="ct257854448"/></text:p>
          </table:table-cell>
          <table:table-cell table:style-name="Table28.B2" office:value-type="string">
            <text:p text:style-name="P2"><text:change-start text:change-id="ct257854552"/>true<text:change-end text:change-id="ct257854552"/></text:p>
          </table:table-cell>
        </table:table-row>
      </table:table>
      <text:p text:style-name="Text_20_body"/>
      <text:h text:style-name="Heading_20_1" text:outline-level="1"><text:alphabetical-index-mark-start text:id="IMark166821840"/>Numeric<text:alphabetical-index-mark-end text:id="IMark166821840"/></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57854656"/><text:change-start text:change-id="ct257854760"/>The Numeric class is the abstract base class for num<text:change-end text:change-id="ct257854760"/><text:change-start text:change-id="ct257854864"/>eric data. It is the location for the vast majority of methods that act on such data. In use, data will be instances of <text:change-end text:change-id="ct257854864"/><text:change-start text:change-id="ct257854968"/>Complex, Float, Integer (via Bignum and Fixnum), and Rational data.<text:change-end text:change-id="ct257854968"/><text:change-start text:change-id="ct257855072"/></text:p>
      <text:h text:style-name="Heading_20_2" text:outline-level="2">Specia<text:change-end text:change-id="ct257855072"/><text:change-start text:change-id="ct257855176"/>l Numeric Values</text:h>
      <text:p text:style-name="Text_20_body"><text:change-end text:change-id="ct25785517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66820784"/>-infinity<text:alphabetical-index-mark-end text:id="IMark16682078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57892096"/></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66820784"/>dpr<text:alphabetical-index-mark-end text:id="IMark16682078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57892096"/><text:change-start text:change-id="ct257892200"/></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66820784"/>e<text:alphabetical-index-mark-end text:id="IMark16682078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5789220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66820784"/>epsilon<text:alphabetical-index-mark-end text:id="IMark166820784"/>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66820784"/>infinity<text:alphabetical-index-mark-end text:id="IMark16682078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66820784"/>max_float<text:alphabetical-index-mark-end text:id="IMark16682078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66820784"/>min_float<text:alphabetical-index-mark-end text:id="IMark16682078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66820784"/>nan<text:alphabetical-index-mark-end text:id="IMark16682078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5789334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66820784"/>pi<text:alphabetical-index-mark-end text:id="IMark16682078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4"><text:change-start text:change-id="ct257892304"/>In 1897, <text:change-end text:change-id="ct257892304"/>several<text:change-start text:change-id="ct257892408"/> attempt<text:change-end text:change-id="ct257892408"/>s<text:change-start text:change-id="ct257892512"/> w<text:change-end text:change-id="ct257892512"/>ere<text:change-start text:change-id="ct257892616"/> made <text:change-end text:change-id="ct257892616"/><text:change-start text:change-id="ct257892720"/>to legislate the value of pi<text:change-end text:change-id="ct257892720"/> to a number of incorrectly computed values<text:change-start text:change-id="ct257892824"/>. Fortunately, th<text:change-end text:change-id="ct257892824"/>e<text:change-start text:change-id="ct257892928"/>s<text:change-end text:change-id="ct257892928"/>e<text:change-start text:change-id="ct257893032"/> effort<text:change-end text:change-id="ct257893032"/>s<text:change-start text:change-id="ct257893136"/> w<text:change-end text:change-id="ct257893136"/>ere<text:change-start text:change-id="ct257893240"/> unsuccessful.<text:change-end text:change-id="ct257893240"/></text:p></text:note-body></text:note></text:p>
          </table:table-cell>
        </table:table-row>
      </table:table>
      <text:p text:style-name="Text_20_body"><text:change-end text:change-id="ct257893344"/></text:p>
      <text:h text:style-name="Heading_20_2" text:outline-level="2">Instance Methods</text:h>
      <text:p text:style-name="Text_20_body"><text:change text:change-id="ct257893448"/><text:change-start text:change-id="ct257893552"/></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66820784"/>*<text:alphabetical-index-mark-end text:id="IMark16682078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57893552"/><text:change text:change-id="ct25789365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57893760"/>[a_numeric a_numeric] <text:alphabetical-index-mark-start text:id="IMark166820784"/>**<text:alphabetical-index-mark-end text:id="IMark166820784"/> [a_numeric]</text:h>
            <text:p text:style-name="Text_20_body">Routing: NOS</text:p>
            <text:p text:style-name="P1"><text:change-end text:change-id="ct257893760"/><text:change-start text:change-id="ct257893864"/>The exponentiation operator is impleme<text:change-end text:change-id="ct257893864"/><text:change-start text:change-id="ct257893968"/>nted by this method. Note the the second operand, the power, is converted to a Float first.<text:change-end text:change-id="ct257893968"/></text:p>
          </table:table-cell>
          <table:covered-table-cell/>
        </table:table-row>
        <table:table-row table:style-name="Table133.1">
          <table:table-cell table:style-name="Table133.A2" office:value-type="string">
            <text:p text:style-name="P17"><text:change-start text:change-id="ct257894072"/>Code<text:change-end text:change-id="ct257894072"/></text:p>
          </table:table-cell>
          <table:table-cell table:style-name="Table133.B2" office:value-type="string">
            <text:p text:style-name="P17"><text:change-start text:change-id="ct257894176"/>Result<text:change-end text:change-id="ct257894176"/></text:p>
          </table:table-cell>
        </table:table-row>
        <table:table-row table:style-name="Table133.1">
          <table:table-cell table:style-name="Table133.A2" office:value-type="string">
            <text:p text:style-name="Snippet"><text:change-start text:change-id="ct257894280"/>2 10 **<text:change-end text:change-id="ct257894280"/></text:p>
          </table:table-cell>
          <table:table-cell table:style-name="Table133.B2" office:value-type="string">
            <text:p text:style-name="P2"><text:change-start text:change-id="ct257894384"/>1024<text:change-end text:change-id="ct257894384"/></text:p>
          </table:table-cell>
        </table:table-row>
        <table:table-row table:style-name="Table133.1">
          <table:table-cell table:style-name="Table133.A2" office:value-type="string">
            <text:p text:style-name="Snippet"><text:change-start text:change-id="ct257894488"/>3 4 **<text:change-end text:change-id="ct257894488"/></text:p>
          </table:table-cell>
          <table:table-cell table:style-name="Table133.B2" office:value-type="string">
            <text:p text:style-name="P2"><text:change-start text:change-id="ct257894592"/>81<text:change-end text:change-id="ct257894592"/></text:p>
          </table:table-cell>
        </table:table-row>
        <table:table-row table:style-name="Table133.1">
          <table:table-cell table:style-name="Table133.A2" office:value-type="string">
            <text:p text:style-name="Snippet"><text:change-start text:change-id="ct257894696"/>2 1/2 <text:change-end text:change-id="ct257894696"/><text:change-start text:change-id="ct257894800"/>**<text:change-end text:change-id="ct257894800"/></text:p>
          </table:table-cell>
          <table:table-cell table:style-name="Table133.B2" office:value-type="string">
            <text:p text:style-name="P2"><text:change-start text:change-id="ct257894904"/>1.4142135623730951<text:change-end text:change-id="ct257894904"/></text:p>
          </table:table-cell>
        </table:table-row>
      </table:table>
      <text:p text:style-name="Text_20_body"/>
      <text:p text:style-name="Text_20_body"><text:change text:change-id="ct25789500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57895112"/>[a_numeric a_numeric] <text:alphabetical-index-mark-start text:id="IMark166820784"/>+<text:alphabetical-index-mark-end text:id="IMark166820784"/> [a_numeric]</text:h>
            <text:p text:style-name="Text_20_body">Routing: NOS</text:p>
            <text:p text:style-name="P1">The addition operator is implemented by this method.<text:change-end text:change-id="ct257895112"/></text:p>
          </table:table-cell>
          <table:covered-table-cell/>
        </table:table-row>
        <table:table-row table:style-name="Table134.1">
          <table:table-cell table:style-name="Table134.A2" office:value-type="string">
            <text:p text:style-name="P17"><text:change-start text:change-id="ct257895216"/>Code<text:change-end text:change-id="ct257895216"/></text:p>
          </table:table-cell>
          <table:table-cell table:style-name="Table134.B2" office:value-type="string">
            <text:p text:style-name="P17"><text:change-start text:change-id="ct257895320"/>Result<text:change-end text:change-id="ct257895320"/></text:p>
          </table:table-cell>
        </table:table-row>
        <table:table-row table:style-name="Table134.1">
          <table:table-cell table:style-name="Table134.A2" office:value-type="string">
            <text:p text:style-name="Snippet"><text:change-start text:change-id="ct257895424"/>1 1 +<text:change-end text:change-id="ct257895424"/></text:p>
          </table:table-cell>
          <table:table-cell table:style-name="Table134.B2" office:value-type="string">
            <text:p text:style-name="P2"><text:change-start text:change-id="ct257895528"/>2<text:change-end text:change-id="ct257895528"/></text:p>
          </table:table-cell>
        </table:table-row>
        <table:table-row table:style-name="Table134.1">
          <table:table-cell table:style-name="Table134.A2" office:value-type="string">
            <text:p text:style-name="Snippet"><text:change-start text:change-id="ct257895632"/>1.0 7.2 +<text:change-end text:change-id="ct257895632"/></text:p>
          </table:table-cell>
          <table:table-cell table:style-name="Table134.B2" office:value-type="string">
            <text:p text:style-name="P2"><text:change-start text:change-id="ct257895736"/>8.2<text:change-end text:change-id="ct257895736"/></text:p>
          </table:table-cell>
        </table:table-row>
        <table:table-row table:style-name="Table134.1">
          <table:table-cell table:style-name="Table134.A2" office:value-type="string">
            <text:p text:style-name="Snippet"><text:change-start text:change-id="ct257895840"/>1/2<text:change-end text:change-id="ct257895840"/><text:change-start text:change-id="ct257895944"/> 1/3 +<text:change-end text:change-id="ct257895944"/></text:p>
          </table:table-cell>
          <table:table-cell table:style-name="Table134.B2" office:value-type="string">
            <text:p text:style-name="P2"><text:change-start text:change-id="ct257896048"/>5/6<text:change-end text:change-id="ct257896048"/></text:p>
          </table:table-cell>
        </table:table-row>
        <table:table-row table:style-name="Table134.1">
          <table:table-cell table:style-name="Table134.A2" office:value-type="string">
            <text:p text:style-name="Snippet"><text:change-start text:change-id="ct257896192"/>1+2i 1+3i<text:change-end text:change-id="ct257896192"/><text:change-start text:change-id="ct257896296"/> +<text:change-end text:change-id="ct257896296"/></text:p>
          </table:table-cell>
          <table:table-cell table:style-name="Table134.B2" office:value-type="string">
            <text:p text:style-name="P2"><text:change-start text:change-id="ct257896400"/>2+5i<text:change-end text:change-id="ct257896400"/></text:p>
          </table:table-cell>
        </table:table-row>
      </table:table>
      <text:p text:style-name="Text_20_body"><text:change text:change-id="ct257896504"/><text:change-start text:change-id="ct25789660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66820784"/>-<text:alphabetical-index-mark-end text:id="IMark16682078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57896608"/><text:change text:change-id="ct257896816"/><text:change text:change-id="ct257896712"/><text:change-start text:change-id="ct25789692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66820784"/>.1/x<text:alphabetical-index-mark-end text:id="IMark16682078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57896920"/><text:change text:change-id="ct257897024"/><text:change-start text:change-id="ct25789712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66820784"/>.10**<text:alphabetical-index-mark-end text:id="IMark166820784"/>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57897128"/><text:change text:change-id="ct257897232"/><text:change-start text:change-id="ct25789733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66820784"/>.2**<text:alphabetical-index-mark-end text:id="IMark166820784"/>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57897336"/><text:change text:change-id="ct257897544"/><text:change text:change-id="ct257897440"/><text:change-start text:change-id="ct25789764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66820784"/>.abs<text:alphabetical-index-mark-end text:id="IMark16682078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57897648"/><text:change text:change-id="ct25789775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57897856"/>[a_numeric] <text:alphabetical-index-mark-start text:id="IMark166820784"/>.acos<text:alphabetical-index-mark-end text:id="IMark166820784"/> [a_float]</text:h>
            <text:p text:style-name="Text_20_body">Routing: TOS</text:p>
            <text:p text:style-name="P1">This method computes the arc-cosine (cos(x)<text:span text:style-name="T11">-1</text:span>) of the value. That is it computes the angle in radians <text:change-end text:change-id="ct257897856"/><text:change-start text:change-id="ct257898272"/>whose cosine is the argument<text:note text:id="ftn65" text:note-class="footnote"><text:note-citation>65</text:note-citation><text:note-body><text:p text:style-name="Footnote"><text:change-start text:change-id="ct257897960"/>Please s<text:change-end text:change-id="ct257897960"/><text:change-start text:change-id="ct257898064"/>ee <text:a xlink:type="simple" xlink:href="http://en.wikipedia.org/wiki/Inverse_trigonometric_functions" text:style-name="Internet_20_link" text:visited-style-name="Visited_20_Internet_20_Link">http://en.wikipedia.org/wiki/Inverse_trigonometric_functions</text:a> for m<text:change-end text:change-id="ct257898064"/><text:change-start text:change-id="ct257898168"/>ore details on inverse trigonometric functions.<text:change-end text:change-id="ct257898168"/></text:p></text:note-body></text:note>.<text:change-end text:change-id="ct257898272"/><text:change-start text:change-id="ct257898376"/> <text:span text:style-name="T11"><text:s text:c="11"/></text:span><text:change-end text:change-id="ct257898376"/></text:p>
          </table:table-cell>
          <table:covered-table-cell/>
        </table:table-row>
        <table:table-row table:style-name="Table140.1">
          <table:table-cell table:style-name="Table140.A2" office:value-type="string">
            <text:p text:style-name="P17"><text:change-start text:change-id="ct257898480"/>Code<text:change-end text:change-id="ct257898480"/></text:p>
          </table:table-cell>
          <table:table-cell table:style-name="Table140.B2" office:value-type="string">
            <text:p text:style-name="P17"><text:change-start text:change-id="ct257898584"/>Result<text:change-end text:change-id="ct257898584"/></text:p>
          </table:table-cell>
        </table:table-row>
        <table:table-row table:style-name="Table140.1">
          <table:table-cell table:style-name="Table140.A2" office:value-type="string">
            <text:p text:style-name="Snippet"><text:change-start text:change-id="ct257898688"/>1 .acos<text:change-end text:change-id="ct257898688"/></text:p>
          </table:table-cell>
          <table:table-cell table:style-name="Table140.B2" office:value-type="string">
            <text:p text:style-name="P2"><text:change-start text:change-id="ct257898792"/>0.0<text:change-end text:change-id="ct257898792"/></text:p>
          </table:table-cell>
        </table:table-row>
        <table:table-row table:style-name="Table140.1">
          <table:table-cell table:style-name="Table140.A2" office:value-type="string">
            <text:p text:style-name="Snippet"><text:change-start text:change-id="ct257898896"/>0 .acos<text:change-end text:change-id="ct257898896"/></text:p>
          </table:table-cell>
          <table:table-cell table:style-name="Table140.B2" office:value-type="string">
            <text:p text:style-name="P2"><text:change-start text:change-id="ct257899000"/>1.5707963267948966<text:change-end text:change-id="ct257899000"/></text:p>
          </table:table-cell>
        </table:table-row>
      </table:table>
      <text:p text:style-name="Text_20_body"><text:change text:change-id="ct25789910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57899416"/>[a_numeric] <text:alphabetical-index-mark-start text:id="IMark166820784"/>.acosh<text:alphabetical-index-mark-end text:id="IMark166820784"/>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5789920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7899208"/><text:change-start text:change-id="ct257899312"/>bolic trigonometric functions.<text:change-end text:change-id="ct257899312"/></text:p></text:note-body></text:note>.<text:change-end text:change-id="ct257899416"/></text:p>
          </table:table-cell>
          <table:covered-table-cell/>
        </table:table-row>
        <table:table-row table:style-name="Table141.1">
          <table:table-cell table:style-name="Table141.A2" office:value-type="string">
            <text:p text:style-name="P17"><text:change-start text:change-id="ct257899520"/>Code<text:change-end text:change-id="ct257899520"/></text:p>
          </table:table-cell>
          <table:table-cell table:style-name="Table141.B2" office:value-type="string">
            <text:p text:style-name="P17"><text:change-start text:change-id="ct257899624"/>Result<text:change-end text:change-id="ct25789962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5789972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57899832"/>[a_numeric] <text:alphabetical-index-mark-start text:id="IMark166820784"/>.angle<text:alphabetical-index-mark-end text:id="IMark166820784"/> [a_float]</text:h>
            <text:p text:style-name="Text_20_body">Routing:<text:change-end text:change-id="ct257899832"/> TOS<text:change-start text:change-id="ct257899936"/></text:p>
            <text:p text:style-name="P1"><text:change-end text:change-id="ct25789993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57900040"/>Code<text:change-end text:change-id="ct257900040"/></text:p>
          </table:table-cell>
          <table:table-cell table:style-name="Table142.B2" office:value-type="string">
            <text:p text:style-name="P17"><text:change-start text:change-id="ct257900144"/>Result<text:change-end text:change-id="ct25790014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5790028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57900392"/>[a_numeric] <text:alphabetical-index-mark-start text:id="IMark166820784"/>.asin<text:alphabetical-index-mark-end text:id="IMark166820784"/> [a_<text:change-end text:change-id="ct257900392"/>float<text:change-start text:change-id="ct257900496"/>]</text:h>
            <text:p text:style-name="Text_20_body">Routing:<text:change-end text:change-id="ct257900496"/> TOS<text:change-start text:change-id="ct257900600"/></text:p>
            <text:p text:style-name="P1"><text:change-end text:change-id="ct257900600"/>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57900704"/>Code<text:change-end text:change-id="ct257900704"/></text:p>
          </table:table-cell>
          <table:table-cell table:style-name="Table143.B2" office:value-type="string">
            <text:p text:style-name="P17"><text:change-start text:change-id="ct257900808"/>Result<text:change-end text:change-id="ct25790080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5790091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57901016"/>[a_numeric] <text:alphabetical-index-mark-start text:id="IMark166820784"/>.asinh<text:alphabetical-index-mark-end text:id="IMark166820784"/> [a_<text:change-end text:change-id="ct257901016"/>float<text:change-start text:change-id="ct257901120"/>]</text:h>
            <text:p text:style-name="Text_20_body">Routing:<text:change-end text:change-id="ct257901120"/> TOS<text:change-start text:change-id="ct257901224"/></text:p>
            <text:p text:style-name="P1"><text:change-end text:change-id="ct257901224"/>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57901328"/>Code<text:change-end text:change-id="ct257901328"/></text:p>
          </table:table-cell>
          <table:table-cell table:style-name="Table144.B2" office:value-type="string">
            <text:p text:style-name="P17"><text:change-start text:change-id="ct257901432"/>Result<text:change-end text:change-id="ct25790143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5790153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57901640"/>[a_numeric] <text:alphabetical-index-mark-start text:id="IMark166820784"/>.atan<text:alphabetical-index-mark-end text:id="IMark166820784"/> [a_<text:change-end text:change-id="ct257901640"/>float<text:change-start text:change-id="ct257901744"/>]</text:h>
            <text:p text:style-name="Text_20_body">Routing:<text:change-end text:change-id="ct257901744"/> TOS<text:change-start text:change-id="ct257901848"/></text:p>
            <text:p text:style-name="P1"><text:change-end text:change-id="ct257901848"/>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57901952"/>Code<text:change-end text:change-id="ct257901952"/></text:p>
          </table:table-cell>
          <table:table-cell table:style-name="Table145.B2" office:value-type="string">
            <text:p text:style-name="P17"><text:change-start text:change-id="ct257902056"/>Result<text:change-end text:change-id="ct25790205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5790216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57902264"/>[a_numeric a_numeric] <text:alphabetical-index-mark-start text:id="IMark166820784"/>.atan2<text:alphabetical-index-mark-end text:id="IMark166820784"/> [a_<text:change-end text:change-id="ct257902264"/>float<text:change-start text:change-id="ct257902368"/>]</text:h>
            <text:p text:style-name="Text_20_body">Routing:<text:change-end text:change-id="ct257902368"/> TOS<text:change-start text:change-id="ct257902472"/></text:p>
            <text:p text:style-name="P1"><text:change-end text:change-id="ct25790247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57902576"/>Code<text:change-end text:change-id="ct257902576"/></text:p>
          </table:table-cell>
          <table:table-cell table:style-name="Table146.B2" office:value-type="string">
            <text:p text:style-name="P17"><text:change-start text:change-id="ct257902680"/>Result<text:change-end text:change-id="ct25790268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57902888"/><text:change text:change-id="ct25790278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57902992"/>[a_numeric] <text:alphabetical-index-mark-start text:id="IMark166820784"/>.atanh<text:alphabetical-index-mark-end text:id="IMark166820784"/> [a_<text:change-end text:change-id="ct257902992"/>float<text:change-start text:change-id="ct257903096"/>]</text:h>
            <text:p text:style-name="Text_20_body">Routing:<text:change-end text:change-id="ct257903096"/> TOS<text:change-start text:change-id="ct257903200"/></text:p>
            <text:p text:style-name="P1"><text:change-end text:change-id="ct257903200"/>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57903304"/>Code<text:change-end text:change-id="ct257903304"/></text:p>
          </table:table-cell>
          <table:table-cell table:style-name="Table147.B2" office:value-type="string">
            <text:p text:style-name="P17"><text:change-start text:change-id="ct257903408"/>Result<text:change-end text:change-id="ct25790340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5790351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57903616"/>[a_numeric a_numeric] <text:alphabetical-index-mark-start text:id="IMark166820784"/>.c2p<text:alphabetical-index-mark-end text:id="IMark166820784"/> [a_<text:change-end text:change-id="ct257903616"/>float<text:change-start text:change-id="ct257903720"/> a_<text:change-end text:change-id="ct257903720"/>float<text:change-start text:change-id="ct257903824"/>]</text:h>
            <text:p text:style-name="Text_20_body">Routing: TOS</text:p>
            <text:p text:style-name="P1"><text:change-end text:change-id="ct25790382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57903928"/>Code<text:change-end text:change-id="ct257903928"/></text:p>
          </table:table-cell>
          <table:table-cell table:style-name="Table148.B2" office:value-type="string">
            <text:p text:style-name="P17"><text:change-start text:change-id="ct257904032"/>Result<text:change-end text:change-id="ct25790403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57904240"/><text:change text:change-id="ct25790413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57904384"/>[a_numeric] <text:alphabetical-index-mark-start text:id="IMark166820784"/>.cbrt<text:alphabetical-index-mark-end text:id="IMark166820784"/> [a_<text:change-end text:change-id="ct257904384"/>float<text:change-start text:change-id="ct257904488"/>]</text:h>
            <text:p text:style-name="Text_20_body">Routing:<text:change-end text:change-id="ct257904488"/> TOS<text:change-start text:change-id="ct257904592"/></text:p>
            <text:p text:style-name="P1"><text:change-end text:change-id="ct257904592"/>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57904696"/>Code<text:change-end text:change-id="ct257904696"/></text:p>
          </table:table-cell>
          <table:table-cell table:style-name="Table149.B2" office:value-type="string">
            <text:p text:style-name="P17"><text:change-start text:change-id="ct257904800"/>Result<text:change-end text:change-id="ct25790480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5790490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57905008"/>[a_numeric] <text:alphabetical-index-mark-start text:id="IMark166820784"/>.ceil<text:alphabetical-index-mark-end text:id="IMark166820784"/> [a<text:change-end text:change-id="ct257905008"/>n<text:change-start text:change-id="ct257905112"/>_<text:change-end text:change-id="ct257905112"/>integer<text:change-start text:change-id="ct257905216"/>]</text:h>
            <text:p text:style-name="Text_20_body">Routing:<text:change-end text:change-id="ct257905216"/> TOS<text:change-start text:change-id="ct257905320"/></text:p>
            <text:p text:style-name="P1"><text:change-end text:change-id="ct257905320"/>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57905424"/>Code<text:change-end text:change-id="ct257905424"/></text:p>
          </table:table-cell>
          <table:table-cell table:style-name="Table150.B2" office:value-type="string">
            <text:p text:style-name="P17"><text:change-start text:change-id="ct257905528"/>Result<text:change-end text:change-id="ct25790552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5790563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57905736"/>[a_numeric] <text:alphabetical-index-mark-start text:id="IMark166820784"/>.conjugate<text:alphabetical-index-mark-end text:id="IMark166820784"/> [a_numeric]</text:h>
            <text:p text:style-name="Text_20_body">Routing:<text:change-end text:change-id="ct257905736"/> TOS<text:change-start text:change-id="ct257905840"/></text:p>
            <text:p text:style-name="P1"><text:change-end text:change-id="ct257905840"/>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57905944"/>Code<text:change-end text:change-id="ct257905944"/></text:p>
          </table:table-cell>
          <table:table-cell table:style-name="Table151.B2" office:value-type="string">
            <text:p text:style-name="P17"><text:change-start text:change-id="ct257906048"/>Result<text:change-end text:change-id="ct25790604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5790615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57906256"/>[a_numeric] <text:alphabetical-index-mark-start text:id="IMark166820784"/>.cos<text:alphabetical-index-mark-end text:id="IMark166820784"/> [a_<text:change-end text:change-id="ct257906256"/>float<text:change-start text:change-id="ct257906360"/>]</text:h>
            <text:p text:style-name="Text_20_body">Routing:<text:change-end text:change-id="ct257906360"/> TOS<text:change-start text:change-id="ct257906464"/></text:p>
            <text:p text:style-name="P1"><text:change-end text:change-id="ct257906464"/>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57906568"/>Code<text:change-end text:change-id="ct257906568"/></text:p>
          </table:table-cell>
          <table:table-cell table:style-name="Table152.B2" office:value-type="string">
            <text:p text:style-name="P17"><text:change-start text:change-id="ct257906672"/>Result<text:change-end text:change-id="ct25790667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57906880"/><text:change text:change-id="ct25790677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57906984"/>[a_numeric] <text:alphabetical-index-mark-start text:id="IMark166820784"/>.cosh<text:alphabetical-index-mark-end text:id="IMark166820784"/> [a_<text:change-end text:change-id="ct257906984"/>float<text:change-start text:change-id="ct257907088"/>]</text:h>
            <text:p text:style-name="Text_20_body">Routing:<text:change-end text:change-id="ct257907088"/> TOS<text:change-start text:change-id="ct257907192"/></text:p>
            <text:p text:style-name="P1"><text:change-end text:change-id="ct257907192"/>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57907296"/>Code<text:change-end text:change-id="ct257907296"/></text:p>
          </table:table-cell>
          <table:table-cell table:style-name="Table153.B2" office:value-type="string">
            <text:p text:style-name="P17"><text:change-start text:change-id="ct257907400"/>Result<text:change-end text:change-id="ct25790740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5790750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57907608"/>[a_numeric] <text:alphabetical-index-mark-start text:id="IMark166820784"/>.cube<text:alphabetical-index-mark-end text:id="IMark166820784"/> [a_numeric]</text:h>
            <text:p text:style-name="Text_20_body">Routing:<text:change-end text:change-id="ct257907608"/> TOS<text:change-start text:change-id="ct257907712"/></text:p>
            <text:p text:style-name="P1"><text:change-end text:change-id="ct257907712"/>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57907816"/>Code<text:change-end text:change-id="ct257907816"/></text:p>
          </table:table-cell>
          <table:table-cell table:style-name="Table154.B2" office:value-type="string">
            <text:p text:style-name="P17"><text:change-start text:change-id="ct257907920"/>Result<text:change-end text:change-id="ct25790792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5790802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57908128"/>[a_numeric] <text:alphabetical-index-mark-start text:id="IMark166820784"/>.d2r<text:alphabetical-index-mark-end text:id="IMark166820784"/> [a_<text:change-end text:change-id="ct257908128"/>float<text:change-start text:change-id="ct257908232"/>]</text:h>
            <text:p text:style-name="Text_20_body">Routing:<text:change-end text:change-id="ct257908232"/> TOS<text:change-start text:change-id="ct257908336"/></text:p>
            <text:p text:style-name="P1"><text:change-end text:change-id="ct257908336"/>This method converts the argument number from degrees to radians.</text:p>
          </table:table-cell>
          <table:covered-table-cell/>
        </table:table-row>
        <table:table-row table:style-name="Table155.1">
          <table:table-cell table:style-name="Table155.A2" office:value-type="string">
            <text:p text:style-name="P17"><text:change-start text:change-id="ct257912488"/>Code<text:change-end text:change-id="ct257912488"/></text:p>
          </table:table-cell>
          <table:table-cell table:style-name="Table155.B2" office:value-type="string">
            <text:p text:style-name="P17"><text:change-start text:change-id="ct257912592"/>Result<text:change-end text:change-id="ct25791259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57912696"/></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57912800"/>[a_numeric] <text:alphabetical-index-mark-start text:id="IMark166820784"/>.denominator<text:alphabetical-index-mark-end text:id="IMark166820784"/> [a<text:change-end text:change-id="ct257912800"/>n<text:change-start text:change-id="ct257912904"/>_<text:change-end text:change-id="ct257912904"/>integer<text:change-start text:change-id="ct257913008"/>]</text:h>
            <text:p text:style-name="Text_20_body">Routing:<text:change-end text:change-id="ct257913008"/> TOS<text:change-start text:change-id="ct257913112"/></text:p>
            <text:p text:style-name="P1"><text:change-end text:change-id="ct25791311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57913216"/>Code<text:change-end text:change-id="ct257913216"/></text:p>
          </table:table-cell>
          <table:table-cell table:style-name="Table156.B2" office:value-type="string">
            <text:p text:style-name="P17"><text:change-start text:change-id="ct257913320"/>Result<text:change-end text:change-id="ct25791332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5791342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57913528"/>[a_numeric] <text:alphabetical-index-mark-start text:id="IMark166820784"/>.e**<text:alphabetical-index-mark-end text:id="IMark166820784"/> [a_<text:change-end text:change-id="ct257913528"/>float<text:change-start text:change-id="ct257913632"/>]</text:h>
            <text:p text:style-name="Text_20_body">Routing:<text:change-end text:change-id="ct257913632"/> TOS<text:change-start text:change-id="ct257913736"/></text:p>
            <text:p text:style-name="P1"><text:change-end text:change-id="ct257913736"/>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57913840"/>Code<text:change-end text:change-id="ct257913840"/></text:p>
          </table:table-cell>
          <table:table-cell table:style-name="Table157.B2" office:value-type="string">
            <text:p text:style-name="P17"><text:change-start text:change-id="ct257913944"/>Result<text:change-end text:change-id="ct25791394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5791404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57914152"/>[a_numeric] <text:alphabetical-index-mark-start text:id="IMark166820784"/>.emit<text:alphabetical-index-mark-end text:id="IMark166820784"/> []</text:h>
            <text:p text:style-name="Text_20_body">Routing:<text:change-end text:change-id="ct257914152"/> TOS<text:change-start text:change-id="ct257914256"/></text:p>
            <text:p text:style-name="P1"><text:change-end text:change-id="ct257914256"/>This method emits a character with the code of numeric argument.</text:p>
          </table:table-cell>
          <table:covered-table-cell/>
        </table:table-row>
        <table:table-row table:style-name="Table158.1">
          <table:table-cell table:style-name="Table158.A2" office:value-type="string">
            <text:p text:style-name="P17"><text:change-start text:change-id="ct257914360"/>Code<text:change-end text:change-id="ct257914360"/></text:p>
          </table:table-cell>
          <table:table-cell table:style-name="Table158.B2" office:value-type="string">
            <text:p text:style-name="P17"><text:change-start text:change-id="ct257914464"/>Result<text:change-end text:change-id="ct25791446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57914672"/><text:change text:change-id="ct25791456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57914776"/>[a_numeric] <text:alphabetical-index-mark-start text:id="IMark166820784"/>.floor<text:alphabetical-index-mark-end text:id="IMark166820784"/> [a<text:change-end text:change-id="ct257914776"/>n<text:change-start text:change-id="ct257914880"/>_<text:change-end text:change-id="ct257914880"/>integer<text:change-start text:change-id="ct257914984"/>]</text:h>
            <text:p text:style-name="Text_20_body">Routing:<text:change-end text:change-id="ct257914984"/> TOS<text:change-start text:change-id="ct257915088"/></text:p>
            <text:p text:style-name="P1"><text:change-end text:change-id="ct257915088"/>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57915192"/>Code<text:change-end text:change-id="ct257915192"/></text:p>
          </table:table-cell>
          <table:table-cell table:style-name="Table159.B2" office:value-type="string">
            <text:p text:style-name="P17"><text:change-start text:change-id="ct257915296"/>Result<text:change-end text:change-id="ct2579152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579154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57915504"/>[a_numeric a_numeric] <text:alphabetical-index-mark-start text:id="IMark166820784"/>.hypot<text:alphabetical-index-mark-end text:id="IMark166820784"/> [a_<text:change-end text:change-id="ct257915504"/>float<text:change-start text:change-id="ct257915608"/>]</text:h>
            <text:p text:style-name="Text_20_body">Routing:<text:change-end text:change-id="ct257915608"/> TOS<text:change-start text:change-id="ct257915712"/></text:p>
            <text:p text:style-name="P1"><text:change-end text:change-id="ct257915712"/>Given two lengths, this method computes the length of the hypotenuse. </text:p>
          </table:table-cell>
          <table:covered-table-cell/>
        </table:table-row>
        <table:table-row table:style-name="Table160.1">
          <table:table-cell table:style-name="Table160.A2" office:value-type="string">
            <text:p text:style-name="P17"><text:change-start text:change-id="ct257915816"/>Code<text:change-end text:change-id="ct257915816"/></text:p>
          </table:table-cell>
          <table:table-cell table:style-name="Table160.B2" office:value-type="string">
            <text:p text:style-name="P17"><text:change-start text:change-id="ct257915920"/>Result<text:change-end text:change-id="ct2579159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579160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57916128"/>[a_numeric] <text:alphabetical-index-mark-start text:id="IMark166820784"/>.imaginary<text:alphabetical-index-mark-end text:id="IMark166820784"/> [a_numeric]</text:h>
            <text:p text:style-name="Text_20_body">Routing:<text:change-end text:change-id="ct257916128"/> TOS<text:change-start text:change-id="ct257916232"/></text:p>
            <text:p text:style-name="P1"><text:change-end text:change-id="ct25791623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57916336"/>Code<text:change-end text:change-id="ct257916336"/></text:p>
          </table:table-cell>
          <table:table-cell table:style-name="Table161.B2" office:value-type="string">
            <text:p text:style-name="P17"><text:change-start text:change-id="ct257916440"/>Result<text:change-end text:change-id="ct2579164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5791658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57916688"/>[a_numeric] <text:alphabetical-index-mark-start text:id="IMark166820784"/>.ln<text:alphabetical-index-mark-end text:id="IMark166820784"/> [a_<text:change-end text:change-id="ct257916688"/>float<text:change-start text:change-id="ct257916792"/>]</text:h>
            <text:p text:style-name="Text_20_body">Routing:<text:change-end text:change-id="ct257916792"/> TOS<text:change-start text:change-id="ct257916896"/></text:p>
            <text:p text:style-name="P1"><text:change-end text:change-id="ct257916896"/>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57917000"/>Code<text:change-end text:change-id="ct257917000"/></text:p>
          </table:table-cell>
          <table:table-cell table:style-name="Table162.B2" office:value-type="string">
            <text:p text:style-name="P17"><text:change-start text:change-id="ct257917104"/>Result<text:change-end text:change-id="ct25791710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5791720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57917312"/>[a_numeric] <text:alphabetical-index-mark-start text:id="IMark166820784"/>.log10<text:alphabetical-index-mark-end text:id="IMark166820784"/> [a_<text:change-end text:change-id="ct257917312"/>float<text:change-start text:change-id="ct257917416"/>]</text:h>
            <text:p text:style-name="Text_20_body">Routing:<text:change-end text:change-id="ct257917416"/> TOS<text:change-start text:change-id="ct257917520"/></text:p>
            <text:p text:style-name="P1"><text:change-end text:change-id="ct257917520"/>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57917624"/>Code<text:change-end text:change-id="ct257917624"/></text:p>
          </table:table-cell>
          <table:table-cell table:style-name="Table163.B2" office:value-type="string">
            <text:p text:style-name="P17"><text:change-start text:change-id="ct257917728"/>Result<text:change-end text:change-id="ct25791772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5791783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57917936"/>[a_numeric] <text:alphabetical-index-mark-start text:id="IMark166820784"/>.log2<text:alphabetical-index-mark-end text:id="IMark166820784"/> [a_<text:change-end text:change-id="ct257917936"/>float<text:change-start text:change-id="ct257918040"/>]</text:h>
            <text:p text:style-name="Text_20_body">Routing:<text:change-end text:change-id="ct257918040"/> TOS<text:change-start text:change-id="ct257918144"/></text:p>
            <text:p text:style-name="P1"><text:change-end text:change-id="ct257918144"/>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57918248"/>Code<text:change-end text:change-id="ct257918248"/></text:p>
          </table:table-cell>
          <table:table-cell table:style-name="Table164.B2" office:value-type="string">
            <text:p text:style-name="P17"><text:change-start text:change-id="ct257918352"/>Result<text:change-end text:change-id="ct257918352"/></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5791845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57918560"/>[a_numeric] <text:alphabetical-index-mark-start text:id="IMark166820784"/>.magnitude<text:alphabetical-index-mark-end text:id="IMark166820784"/> [a_numeric]</text:h>
            <text:p text:style-name="Text_20_body">Routing:<text:change-end text:change-id="ct257918560"/> TOS<text:change-start text:change-id="ct257918664"/></text:p>
            <text:p text:style-name="P1"><text:change-end text:change-id="ct25791866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57918768"/>Code<text:change-end text:change-id="ct257918768"/></text:p>
          </table:table-cell>
          <table:table-cell table:style-name="Table165.B2" office:value-type="string">
            <text:p text:style-name="P17"><text:change-start text:change-id="ct257918872"/>Result<text:change-end text:change-id="ct25791887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57918976"/></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57919080"/>[a_numeric] <text:alphabetical-index-mark-start text:id="IMark166820784"/>.numerator<text:alphabetical-index-mark-end text:id="IMark166820784"/> [a_numeric]</text:h>
            <text:p text:style-name="Text_20_body">Routing:<text:change-end text:change-id="ct257919080"/> TOS<text:change-start text:change-id="ct257919184"/></text:p>
            <text:p text:style-name="P1"><text:change-end text:change-id="ct25791918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57919288"/>Code<text:change-end text:change-id="ct257919288"/></text:p>
          </table:table-cell>
          <table:table-cell table:style-name="Table166.B2" office:value-type="string">
            <text:p text:style-name="P17"><text:change-start text:change-id="ct257919392"/>Result<text:change-end text:change-id="ct25791939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57919600"/><text:change text:change-id="ct25791949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57919704"/>[a_numeric a_numeric] <text:alphabetical-index-mark-start text:id="IMark166820784"/>.p2c<text:alphabetical-index-mark-end text:id="IMark166820784"/> [a_<text:change-end text:change-id="ct257919704"/>float<text:change-start text:change-id="ct257919808"/> a_<text:change-end text:change-id="ct257919808"/>float<text:change-start text:change-id="ct257919912"/>]</text:h>
            <text:p text:style-name="Text_20_body">Routing:<text:change-end text:change-id="ct257919912"/> TOS<text:change-start text:change-id="ct257920016"/></text:p>
            <text:p text:style-name="P1"><text:change-end text:change-id="ct25792001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57920120"/>Code<text:change-end text:change-id="ct257920120"/></text:p>
          </table:table-cell>
          <table:table-cell table:style-name="Table167.B2" office:value-type="string">
            <text:p text:style-name="P17"><text:change-start text:change-id="ct257920224"/>Result<text:change-end text:change-id="ct25792022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5792032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57920432"/>[a_numeric] <text:alphabetical-index-mark-start text:id="IMark166820784"/>.polar<text:alphabetical-index-mark-end text:id="IMark166820784"/> [a_<text:change-end text:change-id="ct257920432"/>float<text:change-start text:change-id="ct257920536"/> a_<text:change-end text:change-id="ct257920536"/>float<text:change-start text:change-id="ct257920680"/>]</text:h>
            <text:p text:style-name="Text_20_body">Routing:<text:change-end text:change-id="ct257920680"/> TOS<text:change-start text:change-id="ct257920784"/></text:p>
            <text:p text:style-name="P1"><text:change-end text:change-id="ct25792078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57920888"/>Code<text:change-end text:change-id="ct257920888"/></text:p>
          </table:table-cell>
          <table:table-cell table:style-name="Table168.B2" office:value-type="string">
            <text:p text:style-name="P17"><text:change-start text:change-id="ct257920992"/>Result<text:change-end text:change-id="ct25792099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5792109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57921200"/>[a_numeric] <text:alphabetical-index-mark-start text:id="IMark166820784"/>.r2d<text:alphabetical-index-mark-end text:id="IMark166820784"/> [a_<text:change-end text:change-id="ct257921200"/>float<text:change-start text:change-id="ct257921304"/>]</text:h>
            <text:p text:style-name="Text_20_body">Routing:<text:change-end text:change-id="ct257921304"/> TOS<text:change-start text:change-id="ct257921408"/></text:p>
            <text:p text:style-name="P1"><text:change-end text:change-id="ct257921408"/>Convert a angle value from radians to degrees.</text:p>
          </table:table-cell>
          <table:covered-table-cell/>
        </table:table-row>
        <table:table-row table:style-name="Table169.1">
          <table:table-cell table:style-name="Table169.A2" office:value-type="string">
            <text:p text:style-name="P17"><text:change-start text:change-id="ct257921512"/>Code<text:change-end text:change-id="ct257921512"/></text:p>
          </table:table-cell>
          <table:table-cell table:style-name="Table169.B2" office:value-type="string">
            <text:p text:style-name="P17"><text:change-start text:change-id="ct257921616"/>Result<text:change-end text:change-id="ct25792161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5792172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57921824"/>[a_numeric] <text:alphabetical-index-mark-start text:id="IMark166820784"/>.real<text:alphabetical-index-mark-end text:id="IMark166820784"/> [a_numeric]</text:h>
            <text:p text:style-name="Text_20_body">Routing:<text:change-end text:change-id="ct257921824"/> TOS<text:change-start text:change-id="ct257921928"/></text:p>
            <text:p text:style-name="P1"><text:change-end text:change-id="ct25792192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57922032"/>Code<text:change-end text:change-id="ct257922032"/></text:p>
          </table:table-cell>
          <table:table-cell table:style-name="Table170.B2" office:value-type="string">
            <text:p text:style-name="P17"><text:change-start text:change-id="ct257922136"/>Result<text:change-end text:change-id="ct25792213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5792224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57922344"/>[a_numeric] <text:alphabetical-index-mark-start text:id="IMark166820784"/>.round<text:alphabetical-index-mark-end text:id="IMark166820784"/> [a<text:change-end text:change-id="ct257922344"/>n<text:change-start text:change-id="ct257922448"/>_<text:change-end text:change-id="ct257922448"/>integer<text:change-start text:change-id="ct257922552"/>]</text:h>
            <text:p text:style-name="Text_20_body">Routing:<text:change-end text:change-id="ct257922552"/> TOS<text:change-start text:change-id="ct257922656"/></text:p>
            <text:p text:style-name="P1"><text:change-end text:change-id="ct257922656"/>This method rounds the argument number to the nearest integer.</text:p>
          </table:table-cell>
          <table:covered-table-cell/>
        </table:table-row>
        <table:table-row table:style-name="Table171.1">
          <table:table-cell table:style-name="Table171.A2" office:value-type="string">
            <text:p text:style-name="P17"><text:change-start text:change-id="ct257922760"/>Code<text:change-end text:change-id="ct257922760"/></text:p>
          </table:table-cell>
          <table:table-cell table:style-name="Table171.B2" office:value-type="string">
            <text:p text:style-name="P17"><text:change-start text:change-id="ct257922864"/>Result<text:change-end text:change-id="ct25792286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5792296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57923072"/>[a_numeric] <text:alphabetical-index-mark-start text:id="IMark166820784"/>.sin<text:alphabetical-index-mark-end text:id="IMark166820784"/> [a_<text:change-end text:change-id="ct257923072"/>float<text:change-start text:change-id="ct257923176"/>]</text:h>
            <text:p text:style-name="Text_20_body">Routing:<text:change-end text:change-id="ct257923176"/> TOS<text:change-start text:change-id="ct257923280"/></text:p>
            <text:p text:style-name="P1"><text:change-end text:change-id="ct257923280"/>This method computes the sine of the argument angle in radians.</text:p>
          </table:table-cell>
          <table:covered-table-cell/>
        </table:table-row>
        <table:table-row table:style-name="Table172.1">
          <table:table-cell table:style-name="Table172.A2" office:value-type="string">
            <text:p text:style-name="P17"><text:change-start text:change-id="ct257923384"/>Code<text:change-end text:change-id="ct257923384"/></text:p>
          </table:table-cell>
          <table:table-cell table:style-name="Table172.B2" office:value-type="string">
            <text:p text:style-name="P17"><text:change-start text:change-id="ct257923488"/>Result<text:change-end text:change-id="ct25792348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57923592"/><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57923696"/>[a_numeric] <text:alphabetical-index-mark-start text:id="IMark166820784"/>.sinh<text:alphabetical-index-mark-end text:id="IMark166820784"/> [a_<text:change-end text:change-id="ct257923696"/>float<text:change-start text:change-id="ct257923800"/>]</text:h>
            <text:p text:style-name="Text_20_body">Routing:<text:change-end text:change-id="ct257923800"/> TOS<text:change-start text:change-id="ct257923904"/></text:p>
            <text:p text:style-name="P1"><text:change-end text:change-id="ct257923904"/>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57924008"/>Code<text:change-end text:change-id="ct257924008"/></text:p>
          </table:table-cell>
          <table:table-cell table:style-name="Table173.B2" office:value-type="string">
            <text:p text:style-name="P17"><text:change-start text:change-id="ct257924112"/>Result<text:change-end text:change-id="ct25792411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57924216"/></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57924320"/>[a_numeric] <text:alphabetical-index-mark-start text:id="IMark166820784"/>.sleep<text:alphabetical-index-mark-end text:id="IMark166820784"/> []</text:h>
            <text:p text:style-name="Text_20_body">Routing:<text:change-end text:change-id="ct257924320"/> TOS<text:change-start text:change-id="ct257924424"/></text:p>
            <text:p text:style-name="P1"><text:change-end text:change-id="ct257924424"/>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57924528"/>Code<text:change-end text:change-id="ct257924528"/></text:p>
          </table:table-cell>
          <table:table-cell table:style-name="Table174.B2" office:value-type="string">
            <text:p text:style-name="P17"><text:change-start text:change-id="ct257924632"/>Result<text:change-end text:change-id="ct257924632"/></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5792477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57924880"/>[a_numeric] <text:alphabetical-index-mark-start text:id="IMark166820784"/>.sqr<text:alphabetical-index-mark-end text:id="IMark166820784"/> [a_numeric]</text:h>
            <text:p text:style-name="Text_20_body">Routing:<text:change-end text:change-id="ct257924880"/> TOS<text:change-start text:change-id="ct257924984"/></text:p>
            <text:p text:style-name="P1"><text:change-end text:change-id="ct257924984"/>This method computes the square of the argument value.</text:p>
          </table:table-cell>
          <table:covered-table-cell/>
        </table:table-row>
        <table:table-row table:style-name="Table175.1">
          <table:table-cell table:style-name="Table175.A2" office:value-type="string">
            <text:p text:style-name="P17"><text:change-start text:change-id="ct257925088"/>Code<text:change-end text:change-id="ct257925088"/></text:p>
          </table:table-cell>
          <table:table-cell table:style-name="Table175.B2" office:value-type="string">
            <text:p text:style-name="P17"><text:change-start text:change-id="ct257925192"/>Result<text:change-end text:change-id="ct25792519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57925296"/></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57925400"/>[a_numeric] <text:alphabetical-index-mark-start text:id="IMark166820784"/>.sqrt<text:alphabetical-index-mark-end text:id="IMark166820784"/> [a_<text:change-end text:change-id="ct257925400"/>float<text:change-start text:change-id="ct257925504"/>]</text:h>
            <text:p text:style-name="Text_20_body">Routing:<text:change-end text:change-id="ct257925504"/> TOS<text:change-start text:change-id="ct257925608"/></text:p>
            <text:p text:style-name="P1"><text:change-end text:change-id="ct257925608"/>This method computes the square root of the argument value.</text:p>
          </table:table-cell>
          <table:covered-table-cell/>
        </table:table-row>
        <table:table-row table:style-name="Table176.1">
          <table:table-cell table:style-name="Table176.A2" office:value-type="string">
            <text:p text:style-name="P17"><text:change-start text:change-id="ct257925712"/>Code<text:change-end text:change-id="ct257925712"/></text:p>
          </table:table-cell>
          <table:table-cell table:style-name="Table176.B2" office:value-type="string">
            <text:p text:style-name="P17"><text:change-start text:change-id="ct257925816"/>Result<text:change-end text:change-id="ct25792581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5792592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57926024"/>[a_numeric] <text:alphabetical-index-mark-start text:id="IMark166820784"/>.tan<text:alphabetical-index-mark-end text:id="IMark166820784"/> [a_<text:change-end text:change-id="ct257926024"/>float<text:change-start text:change-id="ct257926128"/>]</text:h>
            <text:p text:style-name="Text_20_body">Routing:<text:change-end text:change-id="ct257926128"/> TOS<text:change-start text:change-id="ct257926232"/></text:p>
            <text:p text:style-name="P1"><text:change-end text:change-id="ct257926232"/>This method computes the tangent of the argument angle in radians.</text:p>
          </table:table-cell>
          <table:covered-table-cell/>
        </table:table-row>
        <table:table-row table:style-name="Table177.1">
          <table:table-cell table:style-name="Table177.A2" office:value-type="string">
            <text:p text:style-name="P17"><text:change-start text:change-id="ct257926336"/>Code<text:change-end text:change-id="ct257926336"/></text:p>
          </table:table-cell>
          <table:table-cell table:style-name="Table177.B2" office:value-type="string">
            <text:p text:style-name="P17"><text:change-start text:change-id="ct257926440"/>Result<text:change-end text:change-id="ct25792644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5792654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57926648"/>[a_numeric] <text:alphabetical-index-mark-start text:id="IMark166820784"/>.tanh<text:alphabetical-index-mark-end text:id="IMark166820784"/> [a_<text:change-end text:change-id="ct257926648"/>float<text:change-start text:change-id="ct257926752"/>]</text:h>
            <text:p text:style-name="Text_20_body">Routing:<text:change-end text:change-id="ct257926752"/> TOS<text:change-start text:change-id="ct257926856"/></text:p>
            <text:p text:style-name="P1"><text:change-end text:change-id="ct257926856"/>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57926960"/>Code<text:change-end text:change-id="ct257926960"/></text:p>
          </table:table-cell>
          <table:table-cell table:style-name="Table178.B2" office:value-type="string">
            <text:p text:style-name="P17"><text:change-start text:change-id="ct257927064"/>Result<text:change-end text:change-id="ct25792706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57927168"/></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57927272"/>[a_numeric a_numeric] <text:alphabetical-index-mark-start text:id="IMark166820784"/>/<text:alphabetical-index-mark-end text:id="IMark166820784"/> [a_numeric]</text:h>
            <text:p text:style-name="Text_20_body">Routing:<text:change-end text:change-id="ct257927272"/> NOS<text:change-start text:change-id="ct257927376"/></text:p>
            <text:p text:style-name="P1"><text:change-end text:change-id="ct257927376"/>This method implements the division operator.</text:p>
          </table:table-cell>
          <table:covered-table-cell/>
        </table:table-row>
        <table:table-row table:style-name="Table179.1">
          <table:table-cell table:style-name="Table179.A2" office:value-type="string">
            <text:p text:style-name="P17"><text:change-start text:change-id="ct257927480"/>Code<text:change-end text:change-id="ct257927480"/></text:p>
          </table:table-cell>
          <table:table-cell table:style-name="Table179.B2" office:value-type="string">
            <text:p text:style-name="P17"><text:change-start text:change-id="ct257927584"/>Result<text:change-end text:change-id="ct25792758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5792768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57927792"/>[a_numeric] <text:alphabetical-index-mark-start text:id="IMark167904312"/>0&lt;<text:alphabetical-index-mark-end text:id="IMark167904312"/> [a_boolean]</text:h>
            <text:p text:style-name="Text_20_body">Routing:<text:change-end text:change-id="ct257927792"/> TOS<text:change-start text:change-id="ct257927896"/></text:p>
            <text:p text:style-name="P1"><text:change-end text:change-id="ct257927896"/>Is this number less than zero?</text:p>
          </table:table-cell>
          <table:covered-table-cell/>
        </table:table-row>
        <table:table-row table:style-name="Table180.1">
          <table:table-cell table:style-name="Table180.A2" office:value-type="string">
            <text:p text:style-name="P17"><text:change-start text:change-id="ct257928000"/>Code<text:change-end text:change-id="ct257928000"/></text:p>
          </table:table-cell>
          <table:table-cell table:style-name="Table180.B2" office:value-type="string">
            <text:p text:style-name="P17"><text:change-start text:change-id="ct257928104"/>Result<text:change-end text:change-id="ct25792810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5792820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57928312"/>[a_numeric] <text:alphabetical-index-mark-start text:id="IMark167904312"/>0&lt;=<text:alphabetical-index-mark-end text:id="IMark167904312"/> [a_boolean]</text:h>
            <text:p text:style-name="Text_20_body">Routing:<text:change-end text:change-id="ct257928312"/> TOS<text:change-start text:change-id="ct257928416"/></text:p>
            <text:p text:style-name="P1"><text:change-end text:change-id="ct257928416"/>Is this number less than or equal to zero?</text:p>
          </table:table-cell>
          <table:covered-table-cell/>
        </table:table-row>
        <table:table-row table:style-name="Table181.1">
          <table:table-cell table:style-name="Table181.A2" office:value-type="string">
            <text:p text:style-name="P17"><text:change-start text:change-id="ct257928520"/>Code<text:change-end text:change-id="ct257928520"/></text:p>
          </table:table-cell>
          <table:table-cell table:style-name="Table181.B2" office:value-type="string">
            <text:p text:style-name="P17"><text:change-start text:change-id="ct257928624"/>Result<text:change-end text:change-id="ct25792862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5792872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57843032"/>[a_numeric] <text:alphabetical-index-mark-start text:id="IMark167904312"/>0&lt;=&gt;<text:alphabetical-index-mark-end text:id="IMark167904312"/> [<text:change-end text:change-id="ct257843032"/>1, 0, or -1<text:change-start text:change-id="ct257843136"/>]</text:h>
            <text:p text:style-name="Text_20_body">Routing:<text:change-end text:change-id="ct257843136"/> TOS<text:change-start text:change-id="ct257843240"/></text:p>
            <text:p text:style-name="P1"><text:change-end text:change-id="ct257843240"/>Perform a “three outcome” comparison of the value with zero.</text:p>
          </table:table-cell>
          <table:covered-table-cell/>
        </table:table-row>
        <table:table-row table:style-name="Table182.1">
          <table:table-cell table:style-name="Table182.A2" office:value-type="string">
            <text:p text:style-name="P17"><text:change-start text:change-id="ct257843344"/>Code<text:change-end text:change-id="ct257843344"/></text:p>
          </table:table-cell>
          <table:table-cell table:style-name="Table182.B2" office:value-type="string">
            <text:p text:style-name="P17"><text:change-start text:change-id="ct257843448"/>Result<text:change-end text:change-id="ct25784344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57843656"/><text:change text:change-id="ct25784355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57843760"/>[a_numeric] <text:alphabetical-index-mark-start text:id="IMark167904312"/>0&lt;&gt; <text:alphabetical-index-mark-end text:id="IMark167904312"/>[a_boolean]</text:h>
            <text:p text:style-name="Text_20_body">Routing:<text:change-end text:change-id="ct257843760"/> TOS<text:change-start text:change-id="ct257843864"/></text:p>
            <text:p text:style-name="P1"><text:change-end text:change-id="ct257843864"/>Is the number not equal to zero?</text:p>
          </table:table-cell>
          <table:covered-table-cell/>
        </table:table-row>
        <table:table-row table:style-name="Table183.1">
          <table:table-cell table:style-name="Table183.A2" office:value-type="string">
            <text:p text:style-name="P17"><text:change-start text:change-id="ct257843968"/>Code<text:change-end text:change-id="ct257843968"/></text:p>
          </table:table-cell>
          <table:table-cell table:style-name="Table183.B2" office:value-type="string">
            <text:p text:style-name="P17"><text:change-start text:change-id="ct257844072"/>Result<text:change-end text:change-id="ct25784407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5784417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57844280"/>[a_numeric] <text:alphabetical-index-mark-start text:id="IMark167904312"/>0=<text:alphabetical-index-mark-end text:id="IMark167904312"/> [a_boolean]</text:h>
            <text:p text:style-name="Text_20_body">Routing:<text:change-end text:change-id="ct257844280"/> TOS<text:change-start text:change-id="ct257844384"/></text:p>
            <text:p text:style-name="P1"><text:change-end text:change-id="ct257844384"/>Is the number equal to zero?</text:p>
          </table:table-cell>
          <table:covered-table-cell/>
        </table:table-row>
        <table:table-row table:style-name="Table184.1">
          <table:table-cell table:style-name="Table184.A2" office:value-type="string">
            <text:p text:style-name="P17"><text:change-start text:change-id="ct257844488"/>Code<text:change-end text:change-id="ct257844488"/></text:p>
          </table:table-cell>
          <table:table-cell table:style-name="Table184.B2" office:value-type="string">
            <text:p text:style-name="P17"><text:change-start text:change-id="ct257844592"/>Result<text:change-end text:change-id="ct25784459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57844696"/></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57844800"/>[a_numeric] <text:alphabetical-index-mark-start text:id="IMark167904312"/>0&gt;<text:alphabetical-index-mark-end text:id="IMark167904312"/> [a_boolean]</text:h>
            <text:p text:style-name="Text_20_body">Routing:<text:change-end text:change-id="ct257844800"/> TOS<text:change-start text:change-id="ct257844904"/></text:p>
            <text:p text:style-name="P1"><text:change-end text:change-id="ct257844904"/>Is the number greater than zero?</text:p>
          </table:table-cell>
          <table:covered-table-cell/>
        </table:table-row>
        <table:table-row table:style-name="Table185.1">
          <table:table-cell table:style-name="Table185.A2" office:value-type="string">
            <text:p text:style-name="P17"><text:change-start text:change-id="ct257845008"/>Code<text:change-end text:change-id="ct257845008"/></text:p>
          </table:table-cell>
          <table:table-cell table:style-name="Table185.B2" office:value-type="string">
            <text:p text:style-name="P17"><text:change-start text:change-id="ct257845112"/>Result<text:change-end text:change-id="ct25784511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5784521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57845320"/>[a_numeric] <text:alphabetical-index-mark-start text:id="IMark167904312"/>0&gt;=<text:alphabetical-index-mark-end text:id="IMark167904312"/> [a_boolean]</text:h>
            <text:p text:style-name="Text_20_body">Routing:<text:change-end text:change-id="ct257845320"/> TOS<text:change-start text:change-id="ct257845424"/></text:p>
            <text:p text:style-name="P1"><text:change-end text:change-id="ct257845424"/>Is the number greater than or equal to zero?</text:p>
          </table:table-cell>
          <table:covered-table-cell/>
        </table:table-row>
        <table:table-row table:style-name="Table186.1">
          <table:table-cell table:style-name="Table186.A2" office:value-type="string">
            <text:p text:style-name="P17"><text:change-start text:change-id="ct257845528"/>Code<text:change-end text:change-id="ct257845528"/></text:p>
          </table:table-cell>
          <table:table-cell table:style-name="Table186.B2" office:value-type="string">
            <text:p text:style-name="P17"><text:change-start text:change-id="ct257845632"/>Result<text:change-end text:change-id="ct25784563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5784573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57845840"/>[a_numeric] <text:alphabetical-index-mark-start text:id="IMark167904312"/>1+<text:alphabetical-index-mark-end text:id="IMark167904312"/> [a_numeric]</text:h>
            <text:p text:style-name="Text_20_body">Routing:<text:change-end text:change-id="ct257845840"/> TOS<text:change-start text:change-id="ct257845944"/></text:p>
            <text:p text:style-name="P1"><text:change-end text:change-id="ct257845944"/>Add one to the number</text:p>
          </table:table-cell>
          <table:covered-table-cell/>
        </table:table-row>
        <table:table-row table:style-name="Table187.1">
          <table:table-cell table:style-name="Table187.A2" office:value-type="string">
            <text:p text:style-name="P17"><text:change-start text:change-id="ct257846048"/>Code<text:change-end text:change-id="ct257846048"/></text:p>
          </table:table-cell>
          <table:table-cell table:style-name="Table187.B2" office:value-type="string">
            <text:p text:style-name="P17"><text:change-start text:change-id="ct257846152"/>Result<text:change-end text:change-id="ct25784615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5784625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57846360"/>[a_numeric] <text:alphabetical-index-mark-start text:id="IMark167904312"/>1-<text:alphabetical-index-mark-end text:id="IMark167904312"/> [a_numeric]</text:h>
            <text:p text:style-name="Text_20_body">Routing:<text:change-end text:change-id="ct257846360"/> TOS<text:change-start text:change-id="ct257846464"/></text:p>
            <text:p text:style-name="P1"><text:change-end text:change-id="ct257846464"/>Subtract ond from the number</text:p>
          </table:table-cell>
          <table:covered-table-cell/>
        </table:table-row>
        <table:table-row table:style-name="Table188.1">
          <table:table-cell table:style-name="Table188.A2" office:value-type="string">
            <text:p text:style-name="P17"><text:change-start text:change-id="ct257846568"/>Code<text:change-end text:change-id="ct257846568"/></text:p>
          </table:table-cell>
          <table:table-cell table:style-name="Table188.B2" office:value-type="string">
            <text:p text:style-name="P17"><text:change-start text:change-id="ct257846672"/>Result<text:change-end text:change-id="ct25784667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57846776"/></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57846880"/>[a_numeric] <text:alphabetical-index-mark-start text:id="IMark167904312"/>2*<text:alphabetical-index-mark-end text:id="IMark167904312"/> [a_numeric]</text:h>
            <text:p text:style-name="Text_20_body">Routing:<text:change-end text:change-id="ct257846880"/> TOS<text:change-start text:change-id="ct257846984"/></text:p>
            <text:p text:style-name="P1"><text:change-end text:change-id="ct257846984"/>Multiply the number by two.</text:p>
          </table:table-cell>
          <table:covered-table-cell/>
        </table:table-row>
        <table:table-row table:style-name="Table189.1">
          <table:table-cell table:style-name="Table189.A2" office:value-type="string">
            <text:p text:style-name="P17"><text:change-start text:change-id="ct257847088"/>Code<text:change-end text:change-id="ct257847088"/></text:p>
          </table:table-cell>
          <table:table-cell table:style-name="Table189.B2" office:value-type="string">
            <text:p text:style-name="P17"><text:change-start text:change-id="ct257847192"/>Result<text:change-end text:change-id="ct25784719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5784729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57847400"/>[a_numeric] <text:alphabetical-index-mark-start text:id="IMark167904312"/>2+<text:alphabetical-index-mark-end text:id="IMark167904312"/> [a_numeric]</text:h>
            <text:p text:style-name="Text_20_body">Routing:<text:change-end text:change-id="ct257847400"/> TOS<text:change-start text:change-id="ct257847504"/></text:p>
            <text:p text:style-name="P1"><text:change-end text:change-id="ct257847504"/>Add two to the number</text:p>
          </table:table-cell>
          <table:covered-table-cell/>
        </table:table-row>
        <table:table-row table:style-name="Table190.1">
          <table:table-cell table:style-name="Table190.A2" office:value-type="string">
            <text:p text:style-name="P17"><text:change-start text:change-id="ct257847608"/>Code<text:change-end text:change-id="ct257847608"/></text:p>
          </table:table-cell>
          <table:table-cell table:style-name="Table190.B2" office:value-type="string">
            <text:p text:style-name="P17"><text:change-start text:change-id="ct257847712"/>Result<text:change-end text:change-id="ct25784771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5784781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57847920"/>[a_numeric] <text:alphabetical-index-mark-start text:id="IMark167904312"/>2-<text:alphabetical-index-mark-end text:id="IMark167904312"/> [a_numeric]</text:h>
            <text:p text:style-name="Text_20_body">Routing:<text:change-end text:change-id="ct257847920"/> TOS<text:change-start text:change-id="ct257848024"/></text:p>
            <text:p text:style-name="P1"><text:change-end text:change-id="ct257848024"/>Subtract two from the number</text:p>
          </table:table-cell>
          <table:covered-table-cell/>
        </table:table-row>
        <table:table-row table:style-name="Table191.1">
          <table:table-cell table:style-name="Table191.A2" office:value-type="string">
            <text:p text:style-name="P17"><text:change-start text:change-id="ct257848128"/>Code<text:change-end text:change-id="ct257848128"/></text:p>
          </table:table-cell>
          <table:table-cell table:style-name="Table191.B2" office:value-type="string">
            <text:p text:style-name="P17"><text:change-start text:change-id="ct257848232"/>Result<text:change-end text:change-id="ct25784823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57848336"/></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57848440"/>[a_numeric] <text:alphabetical-index-mark-start text:id="IMark167904312"/>2/<text:alphabetical-index-mark-end text:id="IMark167904312"/> [a_numeric]</text:h>
            <text:p text:style-name="Text_20_body">Routing:<text:change-end text:change-id="ct257848440"/> TOS<text:change-start text:change-id="ct257848544"/></text:p>
            <text:p text:style-name="P1"><text:change-end text:change-id="ct257848544"/>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57848648"/>Code<text:change-end text:change-id="ct257848648"/></text:p>
          </table:table-cell>
          <table:table-cell table:style-name="Table192.B2" office:value-type="string">
            <text:p text:style-name="P17"><text:change-start text:change-id="ct257848752"/>Result<text:change-end text:change-id="ct25784875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5784885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57848960"/>[a_numeric<text:change-end text:change-id="ct257848960"/> a_numeric<text:change-start text:change-id="ct257849064"/>] <text:alphabetical-index-mark-start text:id="IMark167904312"/>&lt;<text:alphabetical-index-mark-end text:id="IMark167904312"/> [a_boolean]</text:h>
            <text:p text:style-name="Text_20_body">Routing:<text:change-end text:change-id="ct257849064"/> NOS<text:change-start text:change-id="ct257849168"/></text:p>
            <text:p text:style-name="P1"><text:change-end text:change-id="ct257849168"/>Is the first number less than the second?</text:p>
          </table:table-cell>
          <table:covered-table-cell/>
        </table:table-row>
        <table:table-row table:style-name="Table193.1">
          <table:table-cell table:style-name="Table193.A2" office:value-type="string">
            <text:p text:style-name="P17"><text:change-start text:change-id="ct257849272"/>Code<text:change-end text:change-id="ct257849272"/></text:p>
          </table:table-cell>
          <table:table-cell table:style-name="Table193.B2" office:value-type="string">
            <text:p text:style-name="P17"><text:change-start text:change-id="ct257849376"/>Result<text:change-end text:change-id="ct25784937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5784948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57849584"/>[a_numeric<text:change-end text:change-id="ct257849584"/> a_numeric<text:change-start text:change-id="ct257849688"/>] <text:alphabetical-index-mark-start text:id="IMark167904312"/>&lt;=<text:alphabetical-index-mark-end text:id="IMark167904312"/> [a_boolean]</text:h>
            <text:p text:style-name="Text_20_body">Routing:<text:change-end text:change-id="ct257849688"/> NOS<text:change-start text:change-id="ct257849792"/></text:p>
            <text:p text:style-name="P1"><text:change-end text:change-id="ct257849792"/>Is the first number less than or equal to the second?</text:p>
          </table:table-cell>
          <table:covered-table-cell/>
        </table:table-row>
        <table:table-row table:style-name="Table194.1">
          <table:table-cell table:style-name="Table194.A2" office:value-type="string">
            <text:p text:style-name="P17"><text:change-start text:change-id="ct257849896"/>Code<text:change-end text:change-id="ct257849896"/></text:p>
          </table:table-cell>
          <table:table-cell table:style-name="Table194.B2" office:value-type="string">
            <text:p text:style-name="P17"><text:change-start text:change-id="ct257850000"/>Result<text:change-end text:change-id="ct25785000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57850104"/></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9" text:outline-level="3"><text:change-start text:change-id="ct257850208"/>[a_numeric<text:change-end text:change-id="ct257850208"/> a_numeric<text:change-start text:change-id="ct257850312"/>] <text:alphabetical-index-mark-start text:id="IMark167904312"/>&lt;=&gt;<text:alphabetical-index-mark-end text:id="IMark167904312"/> [-1, 0, or 1]</text:h>
            <text:p text:style-name="Text_20_body">Routing:<text:change-end text:change-id="ct257850312"/> NOS<text:change-start text:change-id="ct257850416"/></text:p>
            <text:p text:style-name="P1"><text:change-end text:change-id="ct257850416"/>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57850520"/>Code<text:change-end text:change-id="ct257850520"/></text:p>
          </table:table-cell>
          <table:table-cell table:style-name="Table195.B2" office:value-type="string">
            <text:p text:style-name="P17"><text:change-start text:change-id="ct257850624"/>Result<text:change-end text:change-id="ct25785062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57850832"/><text:change text:change-id="ct25785072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57850936"/>[a_numeric<text:change-end text:change-id="ct257850936"/> a_numeric<text:change-start text:change-id="ct257851040"/>] <text:alphabetical-index-mark-start text:id="IMark167904312"/>&gt;<text:alphabetical-index-mark-end text:id="IMark167904312"/> [a_boolean]</text:h>
            <text:p text:style-name="Text_20_body">Routing:<text:change-end text:change-id="ct257851040"/> NOS<text:change-start text:change-id="ct257998416"/></text:p>
            <text:p text:style-name="P1"><text:change-end text:change-id="ct257998416"/>Is the first number greater than the second number.</text:p>
          </table:table-cell>
          <table:covered-table-cell/>
        </table:table-row>
        <table:table-row table:style-name="Table196.1">
          <table:table-cell table:style-name="Table196.A2" office:value-type="string">
            <text:p text:style-name="P17"><text:change-start text:change-id="ct257998520"/>Code<text:change-end text:change-id="ct257998520"/></text:p>
          </table:table-cell>
          <table:table-cell table:style-name="Table196.B2" office:value-type="string">
            <text:p text:style-name="P17"><text:change-start text:change-id="ct257998624"/>Result<text:change-end text:change-id="ct25799862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5799872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57998832"/>[a_numeric<text:change-end text:change-id="ct257998832"/> a_numeric<text:change-start text:change-id="ct257998936"/>] <text:alphabetical-index-mark-start text:id="IMark167904312"/>&gt;=<text:alphabetical-index-mark-end text:id="IMark167904312"/> [a_boolean]</text:h>
            <text:p text:style-name="Text_20_body">Routing:<text:change-end text:change-id="ct257998936"/> NOS<text:change-start text:change-id="ct257999040"/></text:p>
            <text:p text:style-name="P1"><text:change-end text:change-id="ct257999040"/>Is the first number greater than or equal to the second number.</text:p>
          </table:table-cell>
          <table:covered-table-cell/>
        </table:table-row>
        <table:table-row table:style-name="Table197.1">
          <table:table-cell table:style-name="Table197.A2" office:value-type="string">
            <text:p text:style-name="P17"><text:change-start text:change-id="ct257999144"/>Code<text:change-end text:change-id="ct257999144"/></text:p>
          </table:table-cell>
          <table:table-cell table:style-name="Table197.B2" office:value-type="string">
            <text:p text:style-name="P17"><text:change-start text:change-id="ct257999248"/>Result<text:change-end text:change-id="ct25799924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57999352"/></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57999456"/>[a_numeric a_numeric] <text:alphabetical-index-mark-start text:id="IMark167904312"/>mod<text:alphabetical-index-mark-end text:id="IMark167904312"/> [a_numeric]</text:h>
            <text:p text:style-name="Text_20_body">Routing:<text:change-end text:change-id="ct257999456"/> NOS<text:change-start text:change-id="ct257999560"/></text:p>
            <text:p text:style-name="P1"><text:change-end text:change-id="ct257999560"/>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57999664"/>Code<text:change-end text:change-id="ct257999664"/></text:p>
          </table:table-cell>
          <table:table-cell table:style-name="Table198.B2" office:value-type="string">
            <text:p text:style-name="P17"><text:change-start text:change-id="ct257999768"/>Result<text:change-end text:change-id="ct2579997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579998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57999976"/>[a_numeric] <text:alphabetical-index-mark-start text:id="IMark167904312"/>neg<text:alphabetical-index-mark-end text:id="IMark167904312"/> [a_numeric]</text:h>
            <text:p text:style-name="Text_20_body">Routing:<text:change-end text:change-id="ct257999976"/> TOS<text:change-start text:change-id="ct258000080"/></text:p>
            <text:p text:style-name="P1"><text:change-end text:change-id="ct258000080"/>Compute zero minus the number.</text:p>
          </table:table-cell>
          <table:covered-table-cell/>
        </table:table-row>
        <table:table-row table:style-name="Table199.1">
          <table:table-cell table:style-name="Table199.A2" office:value-type="string">
            <text:p text:style-name="P17"><text:change-start text:change-id="ct258000184"/>Code<text:change-end text:change-id="ct258000184"/></text:p>
          </table:table-cell>
          <table:table-cell table:style-name="Table199.B2" office:value-type="string">
            <text:p text:style-name="P17"><text:change-start text:change-id="ct258000288"/>Result<text:change-end text:change-id="ct2580002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66821840"/>Object<text:alphabetical-index-mark-end text:id="IMark166821840"/></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67904312"/>&amp;&amp;<text:alphabetical-index-mark-end text:id="IMark16790431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67904312"/>.<text:alphabetical-index-mark-end text:id="IMark16790431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67904312"/>.::<text:alphabetical-index-mark-end text:id="IMark167904312"/>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1"/>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67904312"/>val:<text:alphabetical-index-mark-end text:id="IMark16790431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67904312"/>var:<text:alphabetical-index-mark-end text:id="IMark16790431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67904312"/>val@:<text:alphabetical-index-mark-end text:id="IMark16790431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167904312"/>var@:<text:alphabetical-index-mark-end text:id="IMark16790431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167904312"/>super<text:alphabetical-index-mark-end text:id="IMark16790431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67904312"/>;<text:alphabetical-index-mark-end text:id="IMark16790431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67904312"/>.class<text:alphabetical-index-mark-end text:id="IMark16790431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167904312"/>.clone<text:alphabetical-index-mark-end text:id="IMark16790431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67904312"/>.clone_exclude<text:alphabetical-index-mark-end text:id="IMark16790431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67904312"/>.copy<text:alphabetical-index-mark-end text:id="IMark16790431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67904312"/>.init<text:alphabetical-index-mark-end text:id="IMark16790431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5">"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67904312"/>.is_class?<text:alphabetical-index-mark-end text:id="IMark16790431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67904312"/>.name<text:alphabetical-index-mark-end text:id="IMark16790431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67904312"/>.strlen<text:alphabetical-index-mark-end text:id="IMark16790431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67904312"/>.to_f<text:alphabetical-index-mark-end text:id="IMark16790431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67904312"/>.to_f!<text:alphabetical-index-mark-end text:id="IMark16790431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67904312"/>.to_i<text:alphabetical-index-mark-end text:id="IMark167904312"/>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67904312"/>.to_i!<text:alphabetical-index-mark-end text:id="IMark167904312"/>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167904312"/>.to_n<text:alphabetical-index-mark-end text:id="IMark16790431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67904312"/>.to_n!<text:alphabetical-index-mark-end text:id="IMark16790431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167904312"/>.to_r<text:alphabetical-index-mark-end text:id="IMark16790431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67904312"/>.to_r!<text:alphabetical-index-mark-end text:id="IMark16790431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67904312"/>.to_s<text:alphabetical-index-mark-end text:id="IMark167904312"/>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167904312"/>.to_x<text:alphabetical-index-mark-end text:id="IMark16790431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67904312"/>.to_x!<text:alphabetical-index-mark-end text:id="IMark16790431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67904312"/>&lt;&gt;<text:alphabetical-index-mark-end text:id="IMark16790431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67904312"/>=<text:alphabetical-index-mark-end text:id="IMark16790431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67904312"/>^^<text:alphabetical-index-mark-end text:id="IMark16790431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67904312"/>distinct?<text:alphabetical-index-mark-end text:id="IMark16790431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67904312"/>identical?<text:alphabetical-index-mark-end text:id="IMark16790431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67904312"/>max<text:alphabetical-index-mark-end text:id="IMark16790431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67904312"/>min<text:alphabetical-index-mark-end text:id="IMark1679043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67904312"/>nil&lt;&gt;<text:alphabetical-index-mark-end text:id="IMark16790431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67904312"/>nil=<text:alphabetical-index-mark-end text:id="IMark1679043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67904312"/>not<text:alphabetical-index-mark-end text:id="IMark1679043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67904312"/>||<text:alphabetical-index-mark-end text:id="IMark16790431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67904312"/>)methods<text:alphabetical-index-mark-end text:id="IMark16790431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166821840"/>OutStream<text:alphabetical-index-mark-end text:id="IMark166821840"/></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67904312"/>.append<text:alphabetical-index-mark-end text:id="IMark16790431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167904312"/>.append{<text:alphabetical-index-mark-end text:id="IMark16790431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5">"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67904312"/>.create<text:alphabetical-index-mark-end text:id="IMark16790431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67904312"/>.create{<text:alphabetical-index-mark-end text:id="IMark16790431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5">"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167904312"/><text:alphabetical-index-mark-start text:id="IMark166820784"/>.<text:alphabetical-index-mark-end text:id="IMark166820784"/><text:alphabetical-index-mark-end text:id="IMark16790431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67904312"/>.close<text:alphabetical-index-mark-end text:id="IMark16790431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67904312"/>.cr<text:alphabetical-index-mark-end text:id="IMark16790431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67904312"/>.emit<text:alphabetical-index-mark-end text:id="IMark16790431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67904312"/>.space<text:alphabetical-index-mark-end text:id="IMark16790431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67904312"/>.spaces<text:alphabetical-index-mark-end text:id="IMark16790431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67904312"/>~<text:alphabetical-index-mark-end text:id="IMark16790431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67904312"/>~"<text:alphabetical-index-mark-end text:id="IMark16790431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67904312"/>~cr<text:alphabetical-index-mark-end text:id="IMark16790431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67904312"/>~emit<text:alphabetical-index-mark-end text:id="IMark16790431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67904312"/>~space<text:alphabetical-index-mark-end text:id="IMark16790431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67904312"/>~spaces<text:alphabetical-index-mark-end text:id="IMark16790431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66821840"/>Procedure<text:alphabetical-index-mark-end text:id="IMark166821840"/></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67904312"/>.call<text:alphabetical-index-mark-end text:id="IMark16790431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67904312"/>.start<text:alphabetical-index-mark-end text:id="IMark16790431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66821840"/>Queue<text:alphabetical-index-mark-end text:id="IMark166821840"/></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67904312"/>.clear<text:alphabetical-index-mark-end text:id="IMark16790431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67904312"/>.empty?<text:alphabetical-index-mark-end text:id="IMark16790431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67904312"/>.length<text:alphabetical-index-mark-end text:id="IMark16790431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67904312"/>.pend<text:alphabetical-index-mark-end text:id="IMark16790431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67904312"/>.pop<text:alphabetical-index-mark-end text:id="IMark16790431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67904312"/>.push<text:alphabetical-index-mark-end text:id="IMark16790431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66821840"/>Rational<text:alphabetical-index-mark-end text:id="IMark166821840"/></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4039404"/>.split<text:alphabetical-index-mark-end text:id="IMark16403940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166821792"/>Stack<text:alphabetical-index-mark-end text:id="IMark166821792"/></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64039404"/>.clear<text:alphabetical-index-mark-end text:id="IMark16403940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64039404"/>.empty?<text:alphabetical-index-mark-end text:id="IMark164039404"/>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64039404"/>.length<text:alphabetical-index-mark-end text:id="IMark16403940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64039404"/>.peek<text:alphabetical-index-mark-end text:id="IMark16403940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64039404"/>.pop<text:alphabetical-index-mark-end text:id="IMark16403940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64039404"/>.push<text:alphabetical-index-mark-end text:id="IMark16403940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66821792"/>String<text:alphabetical-index-mark-end text:id="IMark166821792"/></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5">"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5">"-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64039404"/>*<text:alphabetical-index-mark-end text:id="IMark16403940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64039404"/>+<text:alphabetical-index-mark-end text:id="IMark16403940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64039404"/>."<text:alphabetical-index-mark-end text:id="IMark16403940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64039404"/>.+left<text:alphabetical-index-mark-end text:id="IMark16403940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64039404"/>.+mid<text:alphabetical-index-mark-end text:id="IMark16403940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64039404"/>.+midlr<text:alphabetical-index-mark-end text:id="IMark16403940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64039404"/>.+right<text:alphabetical-index-mark-end text:id="IMark16403940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64039404"/>.-left<text:alphabetical-index-mark-end text:id="IMark16403940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64039404"/>.-mid<text:alphabetical-index-mark-end text:id="IMark16403940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64039404"/>.-midlr<text:alphabetical-index-mark-end text:id="IMark16403940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64039404"/>.-right<text:alphabetical-index-mark-end text:id="IMark16403940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64039404"/>.call<text:alphabetical-index-mark-end text:id="IMark164039404"/>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64039404"/>.cjust<text:alphabetical-index-mark-end text:id="IMark16403940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64039404"/>.contains?<text:alphabetical-index-mark-end text:id="IMark16403940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64039404"/>.emit<text:alphabetical-index-mark-end text:id="IMark16403940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64039404"/>.eval<text:alphabetical-index-mark-end text:id="IMark164039404"/>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64039404"/>.fmt<text:alphabetical-index-mark-end text:id="IMark164039404"/>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64039404"/>.fmt"<text:alphabetical-index-mark-end text:id="IMark164039404"/>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64039404"/>.left<text:alphabetical-index-mark-end text:id="IMark16403940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64039404"/>.left?<text:alphabetical-index-mark-end text:id="IMark16403940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64039404"/>.length<text:alphabetical-index-mark-end text:id="IMark16403940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64039404"/>.lines<text:alphabetical-index-mark-end text:id="IMark16403940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64039404"/>.ljust<text:alphabetical-index-mark-end text:id="IMark16403940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64039404"/>.load<text:alphabetical-index-mark-end text:id="IMark16403940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64039404"/>.lstrip<text:alphabetical-index-mark-end text:id="IMark16403940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64039404"/>.mid<text:alphabetical-index-mark-end text:id="IMark16403940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64039404"/>.mid?<text:alphabetical-index-mark-end text:id="IMark16403940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64039404"/>.midlr<text:alphabetical-index-mark-end text:id="IMark16403940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64039404"/>.posn<text:alphabetical-index-mark-end text:id="IMark16403940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64039404"/>.reverse<text:alphabetical-index-mark-end text:id="IMark16403940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64039404"/>.right<text:alphabetical-index-mark-end text:id="IMark16403940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64039404"/>.right?<text:alphabetical-index-mark-end text:id="IMark16403940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64039404"/>.rjust<text:alphabetical-index-mark-end text:id="IMark16403940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64039404"/>.rstrip<text:alphabetical-index-mark-end text:id="IMark16403940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64039404"/>.split<text:alphabetical-index-mark-end text:id="IMark16403940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64039404"/>.strip<text:alphabetical-index-mark-end text:id="IMark16403940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64039404"/>.throw<text:alphabetical-index-mark-end text:id="IMark164039404"/>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64039404"/>.to_lower<text:alphabetical-index-mark-end text:id="IMark16403940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64039404"/>.to_upper<text:alphabetical-index-mark-end text:id="IMark16403940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64039404"/>&lt;<text:alphabetical-index-mark-end text:id="IMark16403940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64039404"/>&lt;&lt;<text:alphabetical-index-mark-end text:id="IMark16403940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64039404"/>&lt;=<text:alphabetical-index-mark-end text:id="IMark16403940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64039404"/>&lt;=&gt;<text:alphabetical-index-mark-end text:id="IMark16403940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64039404"/>&gt;<text:alphabetical-index-mark-end text:id="IMark16403940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64039404"/>&gt;=<text:alphabetical-index-mark-end text:id="IMark16403940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66821792"/>Thread<text:alphabetical-index-mark-end text:id="IMark166821792"/></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64039404"/>.current<text:alphabetical-index-mark-end text:id="IMark16403940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64039404"/>.list<text:alphabetical-index-mark-end text:id="IMark16403940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64039404"/>.main<text:alphabetical-index-mark-end text:id="IMark16403940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p text:style-name="P2">[before] .new{ … } [after]</text:p>
            <text:p text:style-name="Text_20_body">Routing:</text:p>
            <text:p text:style-name="P1">description</text:p>
          </table:table-cell>
          <table:covered-table-cell/>
        </table:table-row>
        <table:table-row table:style-name="Table426.1">
          <table:table-cell table:style-name="Table426.A2" office:value-type="string">
            <text:p text:style-name="P17">Code</text:p>
          </table:table-cell>
          <table:table-cell table:style-name="Table426.B2" office:value-type="string">
            <text:p text:style-name="P17">Result</text:p>
          </table:table-cell>
        </table:table-row>
        <table:table-row table:style-name="Table426.1">
          <table:table-cell table:style-name="Table426.A2" office:value-type="string">
            <text:p text:style-name="Snippet"/>
          </table:table-cell>
          <table:table-cell table:style-name="Table426.B2" office:value-type="string">
            <text:p text:style-name="P2"/>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64039404"/>.vm<text:alphabetical-index-mark-end text:id="IMark16403940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p text:style-name="P2">[before] .sleep [after]</text:p>
            <text:p text:style-name="Text_20_body">Routing:</text:p>
            <text:p text:style-name="P1">description</text:p>
          </table:table-cell>
          <table:covered-table-cell/>
        </table:table-row>
        <table:table-row table:style-name="Table427.1">
          <table:table-cell table:style-name="Table427.A2" office:value-type="string">
            <text:p text:style-name="P17">Code</text:p>
          </table:table-cell>
          <table:table-cell table:style-name="Table427.B2" office:value-type="string">
            <text:p text:style-name="P17">Result</text:p>
          </table:table-cell>
        </table:table-row>
        <table:table-row table:style-name="Table427.1">
          <table:table-cell table:style-name="Table427.A2" office:value-type="string">
            <text:p text:style-name="Snippet"/>
          </table:table-cell>
          <table:table-cell table:style-name="Table427.B2" office:value-type="string">
            <text:p text:style-name="P2"/>
          </table:table-cell>
        </table:table-row>
      </table:table>
      <text:p text:style-name="Text_20_body"/>
      <table:table table:name="Table428" table:style-name="Table428">
        <table:table-column table:style-name="Table428.A"/>
        <table:table-column table:style-name="Table428.B"/>
        <table:table-row table:style-name="Table428.1">
          <table:table-cell table:style-name="Table428.A1" table:number-columns-spanned="2" office:value-type="string">
            <text:p text:style-name="P2">[before] .start [after]</text:p>
            <text:p text:style-name="Text_20_body">Routing:</text:p>
            <text:p text:style-name="P1">description</text:p>
          </table:table-cell>
          <table:covered-table-cell/>
        </table:table-row>
        <table:table-row table:style-name="Table428.1">
          <table:table-cell table:style-name="Table428.A2" office:value-type="string">
            <text:p text:style-name="P17">Code</text:p>
          </table:table-cell>
          <table:table-cell table:style-name="Table428.B2" office:value-type="string">
            <text:p text:style-name="P17">Result</text:p>
          </table:table-cell>
        </table:table-row>
        <table:table-row table:style-name="Table428.1">
          <table:table-cell table:style-name="Table428.A2" office:value-type="string">
            <text:p text:style-name="Snippet"/>
          </table:table-cell>
          <table:table-cell table:style-name="Table428.B2" office:value-type="string">
            <text:p text:style-name="P2"/>
          </table:table-cell>
        </table:table-row>
      </table:table>
      <text:p text:style-name="Text_20_body"><text:soft-page-break/></text:p>
      <table:table table:name="Table429" table:style-name="Table429">
        <table:table-column table:style-name="Table429.A"/>
        <table:table-column table:style-name="Table429.B"/>
        <table:table-row table:style-name="Table429.1">
          <table:table-cell table:style-name="Table429.A1" table:number-columns-spanned="2" office:value-type="string">
            <text:p text:style-name="P2">[before] pause [after]</text:p>
            <text:p text:style-name="Text_20_body">Routing:</text:p>
            <text:p text:style-name="P1">description</text:p>
          </table:table-cell>
          <table:covered-table-cell/>
        </table:table-row>
        <table:table-row table:style-name="Table429.1">
          <table:table-cell table:style-name="Table429.A2" office:value-type="string">
            <text:p text:style-name="P17">Code</text:p>
          </table:table-cell>
          <table:table-cell table:style-name="Table429.B2" office:value-type="string">
            <text:p text:style-name="P17">Result</text:p>
          </table:table-cell>
        </table:table-row>
        <table:table-row table:style-name="Table429.1">
          <table:table-cell table:style-name="Table429.A2" office:value-type="string">
            <text:p text:style-name="Snippet"/>
          </table:table-cell>
          <table:table-cell table:style-name="Table429.B2" office:value-type="string">
            <text:p text:style-name="P2"/>
          </table:table-cell>
        </table:table-row>
      </table:table>
      <text:p text:style-name="Text_20_body"/>
      <text:h text:style-name="Heading_20_1" text:outline-level="1"><text:alphabetical-index-mark-start text:id="IMark166821792"/><text:alphabetical-index-mark-start text:id="IMark166821552"/><text:alphabetical-index-mark-start text:id="IMark143083160"/>TrueClass<text:alphabetical-index-mark-end text:id="IMark143083160"/><text:alphabetical-index-mark-end text:id="IMark166821552"/><text:alphabetical-index-mark-end text:id="IMark166821792"/></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8"/>
      <text:h text:style-name="Heading_20_1" text:outline-level="1"><text:alphabetical-index-mark-start text:id="IMark166821792"/>VirtualMachine<text:alphabetical-index-mark-end text:id="IMark166821792"/></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164039404"/>!:<text:alphabetical-index-mark-end text:id="IMark16403940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795388490062998075" text:style-name="L24">
              <text:list-item>
                <text:p text:style-name="P99">There are pretty much no restrictions on the name except that it not contain spaces and any <text:span text:style-name="T9">" signals an embedded string (which is also immediate).</text:span></text:p>
              </text:list-item>
              <text:list-item>
                <text:p text:style-name="P106">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64039404"/>super<text:alphabetical-index-mark-end text:id="IMark164039404"/>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64039404"/>val:<text:alphabetical-index-mark-end text:id="IMark16403940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64039404"/>var:<text:alphabetical-index-mark-end text:id="IMark16403940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164039404"/>val@:<text:alphabetical-index-mark-end text:id="IMark16403940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64039404"/>var@:<text:alphabetical-index-mark-end text:id="IMark16403940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64039404"/>;<text:alphabetical-index-mark-end text:id="IMark164039404"/>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64039404"/>"<text:alphabetical-index-mark-end text:id="IMark16403940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64039404"/>.:<text:alphabetical-index-mark-end text:id="IMark164039404"/>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64039404"/>.::<text:alphabetical-index-mark-end text:id="IMark16403940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64039404"/>.append{<text:alphabetical-index-mark-end text:id="IMark164039404"/>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64039404"/>.create{<text:alphabetical-index-mark-end text:id="IMark164039404"/>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p text:style-name="P2">[a_virtual_machine] .dump [after]</text:p>
            <text:p text:style-name="Text_20_body">Routing: TOS</text:p>
            <text:p text:style-name="P1">description</text:p>
          </table:table-cell>
          <table:covered-table-cell/>
        </table:table-row>
        <table:table-row table:style-name="Table418.1">
          <table:table-cell table:style-name="Table418.A2" office:value-type="string">
            <text:p text:style-name="P17">Code</text:p>
          </table:table-cell>
          <table:table-cell table:style-name="Table418.B2" office:value-type="string">
            <text:p text:style-name="P17">Result</text:p>
          </table:table-cell>
        </table:table-row>
        <table:table-row table:style-name="Table418.1">
          <table:table-cell table:style-name="Table418.A2" office:value-type="string">
            <text:p text:style-name="Snippet"/>
          </table:table-cell>
          <table:table-cell table:style-name="Table418.B2" office:value-type="string">
            <text:p text:style-name="P2"/>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64039404"/>.each{<text:alphabetical-index-mark-end text:id="IMark164039404"/>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ext:soft-page-break/>
        <table:table-row table:style-name="Table421.1">
          <table:table-cell table:style-name="Table421.A1" table:number-columns-spanned="2" office:value-type="string">
            <text:p text:style-name="P2">[a_virtual_machine] .elapsed [after]</text:p>
            <text:p text:style-name="Text_20_body">Routing: TOS</text:p>
            <text:p text:style-name="P1">description</text:p>
          </table:table-cell>
          <table:covered-table-cell/>
        </table:table-row>
        <table:table-row table:style-name="Table421.1">
          <table:table-cell table:style-name="Table421.A2" office:value-type="string">
            <text:p text:style-name="P17">Code</text:p>
          </table:table-cell>
          <table:table-cell table:style-name="Table421.B2" office:value-type="string">
            <text:p text:style-name="P17">Result</text:p>
          </table:table-cell>
        </table:table-row>
        <table:table-row table:style-name="Table421.1">
          <table:table-cell table:style-name="Table421.A2" office:value-type="string">
            <text:p text:style-name="Snippet"/>
          </table:table-cell>
          <table:table-cell table:style-name="Table421.B2" office:value-type="string">
            <text:p text:style-name="P2"/>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64039404"/>.map{<text:alphabetical-index-mark-end text:id="IMark164039404"/>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64039404"/>.new{<text:alphabetical-index-mark-end text:id="IMark164039404"/>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164039404"/>.open{<text:alphabetical-index-mark-end text:id="IMark164039404"/>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p text:style-name="P2">[a_virtual_machine] .restart [after]</text:p>
            <text:p text:style-name="Text_20_body">Routing: TOS</text:p>
            <text:p text:style-name="P1">description</text:p>
          </table:table-cell>
          <table:covered-table-cell/>
        </table:table-row>
        <table:table-row table:style-name="Table422.1">
          <table:table-cell table:style-name="Table422.A2" office:value-type="string">
            <text:p text:style-name="P17">Code</text:p>
          </table:table-cell>
          <table:table-cell table:style-name="Table422.B2" office:value-type="string">
            <text:p text:style-name="P17">Result</text:p>
          </table:table-cell>
        </table:table-row>
        <table:table-row table:style-name="Table422.1">
          <table:table-cell table:style-name="Table422.A2" office:value-type="string">
            <text:p text:style-name="Snippet"/>
          </table:table-cell>
          <table:table-cell table:style-name="Table422.B2" office:value-type="string">
            <text:p text:style-name="P2"/>
          </table:table-cell>
        </table:table-row>
      </table:table>
      <text:p text:style-name="Text_20_body"/>
      <table:table table:name="Table299" table:style-name="Table299">
        <table:table-column table:style-name="Table299.A"/>
        <text:soft-page-break/>
        <table:table-row table:style-name="Table299.1">
          <table:table-cell table:style-name="Table299.A1" office:value-type="string">
            <text:h text:style-name="Heading_20_3" text:outline-level="3">[an_array] <text:alphabetical-index-mark-start text:id="IMark164039404"/>.select{<text:alphabetical-index-mark-end text:id="IMark164039404"/>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64039404"/>.to_s<text:alphabetical-index-mark-end text:id="IMark164039404"/> [a_string]</text:h>
            <text:p text:style-name="Text_20_body">Routing: TOS</text:p>
            <text:p text:style-name="P1">Convert the virtual machine to a string.</text:p>
          </table:table-cell>
          <table:covered-table-cell/>
        </table:table-row>
        <table:table-row table:style-name="Table423.1">
          <table:table-cell table:style-name="Table423.A2" office:value-type="string">
            <text:p text:style-name="P17">Code</text:p>
          </table:table-cell>
          <table:table-cell table:style-name="Table423.B2" office:value-type="string">
            <text:p text:style-name="P17">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64039404"/>.start<text:alphabetical-index-mark-end text:id="IMark16403940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7">Code</text:p>
          </table:table-cell>
          <table:table-cell table:style-name="Table424.B2" office:value-type="string">
            <text:p text:style-name="P17">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64039404"/>.vm_name<text:alphabetical-index-mark-end text:id="IMark16403940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164039404"/>.with{<text:alphabetical-index-mark-end text:id="IMark164039404"/>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64039404"/>:<text:alphabetical-index-mark-end text:id="IMark164039404"/> method_name … ; []</text:h>
            <text:p text:style-name="Text_20_body">Routing: VM</text:p>
            <text:p text:style-name="P1">This method is used to define a method on the virtual machine. These methods execute normally with to the current mode.</text:p>
            <text:p text:style-name="P1">Notes</text:p>
            <text:list xml:id="list32751864" text:continue-numbering="true" text:style-name="L24">
              <text:list-item>
                <text:p text:style-name="P99">There are pretty much no restrictions on the name except that it not contain spaces and any <text:span text:style-name="T9">" signals an embedded string.</text:span></text:p>
              </text:list-item>
              <text:list-item>
                <text:p text:style-name="P106">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66779580"/>super<text:alphabetical-index-mark-end text:id="IMark16677958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66779580"/>val:<text:alphabetical-index-mark-end text:id="IMark16677958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66779580"/>var:<text:alphabetical-index-mark-end text:id="IMark16677958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66779580"/>val@:<text:alphabetical-index-mark-end text:id="IMark16677958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66779580"/>var@:<text:alphabetical-index-mark-end text:id="IMark16677958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166779580"/>;<text:alphabetical-index-mark-end text:id="IMark166779580"/>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66779580"/>?dup<text:alphabetical-index-mark-end text:id="IMark16677958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66779580"/>[<text:alphabetical-index-mark-end text:id="IMark166779580"/>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66779580"/>accept<text:alphabetical-index-mark-end text:id="IMark16677958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66779580"/>accept"<text:alphabetical-index-mark-end text:id="IMark16677958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66779580"/>begin<text:alphabetical-index-mark-end text:id="IMark16677958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66779580"/>while<text:alphabetical-index-mark-end text:id="IMark166779580"/> []</text:h>
            <text:p text:style-name="Text_20_body">Routing:<text:span text:style-name="T13">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begin … [a_boolean] <text:alphabetical-index-mark-start text:id="IMark166779580"/>until<text:alphabetical-index-mark-end text:id="IMark166779580"/> []</text:h>
            <text:p text:style-name="Text_20_body">Routing:<text:span text:style-name="T13">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begin ... <text:alphabetical-index-mark-start text:id="IMark166779580"/>again<text:alphabetical-index-mark-end text:id="IMark166779580"/> []</text:h>
            <text:p text:style-name="Text_20_body">Routing:<text:span text:style-name="T13">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begin … <text:alphabetical-index-mark-start text:id="IMark166779580"/>repeat<text:alphabetical-index-mark-end text:id="IMark166779580"/> []</text:h>
            <text:p text:style-name="Text_20_body">Routing:<text:span text:style-name="T13">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h text:style-name="Heading_20_3" text:outline-level="3">[] <text:alphabetical-index-mark-start text:id="IMark166779580"/>class:<text:alphabetical-index-mark-end text:id="IMark166779580"/> class_name []</text:h>
            <text:p text:style-name="Text_20_body">Routing: VM</text:p>
            <text:p text:style-name="P1">This method is used to create new classes. These classes are all sub-classes of the Object class. The class name is restricted to comply with the rule /^[A-Z][A-Za-z0-9]+$/.</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class: MyClass</text:p>
          </table:table-cell>
          <table:table-cell table:style-name="Table308.B2" office:value-type="string">
            <text:p text:style-name="P2">(Creates the class MyClass)</text:p>
          </table:table-cell>
        </table:table-row>
        <table:table-row table:style-name="Table308.1">
          <table:table-cell table:style-name="Table308.A2" office:value-type="string">
            <text:p text:style-name="Snippet">class: 56787</text:p>
          </table:table-cell>
          <table:table-cell table:style-name="Table308.B2" office:value-type="string">
            <text:p text:style-name="P2">F10: Invalid class name 56787</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66779580"/>clone<text:alphabetical-index-mark-end text:id="IMark16677958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P6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h text:style-name="Heading_20_3" text:outline-level="3">[real_part imaginary_part] <text:alphabetical-index-mark-start text:id="IMark166779580"/>complex<text:alphabetical-index-mark-end text:id="IMark166779580"/> [a_complex]</text:h>
            <text:p text:style-name="Text_20_body">Routing: VM</text:p>
            <text:p text:style-name="P1">Given two numbers, create a complex number.</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3">
          <table:table-cell table:style-name="Table310.A2" office:value-type="string">
            <text:p text:style-name="Snippet">4 5 complex</text:p>
          </table:table-cell>
          <table:table-cell table:style-name="Table310.B2" office:value-type="string">
            <text:p text:style-name="P2">4+5i</text:p>
          </table:table-cell>
        </table:table-row>
        <table:table-row table:style-name="Table310.3">
          <table:table-cell table:style-name="Table310.A2" office:value-type="string">
            <text:p text:style-name="Snippet">"apple" 5 complex</text:p>
          </table:table-cell>
          <table:table-cell table:style-name="Table310.B2" office:value-type="string">
            <text:p text:style-name="P2">F40: Cannot coerce a String instance, Fixnum instance to a Complex</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66779580"/>copy<text:alphabetical-index-mark-end text:id="IMark16677958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P6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66779580"/>cr<text:alphabetical-index-mark-end text:id="IMark16677958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66779580"/>do<text:alphabetical-index-mark-end text:id="IMark16677958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
      <table:table table:name="Table431" table:style-name="Table431">
        <table:table-column table:style-name="Table431.A"/>
        <text:soft-page-break/>
        <table:table-row table:style-name="Table431.1">
          <table:table-cell table:style-name="Table431.A1" office:value-type="string">
            <text:h text:style-name="Heading_20_4" text:outline-level="4">[] <text:alphabetical-index-mark-start text:id="IMark166779580"/>i<text:alphabetical-index-mark-end text:id="IMark166779580"/> [iteration_value]</text:h>
            <text:p text:style-name="Text_20_body">Routing:<text:span text:style-name="T13">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66779580"/>j<text:alphabetical-index-mark-end text:id="IMark166779580"/> [iteration_value]</text:h>
            <text:p text:style-name="Text_20_body">Routing:<text:span text:style-name="T13">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7">Code</text:p>
          </table:table-cell>
          <table:table-cell table:style-name="Table432.B2" office:value-type="string">
            <text:p text:style-name="P17">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66779580"/>-i<text:alphabetical-index-mark-end text:id="IMark166779580"/> [iteration_value]</text:h>
            <text:p text:style-name="Text_20_body">Routing:<text:span text:style-name="T13">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7">Code</text:p>
          </table:table-cell>
          <table:table-cell table:style-name="Table433.B2" office:value-type="string">
            <text:p text:style-name="P17">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66779580"/>-j<text:alphabetical-index-mark-end text:id="IMark166779580"/> [iteration_value]</text:h>
            <text:p text:style-name="Text_20_body">Routing:<text:span text:style-name="T13">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7">Code</text:p>
          </table:table-cell>
          <table:table-cell table:style-name="Table434.B2" office:value-type="string">
            <text:p text:style-name="P17">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do … <text:alphabetical-index-mark-start text:id="IMark166779580"/>loop<text:alphabetical-index-mark-end text:id="IMark166779580"/> []</text:h>
            <text:p text:style-name="Text_20_body">Routing:<text:span text:style-name="T13">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do … <text:alphabetical-index-mark-start text:id="IMark166779580"/>+loop<text:alphabetical-index-mark-end text:id="IMark166779580"/> []</text:h>
            <text:p text:style-name="Text_20_body">Routing:<text:span text:style-name="T13">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7">Code</text:p>
          </table:table-cell>
          <table:table-cell table:style-name="Table436.B2" office:value-type="string">
            <text:p text:style-name="P17">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4">"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66779580"/>dpr<text:alphabetical-index-mark-end text:id="IMark16677958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66779580"/>drop<text:alphabetical-index-mark-end text:id="IMark16677958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66779580"/>dup<text:alphabetical-index-mark-end text:id="IMark16677958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Snippet"><text:span text:style-name="T14">"apple" dup</text:span></text:p>
          </table:table-cell>
          <table:table-cell table:style-name="Table316.B2" office:value-type="string">
            <text:p text:style-name="P2">“apple” “apple”</text:p>
          </table:table-cell>
        </table:table-row>
        <table:table-row table:style-name="Table316.1">
          <table:table-cell table:style-name="Table316.A2" office:value-type="string">
            <text:p text:style-name="Snippet"><text:span text:style-name="T14">"apple" dup identical?</text:span></text:p>
          </table:table-cell>
          <table:table-cell table:style-name="Table316.B2" office:value-type="string">
            <text:p text:style-name="P2">true</text:p>
          </table:table-cell>
        </table:table-row>
        <table:table-row table:style-name="Table316.1">
          <table:table-cell table:style-name="Table316.A2" office:value-type="string">
            <text:p text:style-name="Snippet"><text:span text:style-name="T14">"apple" dup distinct?</text:span></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66779580"/>e<text:alphabetical-index-mark-end text:id="IMark16677958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66779580"/>epsilon<text:alphabetical-index-mark-end text:id="IMark16677958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66779580"/>false<text:alphabetical-index-mark-end text:id="IMark166779580"/>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p text:style-name="P2">[a_boolean] if … then [unspecified]</text:p>
            <text:p text:style-name="Text_20_body">Routing: VM</text:p>
            <text:p text:style-name="P1">description</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
          </table:table-cell>
          <table:table-cell table:style-name="Table321.B2" office:value-type="string">
            <text:p text:style-name="P2"/>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66779580"/>infinity<text:alphabetical-index-mark-end text:id="IMark16677958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p text:style-name="P2">[before] load" … " [after]</text:p>
            <text:p text:style-name="Text_20_body">Routing:</text:p>
            <text:p text:style-name="P1">descriptio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
          </table:table-cell>
          <table:table-cell table:style-name="Table323.B2" office:value-type="string">
            <text:p text:style-name="P2"/>
          </table:table-cell>
        </table:table-row>
      </table:table>
      <text:p text:style-name="Text_20_body"/>
      <table:table table:name="Table324" table:style-name="Table324">
        <table:table-column table:style-name="Table324.A"/>
        <text:soft-page-break/>
        <table:table-row table:style-name="Table324.1">
          <table:table-cell table:style-name="Table324.A1" office:value-type="string">
            <text:h text:style-name="Heading_20_3" text:outline-level="3">[] <text:alphabetical-index-mark-start text:id="IMark166779580"/>max_float<text:alphabetical-index-mark-end text:id="IMark16677958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66779580"/>min_float<text:alphabetical-index-mark-end text:id="IMark16677958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66779580"/>nan<text:alphabetical-index-mark-end text:id="IMark16677958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66779580"/>nil<text:alphabetical-index-mark-end text:id="IMark166779580"/> [nil]</text:h>
            <text:p text:style-name="Text_20_body">Routing: VM</text:p>
            <text:p text:style-name="P1">A helper method for Numeric.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66779580"/>nip<text:alphabetical-index-mark-end text:id="IMark16677958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66779580"/>over<text:alphabetical-index-mark-end text:id="IMark16677958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column table:style-name="Table330.B"/>
        <text:soft-page-break/>
        <table:table-row table:style-name="Table330.1">
          <table:table-cell table:style-name="Table330.A1" table:number-columns-spanned="2" office:value-type="string">
            <text:p text:style-name="P2">[before] pause [after]</text:p>
            <text:p text:style-name="Text_20_body">Routing:</text:p>
            <text:p text:style-name="P1">description</text:p>
          </table:table-cell>
          <table:covered-table-cell/>
        </table:table-row>
        <table:table-row table:style-name="Table330.1">
          <table:table-cell table:style-name="Table330.A2" office:value-type="string">
            <text:p text:style-name="P17">Code</text:p>
          </table:table-cell>
          <table:table-cell table:style-name="Table330.B2" office:value-type="string">
            <text:p text:style-name="P17">Result</text:p>
          </table:table-cell>
        </table:table-row>
        <table:table-row table:style-name="Table330.1">
          <table:table-cell table:style-name="Table330.A2" office:value-type="string">
            <text:p text:style-name="Snippet"/>
          </table:table-cell>
          <table:table-cell table:style-name="Table330.B2" office:value-type="string">
            <text:p text:style-name="P2"/>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66779580"/>pi<text:alphabetical-index-mark-end text:id="IMark16677958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p text:style-name="P2">[before] pick [after]</text:p>
            <text:p text:style-name="Text_20_body">Routing: VM</text:p>
            <text:p text:style-name="P1">description</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
          </table:table-cell>
          <table:table-cell table:style-name="Table332.B2" office:value-type="string">
            <text:p text:style-name="P2"/>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p text:style-name="P2">[before] rational [after]</text:p>
            <text:p text:style-name="Text_20_body">Routing:</text:p>
            <text:p text:style-name="P1">description</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able:table table:name="Table339" table:style-name="Table339">
        <table:table-column table:style-name="Table339.A"/>
        <table:table-column table:style-name="Table339.B"/>
        <table:table-row table:style-name="Table339.1">
          <table:table-cell table:style-name="Table339.A1" table:number-columns-spanned="2" office:value-type="string">
            <text:p text:style-name="P2">[before] switch [after]</text:p>
            <text:p text:style-name="Text_20_body">Routing:</text:p>
            <text:p text:style-name="P1">description</text:p>
          </table:table-cell>
          <table:covered-table-cell/>
        </table:table-row>
        <table:table-row table:style-name="Table339.1">
          <table:table-cell table:style-name="Table339.A2" office:value-type="string">
            <text:p text:style-name="P17">Code</text:p>
          </table:table-cell>
          <table:table-cell table:style-name="Table339.B2" office:value-type="string">
            <text:p text:style-name="P17">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p text:style-name="P2">[] throw<text:span text:style-name="T9">"Error Message"</text:span> []</text:p>
            <text:p text:style-name="Text_20_body">Routing: VM</text:p>
            <text:p text:style-name="P1">description</text:p>
          </table:table-cell>
          <table:covered-table-cell/>
        </table:table-row>
        <table:table-row table:style-name="Table425.1">
          <table:table-cell table:style-name="Table425.A2" office:value-type="string">
            <text:p text:style-name="P17">Code</text:p>
          </table:table-cell>
          <table:table-cell table:style-name="Table425.B2" office:value-type="string">
            <text:p text:style-name="P17">Result</text:p>
          </table:table-cell>
        </table:table-row>
        <table:table-row table:style-name="Table425.1">
          <table:table-cell table:style-name="Table425.A2" office:value-type="string">
            <text:p text:style-name="Snippet"/>
          </table:table-cell>
          <table:table-cell table:style-name="Table425.B2" office:value-type="string">
            <text:p text:style-name="P2"/>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p text:style-name="P2">[] true [true]</text:p>
            <text:p text:style-name="Text_20_body">Routing: VM</text:p>
            <text:p text:style-name="P1">A helper method for Numeric. See TrueClass Literals for more informa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able:table table:name="Table392" table:style-name="Table392">
        <table:table-column table:style-name="Table392.A"/>
        <table:table-column table:style-name="Table392.B"/>
        <table:table-row table:style-name="Table392.1">
          <table:table-cell table:style-name="Table392.A1" table:number-columns-spanned="2" office:value-type="string">
            <text:p text:style-name="P2">[before] try … end [after]</text:p>
            <text:p text:style-name="Text_20_body">Routing: VM</text:p>
            <text:p text:style-name="P1">description</text:p>
          </table:table-cell>
          <table:covered-table-cell/>
        </table:table-row>
        <table:table-row table:style-name="Table392.1">
          <table:table-cell table:style-name="Table392.A2" office:value-type="string">
            <text:p text:style-name="P17">Code</text:p>
          </table:table-cell>
          <table:table-cell table:style-name="Table392.B2" office:value-type="string">
            <text:p text:style-name="P17">Result</text:p>
          </table:table-cell>
        </table:table-row>
        <table:table-row table:style-name="Table392.1">
          <table:table-cell table:style-name="Table392.A2" office:value-type="string">
            <text:p text:style-name="Snippet"/>
          </table:table-cell>
          <table:table-cell table:style-name="Table392.B2" office:value-type="string">
            <text:p text:style-name="P2"/>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p text:style-name="P2">[before] val#: [after]</text:p>
            <text:p text:style-name="Text_20_body">Routing:</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p text:style-name="P2">[before] val$: [after]</text:p>
            <text:p text:style-name="Text_20_body">Routing:</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p text:style-name="P2">[before] val#: [after]</text:p>
            <text:p text:style-name="Text_20_body">Routing:</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p text:style-name="P2">[before] var$: [after]</text:p>
            <text:p text:style-name="Text_20_body">Routing:</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 vm [a_virtual_machine]</text:p>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column table:style-name="Table343.B"/>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ext:soft-page-break/>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166821792"/>Commands<text:alphabetical-index-mark-end text:id="IMark166821792"/></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ext:soft-page-break/>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ext:soft-page-break/>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ext:soft-page-break/>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ext:p text:style-name="Text_20_body">)time</text:p>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ext:soft-page-break/>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66821792"/>)entries<text:alphabetical-index-mark-end text:id="IMark166821792"/>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8">0</text:p>
          <text:p text:style-name="P77">0&lt;<text:tab/>115</text:p>
          <text:p text:style-name="P77">0&lt;=<text:tab/>115</text:p>
          <text:p text:style-name="P77">0&lt;=&gt;<text:tab/>116</text:p>
          <text:p text:style-name="P77">0&lt;&gt; <text:tab/>116</text:p>
          <text:p text:style-name="P77">0=<text:tab/>116</text:p>
          <text:p text:style-name="P77">0&gt;<text:tab/>117</text:p>
          <text:p text:style-name="P77">0&gt;=<text:tab/>117</text:p>
          <text:p text:style-name="P78">1</text:p>
          <text:p text:style-name="P77">1-<text:tab/>117</text:p>
          <text:p text:style-name="P77">1+<text:tab/>117</text:p>
          <text:p text:style-name="P78">2</text:p>
          <text:p text:style-name="P77">2-<text:tab/>118</text:p>
          <text:p text:style-name="P77">2*<text:tab/>93, 118</text:p>
          <text:p text:style-name="P77">2/<text:tab/>93, 119</text:p>
          <text:p text:style-name="P77">2+<text:tab/>118</text:p>
          <text:p text:style-name="P78">A</text:p>
          <text:p text:style-name="P77">accept<text:tab/>177</text:p>
          <text:p text:style-name="P77">accept"<text:tab/>177</text:p>
          <text:p text:style-name="P77">again<text:tab/>24, 178</text:p>
          <text:p text:style-name="P77">and<text:tab/>95</text:p>
          <text:p text:style-name="P77">Archive<text:tab/>11</text:p>
          <text:p text:style-name="P77">Array<text:tab/>61</text:p>
          <text:p text:style-name="P78">B</text:p>
          <text:p text:style-name="P77">begin<text:tab/>24, 178</text:p>
          <text:p text:style-name="P77">Boolean<text:tab/>59</text:p>
          <text:p text:style-name="P77">bounce<text:tab/>35, 37</text:p>
          <text:p text:style-name="P78">C</text:p>
          <text:p text:style-name="P77">catch<text:tab/>34, 37</text:p>
          <text:p text:style-name="P77">Class<text:tab/>74</text:p>
          <text:p text:style-name="P77">class:<text:tab/>179</text:p>
          <text:p text:style-name="P77">Classes<text:tab/>45</text:p>
          <text:p text:style-name="P77">clone<text:tab/>29, 179</text:p>
          <text:p text:style-name="P77">com<text:tab/>95</text:p>
          <text:p text:style-name="P77">Commands<text:tab/>77, 189</text:p>
          <text:p text:style-name="P77">complex<text:tab/>179</text:p>
          <text:p text:style-name="P77">Complex<text:tab/>79</text:p>
          <text:p text:style-name="P77">copy<text:tab/>29, 180</text:p>
          <text:p text:style-name="P77">cr<text:tab/>180</text:p>
          <text:p text:style-name="P78">D</text:p>
          <text:p text:style-name="P77">Declarations<text:tab/>25</text:p>
          <text:p text:style-name="P77">Demo.rb<text:tab/>10</text:p>
          <text:p text:style-name="P77">distinct?<text:tab/>132</text:p>
          <text:p text:style-name="P77">do<text:tab/>22, 180</text:p>
          <text:p text:style-name="P77">do_map_name<text:tab/>55</text:p>
          <text:p text:style-name="P77">dpr<text:tab/>98, 182</text:p>
          <text:p text:style-name="P77">drop<text:tab/>18, 182</text:p>
          <text:p text:style-name="P77">Duck Typing<text:tab/>25</text:p>
          <text:p text:style-name="P77">dup<text:tab/>18, 29, 182</text:p>
          <text:p text:style-name="P78">E</text:p>
          <text:p text:style-name="P77">e<text:tab/>99, 183</text:p>
          <text:p text:style-name="P77">else<text:tab/>20</text:p>
          <text:p text:style-name="P77">epsilon<text:tab/>99, 183</text:p>
          <text:p text:style-name="P78">F</text:p>
          <text:p text:style-name="P77">false<text:tab/>183</text:p>
          <text:p text:style-name="P77">FalseClass<text:tab/>59, 82</text:p>
          <text:p text:style-name="P77">finally<text:tab/>36, 37</text:p>
          <text:p text:style-name="P77">Float<text:tab/>84</text:p>
          <text:p text:style-name="P78">H</text:p>
          <text:p text:style-name="P77">Hash<text:tab/>85</text:p>
          <text:p text:style-name="P78">I</text:p>
          <text:p text:style-name="P77">i<text:tab/>22, 181</text:p>
          <text:p text:style-name="P77">identical?<text:tab/>132</text:p>
          <text:p text:style-name="P77">if<text:tab/>20</text:p>
          <text:p text:style-name="P77">infinity<text:tab/>99, 183</text:p>
          <text:p text:style-name="P77">Inheritance<text:tab/>46</text:p>
          <text:p text:style-name="P77">InStream<text:tab/>88</text:p>
          <text:p text:style-name="P77">Integer<text:tab/>91</text:p>
          <text:p text:style-name="P78">J</text:p>
          <text:p text:style-name="P77">j<text:tab/>22, 181</text:p>
          <text:p text:style-name="P78">K</text:p>
          <text:p text:style-name="P77">Known Issues<text:tab/>11</text:p>
          <text:p text:style-name="P78">L</text:p>
          <text:p text:style-name="P77">Late Binding<text:tab/>46</text:p>
          <text:p text:style-name="P77">loop<text:tab/>22, 181</text:p>
          <text:p text:style-name="P78">M</text:p>
          <text:p text:style-name="P77">max<text:tab/>132</text:p>
          <text:p text:style-name="P77">max_float<text:tab/>99, 184</text:p>
          <text:p text:style-name="P77">Method Mapping<text:tab/>47</text:p>
          <text:p text:style-name="P77">Methods<text:tab/>46</text:p>
          <text:p text:style-name="P77">min<text:tab/>133</text:p>
          <text:p text:style-name="P77">min_float<text:tab/>100, 184</text:p>
          <text:p text:style-name="P77">mod<text:tab/>121</text:p>
          <text:p text:style-name="P77">Mutation<text:tab/>27</text:p>
          <text:p text:style-name="P78">N</text:p>
          <text:p text:style-name="P77">nan<text:tab/>100, 184</text:p>
          <text:p text:style-name="P77">neg<text:tab/>121</text:p>
          <text:p text:style-name="P77">nil<text:tab/>184</text:p>
          <text:p text:style-name="P77">nil&lt;&gt;<text:tab/>133</text:p>
          <text:p text:style-name="P77">nil=<text:tab/>133</text:p>
          <text:p text:style-name="P77">NilClass<text:tab/>59, 96</text:p>
          <text:p text:style-name="P77">nip<text:tab/>18, 184</text:p>
          <text:p text:style-name="P77">not<text:tab/>134</text:p>
          <text:p text:style-name="P77">Numeric<text:tab/>60, 98</text:p>
          <text:p text:style-name="P78">O</text:p>
          <text:p text:style-name="P77">Object<text:tab/>59, 122</text:p>
          <text:p text:style-name="P77">or<text:tab/>95</text:p>
          <text:p text:style-name="P77">OutStream<text:tab/>136</text:p>
          <text:p text:style-name="P77">over<text:tab/>18, 184</text:p>
          <text:p text:style-name="P78">P</text:p>
          <text:p text:style-name="P77">pi<text:tab/>100, 185</text:p>
          <text:p text:style-name="P77">pick<text:tab/>18</text:p>
          <text:p text:style-name="P77">Polymorphism<text:tab/>46</text:p>
          <text:p text:style-name="P77">Procedure<text:tab/>141</text:p>
          <text:p text:style-name="P77">Prototypes<text:tab/>46</text:p>
          <text:p text:style-name="P78">Q</text:p>
          <text:p text:style-name="P77">Queue<text:tab/>143</text:p>
          <text:p text:style-name="P78">R</text:p>
          <text:p text:style-name="P77">Rake<text:tab/>10</text:p>
          <text:p text:style-name="P77">Rational<text:tab/>145</text:p>
          <text:p text:style-name="P77">Referencing<text:tab/>26</text:p>
          <text:p text:style-name="P77">repeat<text:tab/>24, 179</text:p>
          <text:p text:style-name="P77">Routing<text:tab/>52</text:p>
          <text:p text:style-name="P78">S</text:p>
          <text:p text:style-name="P77">Scoping<text:tab/>25</text:p>
          <text:p text:style-name="P77">self<text:tab/>57</text:p>
          <text:p text:style-name="P77">Stack<text:tab/>146</text:p>
          <text:p text:style-name="P77">String<text:tab/>148</text:p>
          <text:p text:style-name="P77">super<text:tab/>75, 124, 170, 175</text:p>
          <text:p text:style-name="P77">swap<text:tab/>19</text:p>
          <text:p text:style-name="P77">switch<text:tab/>20</text:p>
          <text:p text:style-name="P77">SymbolMap<text:tab/>47</text:p>
          <text:p text:style-name="P78">T</text:p>
          <text:p text:style-name="P77">Testing<text:tab/>10</text:p>
          <text:p text:style-name="P77">Thanks<text:tab/>8</text:p>
          <text:p text:style-name="P77">then<text:tab/>20</text:p>
          <text:p text:style-name="P77">Thread<text:tab/>165</text:p>
          <text:p text:style-name="P77">throw"<text:tab/>38</text:p>
          <text:p text:style-name="P77">TrueClass<text:tab/>59, 168</text:p>
          <text:p text:style-name="P77">try<text:tab/>34, 37</text:p>
          <text:p text:style-name="P77">tuck<text:tab/>19</text:p>
          <text:p text:style-name="P77">Typing<text:tab/>25</text:p>
          <text:p text:style-name="P78">U</text:p>
          <text:p text:style-name="P77">until<text:tab/>24, 178</text:p>
          <text:p text:style-name="P78">V</text:p>
          <text:p text:style-name="P77">v<text:tab/>67, 69</text:p>
          <text:p text:style-name="P77">val:<text:tab/>25, 75, 123, 170, 176</text:p>
          <text:p text:style-name="P77">val@:<text:tab/>26, 75, 123, 171, 176</text:p>
          <text:p text:style-name="P77">val#:<text:tab/>26</text:p>
          <text:p text:style-name="P77">val$:<text:tab/>26</text:p>
          <text:p text:style-name="P77">var:<text:tab/>25, 75, 123, 170, 176</text:p>
          <text:p text:style-name="P77">var@:<text:tab/>26, 76, 124, 171, 176</text:p>
          <text:p text:style-name="P77">var#:<text:tab/>26</text:p>
          <text:p text:style-name="P77">var$:<text:tab/>26</text:p>
          <text:p text:style-name="P77">VirtualMachine<text:tab/>169</text:p>
          <text:p text:style-name="P78">W</text:p>
          <text:p text:style-name="P77">while<text:tab/>178</text:p>
          <text:p text:style-name="P78">X</text:p>
          <text:p text:style-name="P77">x<text:tab/>62, 67, 69</text:p>
          <text:p text:style-name="P77">xor<text:tab/>95</text:p>
          <text:p text:style-name="P78">^</text:p>
          <text:p text:style-name="P77">^^<text:tab/>83, 96, 131</text:p>
          <text:p text:style-name="P78">-</text:p>
          <text:p text:style-name="P77">-<text:tab/>102</text:p>
          <text:p text:style-name="P77">-&gt;<text:tab/>85</text:p>
          <text:p text:style-name="P77">-i<text:tab/>22, 181</text:p>
          <text:p text:style-name="P77">-infinity<text:tab/>98</text:p>
          <text:p text:style-name="P77">-j<text:tab/>22, 181</text:p>
          <text:p text:style-name="P78">;</text:p>
          <text:p text:style-name="P77"><text:soft-page-break/>;<text:tab/>76, 124, 171, 176</text:p>
          <text:p text:style-name="P78">:</text:p>
          <text:p text:style-name="P77">:<text:tab/>54, 175</text:p>
          <text:p text:style-name="P78">!</text:p>
          <text:p text:style-name="P77">!<text:tab/>64</text:p>
          <text:p text:style-name="P77">!:<text:tab/>170</text:p>
          <text:p text:style-name="P78">?</text:p>
          <text:p text:style-name="P77">?"<text:tab/>35, 37</text:p>
          <text:p text:style-name="P77">?dup<text:tab/>177</text:p>
          <text:p text:style-name="P78">.</text:p>
          <text:p text:style-name="P77">.<text:tab/>122, 138</text:p>
          <text:p text:style-name="P77">.-left<text:tab/>65, 154</text:p>
          <text:p text:style-name="P77">.-mid<text:tab/>66, 154</text:p>
          <text:p text:style-name="P77">.-midlr<text:tab/>66, 154</text:p>
          <text:p text:style-name="P77">.-right<text:tab/>66, 155</text:p>
          <text:p text:style-name="P77">.:<text:tab/>54, 74, 171</text:p>
          <text:p text:style-name="P77">.::<text:tab/>54, 123, 172</text:p>
          <text:p text:style-name="P77">."<text:tab/>152</text:p>
          <text:p text:style-name="P77">.[]!<text:tab/>66, 86</text:p>
          <text:p text:style-name="P77">.[]@<text:tab/>67, 86</text:p>
          <text:p text:style-name="P77">.+left<text:tab/>64, 153</text:p>
          <text:p text:style-name="P77">.+mid<text:tab/>65, 153</text:p>
          <text:p text:style-name="P77">.+midlr<text:tab/>65, 153</text:p>
          <text:p text:style-name="P77">.+right<text:tab/>65, 154</text:p>
          <text:p text:style-name="P77">.1/x<text:tab/>102</text:p>
          <text:p text:style-name="P77">.10**<text:tab/>102</text:p>
          <text:p text:style-name="P77">.2**<text:tab/>103</text:p>
          <text:p text:style-name="P77">.abs<text:tab/>103</text:p>
          <text:p text:style-name="P77">.acos<text:tab/>103</text:p>
          <text:p text:style-name="P77">.acosh<text:tab/>104</text:p>
          <text:p text:style-name="P77">.angle<text:tab/>104</text:p>
          <text:p text:style-name="P77">.append<text:tab/>136</text:p>
          <text:p text:style-name="P77">.append{<text:tab/>137, 172</text:p>
          <text:p text:style-name="P77">.asin<text:tab/>104</text:p>
          <text:p text:style-name="P77">.asinh<text:tab/>105</text:p>
          <text:p text:style-name="P77">.atan<text:tab/>105</text:p>
          <text:p text:style-name="P77">.atan2<text:tab/>105</text:p>
          <text:p text:style-name="P77">.atanh<text:tab/>106</text:p>
          <text:p text:style-name="P77">.c2p<text:tab/>106</text:p>
          <text:p text:style-name="P77">.call<text:tab/>141, 155</text:p>
          <text:p text:style-name="P77">.cbrt<text:tab/>80, 106</text:p>
          <text:p text:style-name="P77">.ceil<text:tab/>106</text:p>
          <text:p text:style-name="P77">.cjust<text:tab/>155</text:p>
          <text:p text:style-name="P77">.class<text:tab/>124</text:p>
          <text:p text:style-name="P77">.clear<text:tab/>143, 146</text:p>
          <text:p text:style-name="P77">.clone<text:tab/>29, 125</text:p>
          <text:p text:style-name="P77">.clone_exclude<text:tab/>31, 125</text:p>
          <text:p text:style-name="P77">.close<text:tab/>89, 138</text:p>
          <text:p text:style-name="P77">.conjugate<text:tab/>107</text:p>
          <text:p text:style-name="P77">.contains?<text:tab/>155</text:p>
          <text:p text:style-name="P77">.copy<text:tab/>29, 125</text:p>
          <text:p text:style-name="P77">.cos<text:tab/>107</text:p>
          <text:p text:style-name="P77">.cosh<text:tab/>107</text:p>
          <text:p text:style-name="P77">.cr<text:tab/>138</text:p>
          <text:p text:style-name="P77">.create<text:tab/>137</text:p>
          <text:p text:style-name="P77">.create{<text:tab/>137, 172</text:p>
          <text:p text:style-name="P77">.cube<text:tab/>107</text:p>
          <text:p text:style-name="P77">.current<text:tab/>165</text:p>
          <text:p text:style-name="P77">.d2r<text:tab/>108</text:p>
          <text:p text:style-name="P77">.denominator<text:tab/>108</text:p>
          <text:p text:style-name="P77">.e**<text:tab/>80, 108</text:p>
          <text:p text:style-name="P77">.each{<text:tab/>67, 172</text:p>
          <text:p text:style-name="P77">.emit<text:tab/>108, 138, 156</text:p>
          <text:p text:style-name="P77">.empty?<text:tab/>143, 146</text:p>
          <text:p text:style-name="P77">.eval<text:tab/>156</text:p>
          <text:p text:style-name="P77">.even?<text:tab/>92</text:p>
          <text:p text:style-name="P77">.floor<text:tab/>109</text:p>
          <text:p text:style-name="P77">.fmt<text:tab/>156</text:p>
          <text:p text:style-name="P77">.fmt"<text:tab/>156</text:p>
          <text:p text:style-name="P77">.gcd<text:tab/>92</text:p>
          <text:p text:style-name="P77">.get_all<text:tab/>88</text:p>
          <text:p text:style-name="P77">.getc<text:tab/>90</text:p>
          <text:p text:style-name="P77">.gets<text:tab/>90</text:p>
          <text:p text:style-name="P77">.hypot<text:tab/>109</text:p>
          <text:p text:style-name="P77">.imaginary<text:tab/>109</text:p>
          <text:p text:style-name="P77">.init<text:tab/>26, 126</text:p>
          <text:p text:style-name="P77">.is_class?<text:tab/>76, 126</text:p>
          <text:p text:style-name="P77">.keys<text:tab/>86</text:p>
          <text:p text:style-name="P77">.lcm<text:tab/>92</text:p>
          <text:p text:style-name="P77">.left<text:tab/>68, 157</text:p>
          <text:p text:style-name="P77">.left?<text:tab/>157</text:p>
          <text:p text:style-name="P77">.length<text:tab/>68, 143, 146, 157</text:p>
          <text:p text:style-name="P77">.lines<text:tab/>157</text:p>
          <text:p text:style-name="P77">.list<text:tab/>165</text:p>
          <text:p text:style-name="P77">.ljust<text:tab/>158</text:p>
          <text:p text:style-name="P77">.ln<text:tab/>109</text:p>
          <text:p text:style-name="P77">.load<text:tab/>158</text:p>
          <text:p text:style-name="P77">.log10<text:tab/>110</text:p>
          <text:p text:style-name="P77">.log2<text:tab/>110</text:p>
          <text:p text:style-name="P77">.lstrip<text:tab/>158</text:p>
          <text:p text:style-name="P77">.magnitude<text:tab/>110</text:p>
          <text:p text:style-name="P77">.main<text:tab/>166</text:p>
          <text:p text:style-name="P77">.map{<text:tab/>68, 173</text:p>
          <text:p text:style-name="P77">.max<text:tab/>69</text:p>
          <text:p text:style-name="P77">.mid<text:tab/>70, 158</text:p>
          <text:p text:style-name="P77">.mid?<text:tab/>159</text:p>
          <text:p text:style-name="P77">.midlr<text:tab/>70, 159</text:p>
          <text:p text:style-name="P77">.min<text:tab/>70</text:p>
          <text:p text:style-name="P77">.name<text:tab/>126</text:p>
          <text:p text:style-name="P77">.new<text:tab/>62, 76</text:p>
          <text:p text:style-name="P77">.new_size<text:tab/>63</text:p>
          <text:p text:style-name="P77">.new_value<text:tab/>63</text:p>
          <text:p text:style-name="P77">.new_values<text:tab/>63</text:p>
          <text:p text:style-name="P77">.new{<text:tab/>62, 173</text:p>
          <text:p text:style-name="P77">.numerator<text:tab/>111</text:p>
          <text:p text:style-name="P77">.odd?<text:tab/>92</text:p>
          <text:p text:style-name="P77">.open<text:tab/>89</text:p>
          <text:p text:style-name="P77">.open{<text:tab/>89, 173</text:p>
          <text:p text:style-name="P77">.p2c<text:tab/>111</text:p>
          <text:p text:style-name="P77">.parent_class<text:tab/>77</text:p>
          <text:p text:style-name="P77">.peek<text:tab/>147</text:p>
          <text:p text:style-name="P77">.pend<text:tab/>144</text:p>
          <text:p text:style-name="P77">.polar<text:tab/>111</text:p>
          <text:p text:style-name="P77">.pop<text:tab/>144, 147</text:p>
          <text:p text:style-name="P77">.posn<text:tab/>159</text:p>
          <text:p text:style-name="P77">.pp<text:tab/>71, 87</text:p>
          <text:p text:style-name="P77">.push<text:tab/>144, 147</text:p>
          <text:p text:style-name="P77">.r2d<text:tab/>112</text:p>
          <text:p text:style-name="P77">.real<text:tab/>112</text:p>
          <text:p text:style-name="P77">.reverse<text:tab/>71, 160</text:p>
          <text:p text:style-name="P77">.right<text:tab/>71, 160</text:p>
          <text:p text:style-name="P77">.right?<text:tab/>160</text:p>
          <text:p text:style-name="P77">.rjust<text:tab/>160</text:p>
          <text:p text:style-name="P77">.round<text:tab/>112</text:p>
          <text:p text:style-name="P77">.rstrip<text:tab/>161</text:p>
          <text:p text:style-name="P77">.select{<text:tab/>174</text:p>
          <text:p text:style-name="P77">.shuffle<text:tab/>71</text:p>
          <text:p text:style-name="P77">.sin<text:tab/>112</text:p>
          <text:p text:style-name="P77">.sinh<text:tab/>113</text:p>
          <text:p text:style-name="P77">.sleep<text:tab/>113</text:p>
          <text:p text:style-name="P77">.sort<text:tab/>72</text:p>
          <text:p text:style-name="P77">.space<text:tab/>139</text:p>
          <text:p text:style-name="P77">.spaces<text:tab/>139</text:p>
          <text:p text:style-name="P77">.split<text:tab/>80, 145, 161</text:p>
          <text:p text:style-name="P77">.sqr<text:tab/>113</text:p>
          <text:p text:style-name="P77">.sqrt<text:tab/>80, 114</text:p>
          <text:p text:style-name="P77">.start<text:tab/>142, 174</text:p>
          <text:p text:style-name="P77">.strip<text:tab/>161</text:p>
          <text:p text:style-name="P77">.strlen<text:tab/>127</text:p>
          <text:p text:style-name="P77">.strmax<text:tab/>72</text:p>
          <text:p text:style-name="P77">.strmax2<text:tab/>87</text:p>
          <text:p text:style-name="P77">.subclass:<text:tab/>77</text:p>
          <text:p text:style-name="P77">.tan<text:tab/>114</text:p>
          <text:p text:style-name="P77">.tanh<text:tab/>114</text:p>
          <text:p text:style-name="P77">.throw<text:tab/>38, 161</text:p>
          <text:p text:style-name="P77">.to_f<text:tab/>127</text:p>
          <text:p text:style-name="P77">.to_f!<text:tab/>127</text:p>
          <text:p text:style-name="P77">.to_i<text:tab/>127</text:p>
          <text:p text:style-name="P77">.to_i!<text:tab/>128</text:p>
          <text:p text:style-name="P77">.to_lower<text:tab/>162</text:p>
          <text:p text:style-name="P77">.to_n<text:tab/>128</text:p>
          <text:p text:style-name="P77">.to_n!<text:tab/>128</text:p>
          <text:p text:style-name="P77">.to_r<text:tab/>129</text:p>
          <text:p text:style-name="P77">.to_r!<text:tab/>129</text:p>
          <text:p text:style-name="P77">.to_s<text:tab/>77, 129, 174</text:p>
          <text:p text:style-name="P77">.to_upper<text:tab/>162</text:p>
          <text:p text:style-name="P77">.to_x<text:tab/>130</text:p>
          <text:p text:style-name="P77">.to_x!<text:tab/>130</text:p>
          <text:p text:style-name="P77">.values<text:tab/>87</text:p>
          <text:p text:style-name="P77">.vm<text:tab/>166</text:p>
          <text:p text:style-name="P77">.vm_name<text:tab/>174</text:p>
          <text:p text:style-name="P77">.with{<text:tab/>58, 175</text:p>
          <text:p text:style-name="P78">"</text:p>
          <text:p text:style-name="P77">"<text:tab/>171</text:p>
          <text:p text:style-name="P78">)</text:p>
          <text:p text:style-name="P77">)context<text:tab/>49</text:p>
          <text:p text:style-name="P77">)context!<text:tab/>49</text:p>
          <text:p text:style-name="P77">)entries<text:tab/>194</text:p>
          <text:p text:style-name="P77">)methods<text:tab/>78, 134</text:p>
          <text:p text:style-name="P77">)stubs<text:tab/>78</text:p>
          <text:p text:style-name="P77">)vm<text:tab/>51</text:p>
          <text:p text:style-name="P77"><text:soft-page-break/>)vm!<text:tab/>51</text:p>
          <text:p text:style-name="P78">[</text:p>
          <text:p text:style-name="P77">[<text:tab/>177</text:p>
          <text:p text:style-name="P78">{</text:p>
          <text:p text:style-name="P77">{<text:tab/>85</text:p>
          <text:p text:style-name="P78">}</text:p>
          <text:p text:style-name="P77">}<text:tab/>63, 67, 69, 85</text:p>
          <text:p text:style-name="P78">@</text:p>
          <text:p text:style-name="P77">@<text:tab/>73</text:p>
          <text:p text:style-name="P78">*</text:p>
          <text:p text:style-name="P77">*<text:tab/>101, 152</text:p>
          <text:p text:style-name="P77">**<text:tab/>101</text:p>
          <text:p text:style-name="P78">/</text:p>
          <text:p text:style-name="P77">/<text:tab/>115</text:p>
          <text:p text:style-name="P78">&amp;</text:p>
          <text:p text:style-name="P77">&amp;&amp;<text:tab/>82, 96, 122</text:p>
          <text:p text:style-name="P78">+</text:p>
          <text:p text:style-name="P77">+<text:tab/>64, 101, 152</text:p>
          <text:p text:style-name="P77">+loop<text:tab/>22, 182</text:p>
          <text:p text:style-name="P78">&lt;</text:p>
          <text:p text:style-name="P77">&lt;<text:tab/>119, 162</text:p>
          <text:p text:style-name="P77">&lt;&lt;<text:tab/>72, 94, 163</text:p>
          <text:p text:style-name="P77">&lt;=<text:tab/>119, 163</text:p>
          <text:p text:style-name="P77">&lt;=&gt;<text:tab/>120, 163</text:p>
          <text:p text:style-name="P77">&lt;&gt;<text:tab/>131</text:p>
          <text:p text:style-name="P78">=</text:p>
          <text:p text:style-name="P77">=<text:tab/>131</text:p>
          <text:p text:style-name="P78">&gt;</text:p>
          <text:p text:style-name="P77">&gt;<text:tab/>120, 164</text:p>
          <text:p text:style-name="P77">&gt;=<text:tab/>120, 164</text:p>
          <text:p text:style-name="P77">&gt;&gt;<text:tab/>94</text:p>
          <text:p text:style-name="P78">|</text:p>
          <text:p text:style-name="P77">||<text:tab/>83, 97, 134</text:p>
          <text:p text:style-name="P78">~</text:p>
          <text:p text:style-name="P77">~<text:tab/>139</text:p>
          <text:p text:style-name="P77">~"<text:tab/>139</text:p>
          <text:p text:style-name="P77">~cr<text:tab/>140</text:p>
          <text:p text:style-name="P77">~emit<text:tab/>140</text:p>
          <text:p text:style-name="P77">~getc<text:tab/>90</text:p>
          <text:p text:style-name="P77">~gets<text:tab/>90</text:p>
          <text:p text:style-name="P77">~space<text:tab/>140</text:p>
          <text:p text:style-name="P77">~spaces<text:tab/>140</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58000392"/></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1">
          <table:table-cell table:style-name="Table61.A2" office:value-type="string">
            <text:p text:style-name="P17">Code</text:p>
          </table:table-cell>
          <table:table-cell table:style-name="Table61.B2" office:value-type="string">
            <text:p text:style-name="P17">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00</text:page-number> of <text:page-count>200</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8H58M22S</meta:editing-duration>
    <meta:editing-cycles>2609</meta:editing-cycles>
    <meta:generator>OpenOffice/4.1.1$Win32 OpenOffice.org_project/411m6$Build-9775</meta:generator>
    <dc:date>2015-05-07T12:59:13.76</dc:date>
    <dc:creator>Peter Camilleri</dc:creator>
    <meta:printed-by>Peter Camilleri</meta:printed-by>
    <meta:print-date>2015-05-03T14:38:38.15</meta:print-date>
    <meta:document-statistic meta:table-count="436" meta:image-count="0" meta:object-count="0" meta:page-count="200" meta:paragraph-count="6526" meta:word-count="36034" meta:character-count="208348"/>
    <meta:template xlink:type="simple" xlink:actuate="onRequest" xlink:title="MyDefault" xlink:href="../../../../OpenOffice.org/3/user/template/MyDefault.ott" meta:date="2014-06-26T22:09:00.24"/>
  </office:meta>
</office:document-meta>
</file>